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7" style:family="table-row">
      <style:table-row-properties style:row-height="52.16pt" fo:break-before="auto" style:use-optimal-row-height="false"/>
    </style:style>
    <style:style style:name="ro8"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1" style:family="table-row">
      <style:table-row-properties style:row-height="35.55pt" fo:break-before="auto" style:use-optimal-row-height="false"/>
    </style:style>
    <style:style style:name="ro12" style:family="table-row">
      <style:table-row-properties style:row-height="49.01pt" fo:break-before="auto" style:use-optimal-row-height="true"/>
    </style:style>
    <style:style style:name="ro13" style:family="table-row">
      <style:table-row-properties style:row-height="84.36pt" fo:break-before="auto" style:use-optimal-row-height="true"/>
    </style:style>
    <style:style style:name="ro14" style:family="table-row">
      <style:table-row-properties style:row-height="131.44pt" fo:break-before="auto" style:use-optimal-row-height="true"/>
    </style:style>
    <style:style style:name="ro15" style:family="table-row">
      <style:table-row-properties style:row-height="16.81pt" fo:break-before="auto" style:use-optimal-row-height="false"/>
    </style:style>
    <style:style style:name="ro16" style:family="table-row">
      <style:table-row-properties style:row-height="96.15pt" fo:break-before="auto" style:use-optimal-row-height="true"/>
    </style:style>
    <style:style style:name="ro17" style:family="table-row">
      <style:table-row-properties style:row-height="154.8pt" fo:break-before="auto" style:use-optimal-row-height="true"/>
    </style:style>
    <style:style style:name="ro18" style:family="table-row">
      <style:table-row-properties style:row-height="25.34pt" fo:break-before="auto" style:use-optimal-row-height="true"/>
    </style:style>
    <style:style style:name="ro19" style:family="table-row">
      <style:table-row-properties style:row-height="37.05pt" fo:break-before="auto" style:use-optimal-row-height="true"/>
    </style:style>
    <style:style style:name="ro20" style:family="table-row">
      <style:table-row-properties style:row-height="48.95pt" fo:break-before="auto" style:use-optimal-row-height="true"/>
    </style:style>
    <style:style style:name="ro21" style:family="table-row">
      <style:table-row-properties style:row-height="13.44pt" fo:break-before="auto" style:use-optimal-row-height="true"/>
    </style:style>
    <style:style style:name="ro22" style:family="table-row">
      <style:table-row-properties style:row-height="25.31pt" fo:break-before="auto" style:use-optimal-row-height="true"/>
    </style:style>
    <style:style style:name="ro23" style:family="table-row">
      <style:table-row-properties style:row-height="37.19pt" fo:break-before="auto" style:use-optimal-row-height="true"/>
    </style:style>
    <style:style style:name="ro25" style:family="table-row">
      <style:table-row-properties style:row-height="48.9pt" fo:break-before="auto" style:use-optimal-row-height="true"/>
    </style:style>
    <style:style style:name="ro26" style:family="table-row">
      <style:table-row-properties style:row-height="72.45pt" fo:break-before="auto" style:use-optimal-row-height="true"/>
    </style:style>
    <style:style style:name="ro27"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8" style:family="table-row">
      <style:table-row-properties style:row-height="13.29pt" fo:break-before="auto" style:use-optimal-row-height="true"/>
    </style:style>
    <style:style style:name="ro29" style:family="table-row">
      <style:table-row-properties style:row-height="13.21pt" fo:break-before="auto" style:use-optimal-row-height="true"/>
    </style:style>
    <style:style style:name="ta3" style:family="table" style:master-page-name="Sheet1">
      <style:table-properties table:display="true" style:writing-mode="lr-tb"/>
    </style:style>
    <style:style style:name="ta2" style:family="table" style:master-page-name="Default">
      <style:table-properties table:display="true" style:writing-mode="lr-tb"/>
    </style:style>
    <style:style style:name="ta4"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font-name-asian="AR PL SungtiL GB" style:font-name-complex="Lohit Hindi"/>
    </style:style>
    <style:style style:name="ce10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10.01pt"/>
      <style:text-properties style:font-name="Linux Biolinum O"/>
    </style:style>
    <style:style style:name="ce25" style:family="table-cell" style:parent-style-name="Default" style:data-style-name="N43">
      <style:text-properties style:font-name="Linux Biolinum O"/>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1" style:family="table-cell" style:parent-style-name="Default">
      <style:text-properties style:font-name="Linux Biolinum O"/>
    </style:style>
    <style:style style:name="ce32" style:family="table-cell" style:parent-style-name="Default">
      <style:text-properties style:font-name="Linux Biolinum O" fo:font-weight="bold" style:font-weight-asian="bold" style:font-weight-complex="bold"/>
    </style:style>
    <style:style style:name="ce33" style:family="table-cell" style:parent-style-name="Default">
      <style:text-properties style:font-name="Linux Biolinum O" style:font-name-asian="AR PL SungtiL GB" style:font-name-complex="Lohit Hindi"/>
    </style:style>
    <style:style style:name="ce34" style:family="table-cell" style:parent-style-name="Default">
      <style:text-properties style:font-name="Linux Biolinum O" style:text-underline-style="solid" style:text-underline-width="auto" style:text-underline-color="font-color"/>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able-cell-properties style:text-align-source="fix" style:repeat-content="false"/>
      <style:paragraph-properties fo:text-align="start" fo:margin-left="0p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data-style-name="N44">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93" style:family="table-cell" style:parent-style-name="Default">
      <style:text-properties style:font-name="Linux Biolinum O"/>
    </style:style>
    <style:style style:name="ce94"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ext-properties style:font-name="Linux Biolinum O"/>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ext-properties style:font-name="Linux Biolinum O"/>
    </style:style>
    <style:style style:name="ce140" style:family="table-cell" style:parent-style-name="Default">
      <style:table-cell-properties style:text-align-source="fix" style:repeat-content="false"/>
      <style:paragraph-properties fo:text-align="start" fo:margin-left="10.01pt"/>
      <style:text-properties style:font-name="Linux Biolinum O"/>
    </style:style>
    <style:style style:name="ce141" style:family="table-cell" style:parent-style-name="Default" style:data-style-name="N43">
      <style:text-properties style:font-name="Linux Biolinum O"/>
    </style:style>
    <style:style style:name="ce14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ext-properties style:font-name="Linux Biolinum O"/>
    </style:style>
    <style:style style:name="ce148" style:family="table-cell" style:parent-style-name="Default">
      <style:text-properties style:font-name="Linux Biolinum O" fo:font-weight="bold" style:font-weight-asian="bold" style:font-weight-complex="bold"/>
    </style:style>
    <style:style style:name="ce149" style:family="table-cell" style:parent-style-name="Default">
      <style:text-properties style:font-name="Linux Biolinum O" style:font-name-asian="AR PL SungtiL GB" style:font-name-complex="Lohit Hindi"/>
    </style:style>
    <style:style style:name="ce150" style:family="table-cell" style:parent-style-name="Default">
      <style:text-properties style:font-name="Linux Biolinum O" style:text-underline-style="solid" style:text-underline-width="auto" style:text-underline-color="font-color"/>
    </style:style>
    <style:style style:name="ce151" style:family="table-cell" style:parent-style-name="Default">
      <style:text-properties style:font-name="Linux Biolinum O"/>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able-cell-properties style:text-align-source="fix" style:repeat-content="false"/>
      <style:paragraph-properties fo:text-align="start" fo:margin-left="0pt"/>
      <style:text-properties style:font-name="Linux Biolinum O"/>
    </style:style>
    <style:style style:name="ce158" style:family="table-cell" style:parent-style-name="Default">
      <style:text-properties style:font-name="Linux Biolinum O"/>
    </style:style>
    <style:style style:name="ce159" style:family="table-cell" style:parent-style-name="Default">
      <style:text-properties style:font-name="Linux Biolinum O" style:font-name-asian="AR PL SungtiL GB" style:font-name-complex="Lohit Hindi"/>
    </style:style>
    <style:style style:name="ce160" style:family="table-cell" style:parent-style-name="Default">
      <style:text-properties style:font-name="Linux Biolinum O"/>
    </style:style>
    <style:style style:name="ce16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6" style:family="table-cell" style:parent-style-name="Default">
      <style:text-properties style:font-name="Linux Biolinum O"/>
    </style:style>
    <style:style style:name="ce167" style:family="table-cell" style:parent-style-name="Default">
      <style:text-properties style:font-name="Linux Biolinum O"/>
    </style:style>
    <style:style style:name="ce168" style:family="table-cell" style:parent-style-name="Default" style:data-style-name="N44">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ext-properties style:font-name="Linux Biolinum O"/>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ext-properties style:font-name="Linux Biolinum O"/>
    </style:style>
    <style:style style:name="ce19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style>
    <style:style style:name="ce210" style:family="table-cell" style:parent-style-name="Default">
      <style:text-properties style:font-name="Linux Biolinum O" style:font-name-asian="AR PL SungtiL GB" style:font-name-complex="Lohit Hindi"/>
    </style:style>
    <style:style style:name="ce21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6" style:family="table-cell" style:parent-style-name="Default">
      <style:text-properties style:font-name="Linux Biolinum O"/>
    </style:style>
    <style:style style:name="ce227" style:family="table-cell" style:parent-style-name="Default">
      <style:text-properties fo:font-weight="bold" style:font-weight-asian="bold" style:font-weight-complex="bold"/>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7" style:family="text">
      <style:text-properties fo:font-style="italic"/>
    </style:style>
    <style:style style:name="T6" style:family="text">
      <style:text-properties fo:font-style="normal"/>
    </style:style>
    <style:style style:name="T8" style:family="text">
      <style:text-properties fo:font-weight="normal"/>
    </style:style>
    <style:style style:name="T5" style:family="text">
      <style:text-properties fo:font-weight="bold"/>
    </style:style>
    <style:style style:name="T1" style:family="text">
      <style:text-properties style:font-name="Linux Biolinum O" style:font-name-asian="AR PL SungtiL GB" style:font-name-complex="Lohit Hindi"/>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2" style:family="text">
      <style:text-properties style:font-name-asian="AR PL SungtiL GB" style:font-name-complex="Lohit Hindi"/>
    </style:style>
    <style:style style:name="T9" style:family="text">
      <style:text-properties fo:font-weight="bold" style:font-weight-asian="bold" style:font-weight-complex="bold"/>
    </style:style>
    <style:style style:name="T3" style:family="text">
      <style:text-properties style:font-name="Linux Biolinum O" fo:font-weight="bold" style:font-name-asian="AR PL SungtiL GB" style:font-weight-asian="bold" style:font-name-complex="Lohit Hindi" style:font-weight-complex="bold"/>
    </style:style>
    <style:style style:name="T4" style:family="text">
      <style:text-properties style:font-name="Linux Biolinum O" fo:font-weight="normal" style:font-name-asian="AR PL SungtiL GB" style:font-weight-asian="normal" style:font-name-complex="Lohit Hindi" style:font-weight-complex="normal"/>
    </style:style>
    <style:style style:name="T16" style:family="text">
      <style:text-properties style:font-name="Linux Biolinum O" style:font-name-asian="AR PL SungtiL GB" style:font-name-complex="Lohit Hindi"/>
    </style:style>
    <style:style style:name="T17" style:family="text">
      <style:text-properties style:font-name-asian="AR PL SungtiL GB" style:font-name-complex="Lohit Hindi"/>
    </style:style>
    <style:style style:name="T18" style:family="text">
      <style:text-properties style:font-name="Linux Biolinum O" fo:font-weight="bold" style:font-name-asian="AR PL SungtiL GB" style:font-name-complex="Lohit Hindi" style:font-weight-asian="bold" style:font-weight-complex="bold"/>
    </style:style>
    <style:style style:name="T19"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8"/>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23"/>
        <table:table-column table:style-name="co12" table:default-cell-style-name="ce35"/>
        <table:table-column table:style-name="co13" table:default-cell-style-name="ce23"/>
        <table:table-column table:style-name="co13" table:default-cell-style-name="ce18"/>
        <table:table-column table:style-name="co6" table:default-cell-style-name="ce18"/>
        <table:table-column table:style-name="co14" table:default-cell-style-name="ce23"/>
        <table:table-column table:style-name="co15" table:default-cell-style-name="ce23"/>
        <table:table-column table:style-name="co16" table:default-cell-style-name="ce35"/>
        <table:table-column table:style-name="co17" table:default-cell-style-name="ce35"/>
        <table:table-column table:style-name="co14" table:default-cell-style-name="ce23"/>
        <table:table-column table:style-name="co6" table:default-cell-style-name="ce23"/>
        <table:table-column table:style-name="co18" table:default-cell-style-name="ce23"/>
        <table:table-column table:style-name="co9" table:default-cell-style-name="ce23"/>
        <table:table-column table:style-name="co6" table:number-columns-repeated="2" table:default-cell-style-name="ce23"/>
        <table:table-column table:style-name="co8" table:default-cell-style-name="ce23"/>
        <table:table-column table:style-name="co19" table:default-cell-style-name="ce23"/>
        <table:table-column table:style-name="co20" table:default-cell-style-name="ce23"/>
        <table:table-column table:style-name="co21" table:default-cell-style-name="ce23"/>
        <table:table-column table:style-name="co25" table:number-columns-repeated="2" table:default-cell-style-name="ce23"/>
        <table:table-column table:style-name="co26" table:number-columns-repeated="3" table:default-cell-style-name="ce23"/>
        <table:table-column table:style-name="co27" table:default-cell-style-name="ce23"/>
        <table:table-column table:style-name="co13" table:default-cell-style-name="ce23"/>
        <table:table-column table:style-name="co6" table:number-columns-repeated="2" table:default-cell-style-name="ce23"/>
        <table:table-column table:style-name="co22" table:number-columns-repeated="987" table:default-cell-style-name="ce23"/>
        <table:table-column table:style-name="co22" table:number-columns-repeated="2" table:default-cell-style-name="Default"/>
        <table:table-row table:style-name="ro1">
          <table:table-cell office:value-type="string" calcext:value-type="string">
            <text:p>Date</text:p>
          </table:table-cell>
          <table:table-cell table:style-name="ce18" office:value-type="string" calcext:value-type="string">
            <text:p>Up07,20=target</text:p>
          </table:table-cell>
          <table:table-cell table:style-name="ce18" office:value-type="string" calcext:value-type="string">
            <text:p>🌞</text:p>
          </table:table-cell>
          <table:table-cell table:style-name="ce18" office:value-type="string" calcext:value-type="string">
            <text:p>Mouthwash</text:p>
          </table:table-cell>
          <table:table-cell table:style-name="ce18" office:value-type="string" calcext:value-type="string">
            <text:p>💊 A. M.</text:p>
          </table:table-cell>
          <table:table-cell table:style-name="ce18" office:value-type="string" calcext:value-type="string">
            <text:p>Made bed</text:p>
          </table:table-cell>
          <table:table-cell table:style-name="ce18" office:value-type="string" calcext:value-type="string">
            <text:p>&lt; Columns to left done (before 2 Oct. 2016 = OOB (out of bathroom; (starting 8 Sept. 2016 bed made)))07,30=target</text:p>
          </table:table-cell>
          <table:table-cell table:style-name="ce18" office:value-type="string" calcext:value-type="string">
            <text:p>At School</text:p>
          </table:table-cell>
          <table:table-cell table:style-name="ce27" office:value-type="string" calcext:value-type="string">
            <text:p>Today’s Schedule</text:p>
          </table:table-cell>
          <table:table-cell table:style-name="ce1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8" office:value-type="string" calcext:value-type="string">
            <text:p>Email</text:p>
          </table:table-cell>
          <table:table-cell table:style-name="ce18" office:value-type="string" calcext:value-type="string">
            <text:p>FirstClass</text:p>
          </table:table-cell>
          <table:table-cell table:style-name="ce45" office:value-type="string" calcext:value-type="string">
            <text:p>Things due</text:p>
          </table:table-cell>
          <table:table-cell table:style-name="ce60" office:value-type="string" calcext:value-type="string">
            <text:p>Active To-Dos</text:p>
          </table:table-cell>
          <table:table-cell table:style-name="ce18" office:value-type="string" calcext:value-type="string">
            <text:p>Cleaned</text:p>
          </table:table-cell>
          <table:table-cell table:style-name="ce18" office:value-type="string" calcext:value-type="string">
            <text:p>💊 P. M.</text:p>
          </table:table-cell>
          <table:table-cell table:style-name="ce18" office:value-type="string" calcext:value-type="string">
            <text:p>All apps not to be left running closed, aside from tracker</text:p>
          </table:table-cell>
          <table:table-cell table:style-name="ce18" office:value-type="string" calcext:value-type="string">
            <text:p>Brushed teeth</text:p>
          </table:table-cell>
          <table:table-cell table:style-name="ce18" office:value-type="string" calcext:value-type="string">
            <text:p>Fluoride rinse (added column to tracker 26 Aug. 2017)</text:p>
          </table:table-cell>
          <table:table-cell table:style-name="ce18" office:value-type="string" calcext:value-type="string">
            <text:p>Shaved</text:p>
          </table:table-cell>
          <table:table-cell table:style-name="ce18" office:value-type="string" calcext:value-type="string">
            <text:p>🚿</text:p>
          </table:table-cell>
          <table:table-cell table:style-name="ce18" office:value-type="string" calcext:value-type="string">
            <text:p>LD</text:p>
          </table:table-cell>
          <table:table-cell table:style-name="ce18" office:value-type="string" calcext:value-type="string">
            <text:p>Notes</text:p>
          </table:table-cell>
          <table:table-cell table:style-name="ce18" office:value-type="string" calcext:value-type="string">
            <text:p>P/T/N</text:p>
          </table:table-cell>
          <table:table-cell table:style-name="ce18" office:value-type="string" calcext:value-type="string">
            <text:p>Columns to right are retired columns that have been replaced with newer ones.</text:p>
          </table:table-cell>
          <table:table-cell table:style-name="ce18" office:value-type="string" calcext:value-type="string">
            <text:p>Special</text:p>
          </table:table-cell>
          <table:table-cell table:style-name="ce18" office:value-type="string" calcext:value-type="string">
            <text:p>Morning</text:p>
          </table:table-cell>
          <table:table-cell table:style-name="ce18" office:value-type="string" calcext:value-type="string">
            <text:p>Midday</text:p>
          </table:table-cell>
          <table:table-cell table:style-name="ce18" office:value-type="string" calcext:value-type="string">
            <text:p>Afternoon</text:p>
          </table:table-cell>
          <table:table-cell table:style-name="ce18" office:value-type="string" calcext:value-type="string">
            <text:p>Evening</text:p>
          </table:table-cell>
          <table:table-cell table:style-name="ce18" office:value-type="string" calcext:value-type="string">
            <text:p>Slack</text:p>
          </table:table-cell>
          <table:table-cell table:style-name="ce18" office:value-type="string" calcext:value-type="string">
            <text:p>NMD102 Blog</text:p>
          </table:table-cell>
          <table:table-cell table:style-name="ce18" office:value-type="string" calcext:value-type="string">
            <text:p>💡</text:p>
          </table:table-cell>
          <table:table-cell table:style-name="ce18" table:number-columns-repeated="987"/>
          <table:table-cell table:number-columns-repeated="2"/>
        </table:table-row>
        <table:table-row table:style-name="ro2">
          <table:table-cell table:style-name="ce19" office:value-type="date" office:date-value="2016-09-05" calcext:value-type="date">
            <text:p>2016-09-05</text:p>
          </table:table-cell>
          <table:table-cell table:number-columns-repeated="2" table:style-name="ce21" office:value-type="string" calcext:value-type="string">
            <text:p>?</text:p>
          </table:table-cell>
          <table:table-cell table:number-columns-repeated="2" table:style-name="ce21" office:value-type="float" office:value="1" calcext:value-type="float">
            <text:p>1</text:p>
          </table:table-cell>
          <table:table-cell table:number-columns-repeated="2" table:style-name="ce21" office:value-type="string" calcext:value-type="string">
            <text:p>?</text:p>
          </table:table-cell>
          <table:table-cell table:style-name="ce21" office:value-type="float" office:value="0" calcext:value-type="float">
            <text:p>0</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Vacuumed room)</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6" office:value-type="string" calcext:value-type="string">
            <text:p>00,00</text:p>
          </table:table-cell>
          <table:table-cell table:style-name="ce21" table:number-columns-repeated="8"/>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6" calcext:value-type="date">
            <text:p>2016-09-06</text:p>
          </table:table-cell>
          <table:table-cell table:style-name="ce21" office:value-type="string" calcext:value-type="string">
            <text:p>8,3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6" office:value-type="string" calcext:value-type="string">
            <text:p>8,39</text:p>
          </table:table-cell>
          <table:table-cell table:style-name="ce26" office:value-type="string" calcext:value-type="string">
            <text:p>8,54? At least by 8,57</text:p>
          </table:table-cell>
          <table:table-cell table:style-name="ce29"/>
          <table:table-cell table:style-name="ce26"/>
          <table:table-cell table:number-columns-repeated="2"/>
          <table:table-cell table:number-columns-repeated="2" table:style-name="ce21" office:value-type="string" calcext:value-type="string">
            <text:p>P</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d</text:p>
          </table:table-cell>
          <table:table-cell table:style-name="ce21" table:number-columns-repeated="3"/>
          <table:table-cell table:style-name="ce21" office:value-type="string" calcext:value-type="string">
            <text:p>0 Laundry</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07" calcext:value-type="date">
            <text:p>2016-09-07</text:p>
          </table:table-cell>
          <table:table-cell table:style-name="ce21" office:value-type="string" calcext:value-type="string">
            <text:p>7,28</text:p>
          </table:table-cell>
          <table:table-cell table:style-name="ce21" office:value-type="string" calcext:value-type="string">
            <text:p>N/A</text:p>
          </table:table-cell>
          <table:table-cell table:number-columns-repeated="2"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7,43</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1" table:number-columns-repeated="2"/>
          <table:table-cell table:style-name="ce2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8" calcext:value-type="date">
            <text:p>2016-09-08</text:p>
          </table:table-cell>
          <table:table-cell table:style-name="ce21" office:value-type="string" calcext:value-type="string">
            <text:p>7,18</text:p>
          </table:table-cell>
          <table:table-cell table:number-columns-repeated="4" table:style-name="ce21" office:value-type="float" office:value="1" calcext:value-type="float">
            <text:p>1</text:p>
          </table:table-cell>
          <table:table-cell table:style-name="ce21" office:value-type="string" calcext:value-type="string">
            <text:p>7,32</text:p>
          </table:table-cell>
          <table:table-cell table:style-name="ce21" office:value-type="string" calcext:value-type="string">
            <text:p>(took bus, but missed first one)</text:p>
          </table:table-cell>
          <table:table-cell table:style-name="ce28"/>
          <table:table-cell table:style-name="ce21"/>
          <table:table-cell table:number-columns-repeated="2"/>
          <table:table-cell table:number-columns-repeated="2" table:style-name="ce21" office:value-type="float" office:value="1" calcext:value-type="float">
            <text:p>1</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3"/>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09" calcext:value-type="date">
            <text:p>2016-09-09</text:p>
          </table:table-cell>
          <table:table-cell table:style-name="ce21" office:value-type="string" calcext:value-type="string">
            <text:p>at least by 7,21</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office:value-type="string" calcext:value-type="string">
            <text:p>Got a nasty post-nasal drip sore throaty thing.</text:p>
          </table:table-cell>
          <table:table-cell table:style-name="ce21" table:number-columns-repeated="2"/>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0" calcext:value-type="date">
            <text:p>2016-09-10</text:p>
          </table:table-cell>
          <table:table-cell table:style-name="ce21" office:value-type="string" calcext:value-type="string">
            <text:p>09,14?</text:p>
          </table:table-cell>
          <table:table-cell table:style-name="ce21" office:value-type="string" calcext:value-type="string">
            <text:p>P</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string" calcext:value-type="string">
            <text:p>(Vacuumed chair)</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id-day)</text:p>
          </table:table-cell>
          <table:table-cell table:style-name="ce21" office:value-type="string" calcext:value-type="string">
            <text:p>01,35</text:p>
          </table:table-cell>
          <table:table-cell table:style-name="ce21" office:value-type="string" calcext:value-type="string">
            <text:p>Throat’s still sore. Tired. Glum.</text:p>
          </table:table-cell>
          <table:table-cell table:style-name="ce107" office:value-type="string" calcext:value-type="string">
            <text:p>4,2,2</text:p>
          </table:table-cell>
          <table:table-cell table:style-name="ce21"/>
          <table:table-cell table:style-name="ce21" office:value-type="string" calcext:value-type="string">
            <text:p>0 Laundry0 Add bedtime fade-and-lock-out0 Add evening colorfilter starter0 Get extra readings from FirstClass</text:p>
          </table:table-cell>
          <table:table-cell table:style-name="ce21" table:number-columns-repeated="4"/>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string" calcext:value-type="string">
            <text:p>P</text:p>
          </table:table-cell>
          <table:table-cell table:style-name="ce21" table:number-columns-repeated="987"/>
          <table:table-cell table:number-columns-repeated="2"/>
        </table:table-row>
        <table:table-row table:style-name="ro2">
          <table:table-cell table:style-name="ce19" office:value-type="date" office:date-value="2016-09-11" calcext:value-type="date">
            <text:p>2016-09-11</text:p>
          </table:table-cell>
          <table:table-cell table:style-name="ce21" office:value-type="string" calcext:value-type="string">
            <text:p>11,19</text:p>
          </table:table-cell>
          <table:table-cell table:number-columns-repeated="4" table:style-name="ce21" office:value-type="float" office:value="1" calcext:value-type="float">
            <text:p>1</text:p>
          </table:table-cell>
          <table:table-cell table:style-name="ce21" office:value-type="string" calcext:value-type="string">
            <text:p>11,37 (incl. filling pill minder)</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2,32</text:p>
          </table:table-cell>
          <table:table-cell table:style-name="ce21" office:value-type="string" calcext:value-type="string">
            <text:p>Throat’s a bit better. Still somewhat tired and glum, though… not as much as yesterday though.Killer headache now.Night: Headache gone, throat better, nose running.</text:p>
          </table:table-cell>
          <table:table-cell table:style-name="ce21" table:number-columns-repeated="2"/>
          <table:table-cell table:style-name="ce2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1" table:number-columns-repeated="4"/>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2" calcext:value-type="date">
            <text:p>2016-09-12</text:p>
          </table:table-cell>
          <table:table-cell table:style-name="ce21" office:value-type="string" calcext:value-type="string">
            <text:p>08,13? really late</text:p>
          </table:table-cell>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number-columns-repeated="2" table:style-name="ce21" office:value-type="float" office:value="0" calcext:value-type="float">
            <text:p>0</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6</text:p>
          </table:table-cell>
          <table:table-cell table:style-name="ce2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1" table:number-columns-repeated="7"/>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09-13" calcext:value-type="date">
            <text:p>2016-09-13</text:p>
          </table:table-cell>
          <table:table-cell table:style-name="ce21" office:value-type="string" calcext:value-type="string">
            <text:p>07,33</text:p>
          </table:table-cell>
          <table:table-cell table:style-name="ce21" office:value-type="string" calcext:value-type="string">
            <text:p>N/A</text:p>
          </table:table-cell>
          <table:table-cell table:number-columns-repeated="3"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5</text:p>
          </table:table-cell>
          <table:table-cell table:style-name="ce2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1" table:number-columns-repeated="5"/>
          <table:table-cell table:style-name="ce18" office:value-type="string" calcext:value-type="string">
            <text:p>NOTE: Record start and end times for work in these time-segment columns.</text:p>
          </table:table-cell>
          <table:table-cell table:style-name="ce21" office:value-type="string" calcext:value-type="string">
            <text:p>- Reading 1.25P Film response- 1.25 response</text:p>
          </table:table-cell>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4" calcext:value-type="date">
            <text:p>2016-09-14</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7,36</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1</text:p>
          </table:table-cell>
          <table:table-cell table:style-name="ce2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1" table:number-columns-repeated="2"/>
          <table:table-cell table:style-name="ce2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1" office:value-type="string" calcext:value-type="string">
            <text:p>(class)</text:p>
          </table:table-cell>
          <table:table-cell table:style-name="ce21" office:value-type="string" calcext:value-type="string">
            <text:p>1 Phone Mum: Unless computer will arrive Weds. or Thurs., finish signature tracing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5" calcext:value-type="date">
            <text:p>2016-09-15</text:p>
          </table:table-cell>
          <table:table-cell table:style-name="ce21" office:value-type="string" calcext:value-type="string">
            <text:p>at least by 07,32</text:p>
          </table:table-cell>
          <table:table-cell table:number-columns-repeated="4" table:style-name="ce21" office:value-type="float" office:value="1" calcext:value-type="float">
            <text:p>1</text:p>
          </table:table-cell>
          <table:table-cell table:style-name="ce21" office:value-type="string" calcext:value-type="string">
            <text:p>07,4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6</text:p>
          </table:table-cell>
          <table:table-cell table:style-name="ce21" table:number-columns-repeated="3"/>
          <table:table-cell table:style-name="ce21" office:value-type="string" calcext:value-type="string">
            <text:p>- Done signature tracing assignment?</text:p>
          </table:table-cell>
          <table:table-cell table:style-name="ce21" office:value-type="string" calcext:value-type="string">
            <text:p>(class)</text:p>
          </table:table-cell>
          <table:table-cell table:style-name="ce21" office:value-type="string" calcext:value-type="string">
            <text:p>If signature tracing isn’t done yet, finish it in Fogler.</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6" calcext:value-type="date">
            <text:p>2016-09-16</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31</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number-columns-repeated="2"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7</text:p>
          </table:table-cell>
          <table:table-cell table:style-name="ce21" table:number-columns-repeated="3"/>
          <table:table-cell table:style-name="ce21" office:value-type="string" calcext:value-type="string">
            <text:p>1 NMD104 Signature Tracing assignment due</text:p>
          </table:table-cell>
          <table:table-cell table:style-name="ce21" office:value-type="string" calcext:value-type="string">
            <text:p>(class)</text:p>
          </table:table-cell>
          <table:table-cell table:style-name="ce21" table:number-columns-repeated="3"/>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7" calcext:value-type="date">
            <text:p>2016-09-17</text:p>
          </table:table-cell>
          <table:table-cell table:style-name="ce21" office:value-type="string" calcext:value-type="string">
            <text:p>10,26</text:p>
          </table:table-cell>
          <table:table-cell table:number-columns-repeated="4" table:style-name="ce21" office:value-type="float" office:value="1" calcext:value-type="float">
            <text:p>1</text:p>
          </table:table-cell>
          <table:table-cell table:style-name="ce21" office:value-type="string" calcext:value-type="string">
            <text:p>10,32 (IIRC)</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4</text:p>
          </table:table-cell>
          <table:table-cell table:style-name="ce2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1" table:number-columns-repeated="3"/>
          <table:table-cell table:style-name="ce21" office:value-type="string" calcext:value-type="string">
            <text:p>- Add note to poster to emphasize that snoozing is bad on weekends too</text:p>
          </table:table-cell>
          <table:table-cell table:style-name="ce21" office:value-type="string" calcext:value-type="string">
            <text:p>1 Burn Debian live DVD1 Boot HP and create partitionsP Figure it out from there</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8" calcext:value-type="date">
            <text:p>2016-09-18</text:p>
          </table:table-cell>
          <table:table-cell table:style-name="ce21" office:value-type="string" calcext:value-type="string">
            <text:p>09,56? IIRC</text:p>
          </table:table-cell>
          <table:table-cell table:number-columns-repeated="4" table:style-name="ce21" office:value-type="float" office:value="1" calcext:value-type="float">
            <text:p>1</text:p>
          </table:table-cell>
          <table:table-cell table:style-name="ce21" office:value-type="string" calcext:value-type="string">
            <text:p>10,26</text:p>
          </table:table-cell>
          <table:table-cell table:style-name="ce21" office:value-type="string" calcext:value-type="string">
            <text:p>(N/A)</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table:number-columns-repeated="3"/>
          <table:table-cell table:style-name="ce21" office:value-type="string" calcext:value-type="string">
            <text:p>P Wrote NMD100 response</text:p>
          </table:table-cell>
          <table:table-cell table:style-name="ce21" office:value-type="string" calcext:value-type="string">
            <text:p>P Assess and do homework</text:p>
          </table:table-cell>
          <table:table-cell table:style-name="ce21" office:value-type="string" calcext:value-type="string">
            <text:p>0 Add note to poster to emphasize that snoozing is bad on weekends too</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19" calcext:value-type="date">
            <text:p>2016-09-19</text:p>
          </table:table-cell>
          <table:table-cell table:style-name="ce21" office:value-type="string" calcext:value-type="string">
            <text:p>07,16 (within 07,15)</text:p>
          </table:table-cell>
          <table:table-cell table:number-columns-repeated="4" table:style-name="ce21" office:value-type="float" office:value="1" calcext:value-type="float">
            <text:p>1</text:p>
          </table:table-cell>
          <table:table-cell table:style-name="ce21" office:value-type="string" calcext:value-type="string">
            <text:p>07,25 (within 07,24)</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8</text:p>
          </table:table-cell>
          <table:table-cell table:style-name="ce21" office:value-type="string" calcext:value-type="string">
            <text:p>Didn’t take melatonin on time, despite alarm.</text:p>
          </table:table-cell>
          <table:table-cell table:style-name="ce21" table:number-columns-repeated="3"/>
          <table:table-cell table:style-name="ce21" office:value-type="string" calcext:value-type="string">
            <text:p>(class)</text:p>
          </table:table-cell>
          <table:table-cell table:style-name="ce21" office:value-type="string" calcext:value-type="string">
            <text:p>0 Assess and do homework0 Add note to poster to emphasize that snoozing is bad on weekends too</text:p>
          </table:table-cell>
          <table:table-cell table:style-name="ce21" table:number-columns-repeated="2"/>
          <table:table-cell table:style-name="ce21" office:value-type="string" calcext:value-type="string">
            <text:p>P</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0" calcext:value-type="date">
            <text:p>2016-09-20</text:p>
          </table:table-cell>
          <table:table-cell table:style-name="ce21" office:value-type="string" calcext:value-type="string">
            <text:p>07,17 (within 07,16)</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1, I think? The pills are gone…</text:p>
          </table:table-cell>
          <table:table-cell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0</text:p>
          </table:table-cell>
          <table:table-cell table:style-name="ce21" office:value-type="string" calcext:value-type="string">
            <text:p>Took melatonin early by accident.I think I may tend to know I have to do something, but I feel tired, so I procrastinate, but don’t go to bed since I don’t have it done yet.</text:p>
          </table:table-cell>
          <table:table-cell table:style-name="ce21" table:number-columns-repeated="3"/>
          <table:table-cell table:style-name="ce21" office:value-type="string" calcext:value-type="string">
            <text:p>(class)</text:p>
          </table:table-cell>
          <table:table-cell table:style-name="ce21" office:value-type="string" calcext:value-type="string">
            <text:p>P Assess and do homework0 Add note to poster to emphasize that snoozing is bad on weekends too</text:p>
          </table:table-cell>
          <table:table-cell table:style-name="ce21" table:number-columns-repeated="2"/>
          <table:table-cell table:style-name="ce21" office:value-type="float" office:value="1" calcext:value-type="float">
            <text:p>1</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1" calcext:value-type="date">
            <text:p>2016-09-21</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5</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0</text:p>
          </table:table-cell>
          <table:table-cell table:style-name="ce21" table:number-columns-repeated="3"/>
          <table:table-cell table:style-name="ce21" office:value-type="string" calcext:value-type="string">
            <text:p>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2" calcext:value-type="date">
            <text:p>2016-09-22</text:p>
          </table:table-cell>
          <table:table-cell table:style-name="ce21" office:value-type="string" calcext:value-type="string">
            <text:p>07,27 (within 07,26 I think)</text:p>
          </table:table-cell>
          <table:table-cell table:number-columns-repeated="4" table:style-name="ce21" office:value-type="float" office:value="1" calcext:value-type="float">
            <text:p>1</text:p>
          </table:table-cell>
          <table:table-cell table:style-name="ce21" office:value-type="string" calcext:value-type="string">
            <text:p>07,37</text:p>
          </table:table-cell>
          <table:table-cell table:style-name="ce21" office:value-type="string" calcext:value-type="string">
            <text:p>(took bus)</text:p>
          </table:table-cell>
          <table:table-cell table:style-name="ce28"/>
          <table:table-cell table:style-name="ce21"/>
          <table:table-cell table:number-columns-repeated="2"/>
          <table:table-cell table:number-columns-repeated="2"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table:number-columns-repeated="3"/>
          <table:table-cell table:style-name="ce21" office:value-type="string" calcext:value-type="string">
            <text:p>0 Done abstract assignment?0 Add bedtime fade-and-lock-out0 Add evening colorfilter starter0 Get extra readings from FirstClass0 Anaskimin renewal</text:p>
          </table:table-cell>
          <table:table-cell table:style-name="ce21" office:value-type="string" calcext:value-type="string">
            <text:p>(class)</text:p>
          </table:table-cell>
          <table:table-cell table:style-name="ce2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3" calcext:value-type="date">
            <text:p>2016-09-23</text:p>
          </table:table-cell>
          <table:table-cell table:style-name="ce21" office:value-type="string" calcext:value-type="string">
            <text:p>07,44?</text:p>
          </table:table-cell>
          <table:table-cell table:number-columns-repeated="4" table:style-name="ce21" office:value-type="float" office:value="1" calcext:value-type="float">
            <text:p>1</text:p>
          </table:table-cell>
          <table:table-cell table:style-name="ce21" office:value-type="string" calcext:value-type="string">
            <text:p>07,56</text:p>
          </table:table-cell>
          <table:table-cell table:style-name="ce21" office:value-type="string" calcext:value-type="string">
            <text:p>(took bus)</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5</text:p>
          </table:table-cell>
          <table:table-cell table:style-name="ce21" table:number-columns-repeated="3"/>
          <table:table-cell table:style-name="ce21" office:value-type="string" calcext:value-type="string">
            <text:p>1 Abstract assignment due0 Anaskimin renewal0 Add bedtime fade-and-lock-out0 Add evening colorfilter starter0 Get extra readings from FirstClass</text:p>
          </table:table-cell>
          <table:table-cell table:style-name="ce21" office:value-type="string" calcext:value-type="string">
            <text:p>(class)</text:p>
          </table:table-cell>
          <table:table-cell table:style-name="ce2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1" table:number-columns-repeated="2"/>
          <table:table-cell table:style-name="ce21" office:value-type="float" office:value="0" calcext:value-type="float">
            <text:p>0</text:p>
          </table:table-cell>
          <table:table-cell table:style-name="ce22" office:value-type="string" calcext:value-type="string">
            <text:p>(not tracked)</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4" calcext:value-type="date">
            <text:p>2016-09-24</text:p>
          </table:table-cell>
          <table:table-cell table:style-name="ce22" office:value-type="string" calcext:value-type="string">
            <text:p>12,13</text:p>
          </table:table-cell>
          <table:table-cell table:number-columns-repeated="4" table:style-name="ce22" office:value-type="float" office:value="1" calcext:value-type="float">
            <text:p>1</text:p>
          </table:table-cell>
          <table:table-cell table:style-name="ce22" office:value-type="string" calcext:value-type="string">
            <text:p>Before 12,37</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string" calcext:value-type="string">
            <text:p><text:s/></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50</text:p>
          </table:table-cell>
          <table:table-cell table:style-name="ce22"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2" table:number-columns-repeated="2"/>
          <table:table-cell table:style-name="ce22" office:value-type="string" calcext:value-type="string">
            <text:p>- Anaskimin renewal- Add bedtime fade-and-lock-out- Add evening colorfilter starter- Get extra readings from FirstClass</text:p>
          </table:table-cell>
          <table:table-cell table:style-name="ce2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2" table:number-columns-repeated="3"/>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5" calcext:value-type="date">
            <text:p>2016-09-25</text:p>
          </table:table-cell>
          <table:table-cell table:style-name="ce22" office:value-type="string" calcext:value-type="string">
            <text:p>11,15</text:p>
          </table:table-cell>
          <table:table-cell table:number-columns-repeated="4" table:style-name="ce22" office:value-type="float" office:value="1" calcext:value-type="float">
            <text:p>1</text:p>
          </table:table-cell>
          <table:table-cell table:style-name="ce22" office:value-type="string" calcext:value-type="string">
            <text:p>11,44, IIRC?</text:p>
          </table:table-cell>
          <table:table-cell table:style-name="ce22" office:value-type="string" calcext:value-type="string">
            <text:p>(N/A)</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1"/>
          <table:table-cell table:style-name="ce22" office:value-type="float" office:value="0" calcext:value-type="float">
            <text:p>0</text:p>
          </table:table-cell>
          <table:table-cell table:style-name="ce22" office:value-type="string" calcext:value-type="string">
            <text:p>(missed and took late)</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43</text:p>
          </table:table-cell>
          <table:table-cell table:style-name="ce22" office:value-type="string" calcext:value-type="string">
            <text:p>Failing at this makes me both frustrated and depressed. Those are not feelings that are conducive to my success. T.T</text:p>
          </table:table-cell>
          <table:table-cell table:style-name="ce22" table:number-columns-repeated="2"/>
          <table:table-cell table:style-name="ce22" office:value-type="string" calcext:value-type="string">
            <text:p>0 Add bedtime fade-and-lock-out0 Add evening colorfilter starter</text:p>
          </table:table-cell>
          <table:table-cell table:style-name="ce2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2" table:number-columns-repeated="3"/>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09-26" calcext:value-type="date">
            <text:p>2016-09-26</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41</text:p>
          </table:table-cell>
          <table:table-cell table:style-name="ce2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2" table:number-columns-repeated="3"/>
          <table:table-cell table:style-name="ce22" office:value-type="string" calcext:value-type="string">
            <text:p>(class)</text:p>
          </table:table-cell>
          <table:table-cell table:style-name="ce2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7" calcext:value-type="date">
            <text:p>2016-09-27</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took bus)</text:p>
          </table:table-cell>
          <table:table-cell table:style-name="ce30"/>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2"/>
          <table:table-cell table:style-name="ce22" office:value-type="string" calcext:value-type="string">
            <text:p>(Vacuumed floor)</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38</text:p>
          </table:table-cell>
          <table:table-cell table:style-name="ce22" office:value-type="string" calcext:value-type="string">
            <text:p>Hah, a perfect morning! Now I just need to keep that going, and pull the rest of the day into line. :)</text:p>
          </table:table-cell>
          <table:table-cell table:style-name="ce22" office:value-type="string" calcext:value-type="string">
            <text:p>4,2,1</text:p>
          </table:table-cell>
          <table:table-cell table:style-name="ce22" table:number-columns-repeated="2"/>
          <table:table-cell table:style-name="ce2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1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1" calcext:value-type="float">
            <text:p>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8" calcext:value-type="date">
            <text:p>2016-09-2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46</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string" calcext:value-type="string">
            <text:p>P or 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0" calcext:value-type="float">
            <text:p>0</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27</text:p>
          </table:table-cell>
          <table:table-cell table:style-name="ce22"/>
          <table:table-cell table:style-name="ce22" office:value-type="string" calcext:value-type="string">
            <text:p>4,2,1</text:p>
          </table:table-cell>
          <table:table-cell table:style-name="ce22" table:number-columns-repeated="2"/>
          <table:table-cell table:style-name="ce109"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string" calcext:value-type="string">
            <text:p>P or 1</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29" calcext:value-type="date">
            <text:p>2016-09-29</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Before 07,42</text:p>
          </table:table-cell>
          <table:table-cell table:style-name="ce22" office:value-type="string" calcext:value-type="string">
            <text:p>(took bus?)</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54</text:p>
          </table:table-cell>
          <table:table-cell table:style-name="ce22" table:number-columns-repeated="4"/>
          <table:table-cell table:style-name="ce18" office:value-type="string" calcext:value-type="string">
            <text:p>1 NMD104 Logo done?</text:p>
          </table:table-cell>
          <table:table-cell table:style-name="ce11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09-30" calcext:value-type="date">
            <text:p>2016-09-30</text:p>
          </table:table-cell>
          <table:table-cell table:style-name="ce22" office:value-type="string" calcext:value-type="string">
            <text:p>07,23</text:p>
          </table:table-cell>
          <table:table-cell table:number-columns-repeated="4" table:style-name="ce22" office:value-type="float" office:value="1" calcext:value-type="float">
            <text:p>1</text:p>
          </table:table-cell>
          <table:table-cell table:style-name="ce22" office:value-type="string" calcext:value-type="string">
            <text:p>I don’t recall :(</text:p>
          </table:table-cell>
          <table:table-cell table:style-name="ce22" office:value-type="string" calcext:value-type="string">
            <text:p>(08,39, IIRC?) (Biked; I got there on time)</text:p>
          </table:table-cell>
          <table:table-cell table:style-name="ce30"/>
          <table:table-cell table:style-name="ce22"/>
          <table:table-cell table:number-columns-repeated="2"/>
          <table:table-cell table:number-columns-repeated="2"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7</text:p>
          </table:table-cell>
          <table:table-cell table:style-name="ce22" table:number-columns-repeated="4"/>
          <table:table-cell table:style-name="ce109" office:value-type="string" calcext:value-type="string">
            <text:p>1 Logo DUE</text:p>
          </table:table-cell>
          <table:table-cell table:style-name="ce11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2" table:number-columns-repeated="2"/>
          <table:table-cell table:style-name="ce22" office:value-type="float" office:value="0" calcext:value-type="float">
            <text:p>0</text:p>
          </table:table-cell>
          <table:table-cell table:style-name="ce22" office:value-type="string" calcext:value-type="string">
            <text:p>(not tracked)</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01" calcext:value-type="date">
            <text:p>2016-10-01</text:p>
          </table:table-cell>
          <table:table-cell table:style-name="ce22" office:value-type="string" calcext:value-type="string">
            <text:p>07,29</text:p>
          </table:table-cell>
          <table:table-cell table:number-columns-repeated="4" table:style-name="ce22" office:value-type="float" office:value="1" calcext:value-type="float">
            <text:p>1</text:p>
          </table:table-cell>
          <table:table-cell table:style-name="ce22" office:value-type="string" calcext:value-type="string">
            <text:p>07,4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string" calcext:value-type="string">
            <text:p>0 (washed leftover dishes, but that doesn’t really count since I should have done it earlier anyway)</text:p>
          </table:table-cell>
          <table:table-cell table:style-name="ce22" office:value-type="float" office:value="1" calcext:value-type="float">
            <text:p>1</text:p>
          </table:table-cell>
          <table:table-cell table:style-name="ce21" office:value-type="string" calcext:value-type="string">
            <text:p>(not tracked)</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08</text:p>
          </table:table-cell>
          <table:table-cell table:style-name="ce22" office:value-type="string" calcext:value-type="string">
            <text:p>Felt lonely… I kind of want <text:s/>a romantic relationship with someone, but that would be kinda lame atm, since I can’t even get myself out to a club…</text:p>
          </table:table-cell>
          <table:table-cell table:style-name="ce22" table:number-columns-repeated="4"/>
          <table:table-cell table:style-name="ce2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2" calcext:value-type="date">
            <text:p>2016-10-02</text:p>
          </table:table-cell>
          <table:table-cell table:style-name="ce22" office:value-type="string" calcext:value-type="string">
            <text:p>11,11</text:p>
          </table:table-cell>
          <table:table-cell table:number-columns-repeated="4" table:style-name="ce22" office:value-type="float" office:value="1" calcext:value-type="float">
            <text:p>1</text:p>
          </table:table-cell>
          <table:table-cell table:style-name="ce22" office:value-type="string" calcext:value-type="string">
            <text:p>11,3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text:p>
          </table:table-cell>
          <table:table-cell table:style-name="ce22" office:value-type="float" office:value="0" calcext:value-type="float">
            <text:p>0</text:p>
          </table:table-cell>
          <table:table-cell table:style-name="ce4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14</text:p>
          </table:table-cell>
          <table:table-cell table:style-name="ce22" office:value-type="string" calcext:value-type="string">
            <text:p>Reorganising the tracker a bit.</text:p>
          </table:table-cell>
          <table:table-cell table:style-name="ce22" office:value-type="string" calcext:value-type="string">
            <text:p>2,2,1</text:p>
          </table:table-cell>
          <table:table-cell table:style-name="ce22" table:number-columns-repeated="2"/>
          <table:table-cell table:style-name="ce10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2" table:number-columns-repeated="2"/>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3" calcext:value-type="date">
            <text:p>2016-10-03</text:p>
          </table:table-cell>
          <table:table-cell table:style-name="ce22" office:value-type="string" calcext:value-type="string">
            <text:p>07,39</text:p>
          </table:table-cell>
          <table:table-cell table:number-columns-repeated="4" table:style-name="ce22" office:value-type="float" office:value="1" calcext:value-type="float">
            <text:p>1</text:p>
          </table:table-cell>
          <table:table-cell table:style-name="ce22" office:value-type="string" calcext:value-type="string">
            <text:p>07,52, IIRC? Before 07,54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office:value-type="string" calcext:value-type="string">
            <text:p>1 First essay for NMD100 (on first topic from syllabus) DUE<text:span text:style-name="T5">P First five chapters of </text:span></text:p>
          </table:table-cell>
          <table:table-cell table:style-name="ce6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2" office:value-type="float" office:value="1" calcext:value-type="float">
            <text:p>1</text:p>
          </table:table-cell>
          <table:table-cell table:style-name="ce22" office:value-type="string" calcext:value-type="string">
            <text:p>22,1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2,37</text:p>
          </table:table-cell>
          <table:table-cell table:style-name="ce22" table:number-columns-repeated="4"/>
          <table:table-cell table:style-name="ce2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2" table:number-columns-repeated="3"/>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4" calcext:value-type="date">
            <text:p>2016-10-04</text:p>
          </table:table-cell>
          <table:table-cell table:style-name="ce22" office:value-type="string" calcext:value-type="string">
            <text:p>07,38 (IIRC)</text:p>
          </table:table-cell>
          <table:table-cell table:number-columns-repeated="4" table:style-name="ce22" office:value-type="float" office:value="1" calcext:value-type="float">
            <text:p>1</text:p>
          </table:table-cell>
          <table:table-cell table:style-name="ce22" office:value-type="string" calcext:value-type="string">
            <text:p>07,49? (IIRC. Before 07,56, anyway.)</text:p>
          </table:table-cell>
          <table:table-cell table:style-name="ce22" office:value-type="string" calcext:value-type="string">
            <text:p>(took bus)</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48</text:p>
          </table:table-cell>
          <table:table-cell table:style-name="ce22" office:value-type="string" calcext:value-type="string">
            <text:p>Oh right, I stopped changing the -s to 0s when I changed the task tracking system. That’s alright; I still see it when I copy it.</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5" calcext:value-type="date">
            <text:p>2016-10-05</text:p>
          </table:table-cell>
          <table:table-cell table:style-name="ce22" office:value-type="string" calcext:value-type="string">
            <text:p>08,44? Really late, anyway.</text:p>
          </table:table-cell>
          <table:table-cell table:style-name="ce22" office:value-type="string" calcext:value-type="string">
            <text:p>1 (after returning from school)</text:p>
          </table:table-cell>
          <table:table-cell table:style-name="ce22" office:value-type="float" office:value="0" calcext:value-type="float">
            <text:p>0</text:p>
          </table:table-cell>
          <table:table-cell table:number-columns-repeated="2" table:style-name="ce22" office:value-type="string" calcext:value-type="string">
            <text:p>1 (after returning from school)</text:p>
          </table:table-cell>
          <table:table-cell table:style-name="ce22" office:value-type="string" calcext:value-type="string">
            <text:p>?</text:p>
          </table:table-cell>
          <table:table-cell table:style-name="ce22" office:value-type="string" calcext:value-type="string">
            <text:p>Just barely in time for class at 9.0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22" office:value-type="float" office:value="0" calcext:value-type="float">
            <text:p>0</text:p>
          </table:table-cell>
          <table:table-cell table:style-name="ce22" office:value-type="string" calcext:value-type="string">
            <text:p>1 (late)</text:p>
          </table:table-cell>
          <table:table-cell table:style-name="ce22" office:value-type="string" calcext:value-type="string">
            <text:p>00,07</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18</text:p>
          </table:table-cell>
          <table:table-cell table:style-name="ce22" office:value-type="string" calcext:value-type="string">
            <text:p>Been a while since I shaved. Next stop: Shower!</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06" calcext:value-type="date">
            <text:p>2016-10-06</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8</text:p>
          </table:table-cell>
          <table:table-cell table:style-name="ce22" office:value-type="string" calcext:value-type="string">
            <text:p>09,26 (IIRC). Walked (via road), starting around 08,30.</text:p>
          </table:table-cell>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P Scratch quiz game don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5</text:p>
          </table:table-cell>
          <table:table-cell table:style-name="ce22"/>
          <table:table-cell table:style-name="ce108" office:value-type="string" calcext:value-type="string">
            <text:p>2,2,1</text:p>
          </table:table-cell>
          <table:table-cell table:style-name="ce22" table:number-columns-repeated="6"/>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7" calcext:value-type="date">
            <text:p>2016-10-07</text:p>
          </table:table-cell>
          <table:table-cell table:style-name="ce22" office:value-type="string" calcext:value-type="string">
            <text:p>~08,13?? really late</text:p>
          </table:table-cell>
          <table:table-cell table:style-name="ce22" office:value-type="string" calcext:value-type="string">
            <text:p>1, IIRC</text:p>
          </table:table-cell>
          <table:table-cell table:style-name="ce22" office:value-type="string" calcext:value-type="string">
            <text:p>1 (IIRC)</text:p>
          </table:table-cell>
          <table:table-cell table:style-name="ce22" office:value-type="string" calcext:value-type="string">
            <text:p>1 (I think; the pills are gone, anyway)</text:p>
          </table:table-cell>
          <table:table-cell table:style-name="ce22" office:value-type="string" calcext:value-type="string">
            <text:p>Hastily (IIRC)</text:p>
          </table:table-cell>
          <table:table-cell table:style-name="ce22" office:value-type="string" calcext:value-type="string">
            <text:p>~08,30?</text:p>
          </table:table-cell>
          <table:table-cell table:style-name="ce22" office:value-type="string" calcext:value-type="string">
            <text:p>~08,45–~08,50?</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1? IIRC</text:p>
          </table:table-cell>
          <table:table-cell table:style-name="ce22" office:value-type="string" calcext:value-type="string">
            <text:p>P? IIRC</text:p>
          </table:table-cell>
          <table:table-cell table:style-name="ce48" office:value-type="string" calcext:value-type="string">
            <text:p>1 Scratch quiz game DUE</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1"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0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2,09</text:p>
          </table:table-cell>
          <table:table-cell table:style-name="ce22" office:value-type="string" calcext:value-type="string">
            <text:p>Laaaaaate #foghorn</text:p>
          </table:table-cell>
          <table:table-cell table:style-name="ce22" table:number-columns-repeated="7"/>
          <table:table-cell table:number-columns-repeated="2" table:style-name="ce22" office:value-type="float" office:value="0" calcext:value-type="float">
            <text:p>0</text:p>
          </table:table-cell>
          <table:table-cell table:style-name="ce22"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08" calcext:value-type="date">
            <text:p>2016-10-08</text:p>
          </table:table-cell>
          <table:table-cell table:style-name="ce22" office:value-type="string" calcext:value-type="string">
            <text:p>11,34</text:p>
          </table:table-cell>
          <table:table-cell table:number-columns-repeated="4" table:style-name="ce22" office:value-type="float" office:value="1" calcext:value-type="float">
            <text:p>1</text:p>
          </table:table-cell>
          <table:table-cell table:style-name="ce22" office:value-type="string" calcext:value-type="string">
            <text:p>11,52</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22" office:value-type="string" calcext:value-type="string">
            <text:p>0 (washed leftover dishes, but that doesn’t really count since I should have done it earlier anyway)</text:p>
          </table:table-cell>
          <table:table-cell table:style-name="ce22" office:value-type="string" calcext:value-type="string">
            <text:p>1 (late)</text:p>
          </table:table-cell>
          <table:table-cell table:style-name="ce22" office:value-type="string" calcext:value-type="string">
            <text:p>00,19</text:p>
          </table:table-cell>
          <table:table-cell table:style-name="ce22" office:value-type="float" office:value="1" calcext:value-type="float">
            <text:p>1</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string" calcext:value-type="string">
            <text:p>00,34</text:p>
          </table:table-cell>
          <table:table-cell table:style-name="ce22" office:value-type="string" calcext:value-type="string">
            <text:p>Because I’m a dumb</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09" calcext:value-type="date">
            <text:p>2016-10-09</text:p>
          </table:table-cell>
          <table:table-cell table:style-name="ce22" office:value-type="string" calcext:value-type="string">
            <text:p>12,02 (IIRC)</text:p>
          </table:table-cell>
          <table:table-cell table:number-columns-repeated="4" table:style-name="ce22" office:value-type="float" office:value="1" calcext:value-type="float">
            <text:p>1</text:p>
          </table:table-cell>
          <table:table-cell table:style-name="ce22" office:value-type="string" calcext:value-type="string">
            <text:p>12,20</text:p>
          </table:table-cell>
          <table:table-cell table:style-name="ce22"/>
          <table:table-cell table:style-name="ce30"/>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20 (but leaving a couple open since I’m compiling LibreOffice overnight)</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02</text:p>
          </table:table-cell>
          <table:table-cell table:style-name="ce22" office:value-type="string" calcext:value-type="string">
            <text:p>I feel like I’ve been really busy and working hard, but haven’t gotten anything done. Rrrghhh.</text:p>
          </table:table-cell>
          <table:table-cell table:style-name="ce22" office:value-type="string" calcext:value-type="string">
            <text:p>1,2,2</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0" calcext:value-type="date">
            <text:p>2016-10-10</text:p>
          </table:table-cell>
          <table:table-cell table:style-name="ce22" office:value-type="string" calcext:value-type="string">
            <text:p>07,20 (1 min. too late)</text:p>
          </table:table-cell>
          <table:table-cell table:number-columns-repeated="4" table:style-name="ce22" office:value-type="float" office:value="1" calcext:value-type="float">
            <text:p>1</text:p>
          </table:table-cell>
          <table:table-cell table:style-name="ce22" office:value-type="string" calcext:value-type="string">
            <text:p>07,30 (1 min. too late)</text:p>
          </table:table-cell>
          <table:table-cell table:style-name="ce22" office:value-type="string" calcext:value-type="string">
            <text:p>(~08.50? Before class, but kind of close)</text:p>
          </table:table-cell>
          <table:table-cell table:style-name="ce30" office:value-type="string" calcext:value-type="string">
            <text:p>- 15.00–15.40: 104 work in Illustrator- 15.50–16.30: 104 work in Illustrator</text:p>
          </table:table-cell>
          <table:table-cell table:style-name="ce22"/>
          <table:table-cell table:number-columns-repeated="2"/>
          <table:table-cell table:number-columns-repeated="2" table:style-name="ce22" office:value-type="float" office:value="1" calcext:value-type="float">
            <text:p>1</text:p>
          </table:table-cell>
          <table:table-cell table:style-name="ce47"/>
          <table:table-cell table:style-name="ce6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11</text:p>
          </table:table-cell>
          <table:table-cell table:style-name="ce2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2" table:number-columns-repeated="7"/>
          <table:table-cell table:number-columns-repeated="3" table:style-name="ce22"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11" calcext:value-type="date">
            <text:p>2016-10-11</text:p>
          </table:table-cell>
          <table:table-cell table:style-name="ce22" office:value-type="string" calcext:value-type="string">
            <text:p>07,16</text:p>
          </table:table-cell>
          <table:table-cell table:number-columns-repeated="4" table:style-name="ce22" office:value-type="float" office:value="1" calcext:value-type="float">
            <text:p>1</text:p>
          </table:table-cell>
          <table:table-cell table:style-name="ce22" office:value-type="string" calcext:value-type="string">
            <text:p>07,27</text:p>
          </table:table-cell>
          <table:table-cell table:style-name="ce22" office:value-type="string" calcext:value-type="string">
            <text:p>N/A</text:p>
          </table:table-cell>
          <table:table-cell table:style-name="ce30"/>
          <table:table-cell table:style-name="ce22"/>
          <table:table-cell table:number-columns-repeated="2"/>
          <table:table-cell table:style-name="ce22" office:value-type="string" calcext:value-type="string">
            <text:p>1 (IIRC)</text:p>
          </table:table-cell>
          <table:table-cell table:style-name="ce22" office:value-type="string" calcext:value-type="string">
            <text:p>P</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by 00,2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2</text:p>
          </table:table-cell>
          <table:table-cell table:style-name="ce22" table:number-columns-repeated="8"/>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2" calcext:value-type="date">
            <text:p>2016-10-12</text:p>
          </table:table-cell>
          <table:table-cell table:style-name="ce22" office:value-type="string" calcext:value-type="string">
            <text:p>07,27, IIRC</text:p>
          </table:table-cell>
          <table:table-cell table:number-columns-repeated="4" table:style-name="ce22" office:value-type="float" office:value="1" calcext:value-type="float">
            <text:p>1</text:p>
          </table:table-cell>
          <table:table-cell table:style-name="ce22" office:value-type="string" calcext:value-type="string">
            <text:p>07,36 or 07,37, IIRC</text:p>
          </table:table-cell>
          <table:table-cell table:style-name="ce22" office:value-type="string" calcext:value-type="string">
            <text:p>(took bus, IIRC)</text:p>
          </table:table-cell>
          <table:table-cell table:style-name="ce30" office:value-type="string" calcext:value-type="string">
            <text:p>- Class</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2,23</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3,00</text:p>
          </table:table-cell>
          <table:table-cell table:style-name="ce22" office:value-type="string" calcext:value-type="string">
            <text:p>wow it’s gotten lat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3" calcext:value-type="date">
            <text:p>2016-10-13</text:p>
          </table:table-cell>
          <table:table-cell table:style-name="ce22" office:value-type="string" calcext:value-type="string">
            <text:p>07,17</text:p>
          </table:table-cell>
          <table:table-cell table:number-columns-repeated="4" table:style-name="ce22" office:value-type="float" office:value="1" calcext:value-type="float">
            <text:p>1</text:p>
          </table:table-cell>
          <table:table-cell table:style-name="ce22" office:value-type="string" calcext:value-type="string">
            <text:p>By 08,13, IIRC</text:p>
          </table:table-cell>
          <table:table-cell table:style-name="ce22" office:value-type="string" calcext:value-type="string">
            <text:p>(took bus)</text:p>
          </table:table-cell>
          <table:table-cell table:style-name="ce30" office:value-type="string" calcext:value-type="string">
            <text:p>- Class0 Laundry- Finish Jeopardy questions- Masterwork study</text:p>
          </table:table-cell>
          <table:table-cell table:style-name="ce22"/>
          <table:table-cell table:number-columns-repeated="2"/>
          <table:table-cell table:number-columns-repeated="2" table:style-name="ce22" office:value-type="string" calcext:value-type="string">
            <text:p>P</text:p>
          </table:table-cell>
          <table:table-cell table:style-name="ce47" office:value-type="string" calcext:value-type="string">
            <text:p>- Jeopardy questions</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54</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0</text:p>
          </table:table-cell>
          <table:table-cell table:style-name="ce22" office:value-type="string" calcext:value-type="string">
            <text:p>ditto to last night. urghhhhhhh.</text:p>
          </table:table-cell>
          <table:table-cell table:style-name="ce22" table:number-columns-repeated="7"/>
          <table:table-cell table:number-columns-repeated="3" table:style-name="ce22" office:value-type="float" office:value="0" calcext:value-type="float">
            <text:p>0</text:p>
          </table:table-cell>
          <table:table-cell table:style-name="ce21" table:number-columns-repeated="987"/>
          <table:table-cell table:number-columns-repeated="2"/>
        </table:table-row>
        <table:table-row table:style-name="ro1">
          <table:table-cell table:style-name="ce19" office:value-type="date" office:date-value="2016-10-14" calcext:value-type="date">
            <text:p>2016-10-14</text:p>
          </table:table-cell>
          <table:table-cell table:style-name="ce22" office:value-type="string" calcext:value-type="string">
            <text:p>07,35</text:p>
          </table:table-cell>
          <table:table-cell table:number-columns-repeated="4" table:style-name="ce22" office:value-type="float" office:value="1" calcext:value-type="float">
            <text:p>1</text:p>
          </table:table-cell>
          <table:table-cell table:style-name="ce22" office:value-type="string" calcext:value-type="string">
            <text:p>08,03</text:p>
          </table:table-cell>
          <table:table-cell table:style-name="ce22" office:value-type="string" calcext:value-type="string">
            <text:p>(took bus)</text:p>
          </table:table-cell>
          <table:table-cell table:style-name="ce30" office:value-type="string" calcext:value-type="string">
            <text:p>1 18,00: 117 DPC</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don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21</text:p>
          </table:table-cell>
          <table:table-cell table:style-name="ce22" office:value-type="float" office:value="1" calcext:value-type="float">
            <text:p>1</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0,36</text:p>
          </table:table-cell>
          <table:table-cell table:style-name="ce22" table:number-columns-repeated="4"/>
          <table:table-cell table:style-name="ce109" office:value-type="string" calcext:value-type="string">
            <text:p>- <text:span text:style-name="T7">The Victorian Internet</text:span><text:span text:style-name="T6"> reading done?</text:span></text:p>
          </table:table-cell>
          <table:table-cell table:style-name="ce22" table:number-columns-repeated="3"/>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5" calcext:value-type="date">
            <text:p>2016-10-15</text:p>
          </table:table-cell>
          <table:table-cell table:style-name="ce22" office:value-type="string" calcext:value-type="string">
            <text:p>14,58</text:p>
          </table:table-cell>
          <table:table-cell table:number-columns-repeated="4" table:style-name="ce22" office:value-type="float" office:value="1" calcext:value-type="float">
            <text:p>1</text:p>
          </table:table-cell>
          <table:table-cell table:style-name="ce22" office:value-type="string" calcext:value-type="string">
            <text:p>By 03,59, but a lot earlier</text:p>
          </table:table-cell>
          <table:table-cell table:style-name="ce22" office:value-type="string" calcext:value-type="string">
            <text:p>N/A</text:p>
          </table:table-cell>
          <table:table-cell table:style-name="ce30" office:value-type="string" calcext:value-type="string">
            <text:p>P Laundry</text:p>
          </table:table-cell>
          <table:table-cell table:style-name="ce22"/>
          <table:table-cell table:number-columns-repeated="2"/>
          <table:table-cell table:style-name="ce22" office:value-type="string" calcext:value-type="string">
            <text:p>P (IIRC)?</text:p>
          </table:table-cell>
          <table:table-cell table:style-name="ce22" office:value-type="float" office:value="0" calcext:value-type="float">
            <text:p>0</text:p>
          </table:table-cell>
          <table:table-cell table:style-name="ce48" office:value-type="string" calcext:value-type="string">
            <text:p>- <text:span text:style-name="T7">The Victorian Internet</text:span><text:span text:style-name="T6"> reading and responses for every 1 or 2 chapters DUE</text:span></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3,4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4,06</text:p>
          </table:table-cell>
          <table:table-cell table:style-name="ce2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2" table:number-columns-repeated="3"/>
          <table:table-cell table:style-name="ce109" office:value-type="string" calcext:value-type="string">
            <text:p>- <text:span text:style-name="T7">The Victorian Internet</text:span><text:span text:style-name="T6"> reading and responses for every 1 or 2 chapters DUE</text:span></text:p>
          </table:table-cell>
          <table:table-cell table:style-name="ce22" table:number-columns-repeated="3"/>
          <table:table-cell table:number-columns-repeated="2" table:style-name="ce22" office:value-type="float" office:value="0" calcext:value-type="float">
            <text:p>0</text:p>
          </table:table-cell>
          <table:table-cell table:style-name="ce22" office:value-type="string" calcext:value-type="string">
            <text:p>1 (late)</text:p>
          </table:table-cell>
          <table:table-cell table:style-name="ce21" table:number-columns-repeated="987"/>
          <table:table-cell table:number-columns-repeated="2"/>
        </table:table-row>
        <table:table-row table:style-name="ro1">
          <table:table-cell table:style-name="ce19" office:value-type="date" office:date-value="2016-10-16" calcext:value-type="date">
            <text:p>2016-10-16</text:p>
          </table:table-cell>
          <table:table-cell table:style-name="ce22" office:value-type="string" calcext:value-type="string">
            <text:p>10,51 (IIRC; for certain by 10,54)</text:p>
          </table:table-cell>
          <table:table-cell table:number-columns-repeated="4" table:style-name="ce22" office:value-type="float" office:value="1" calcext:value-type="float">
            <text:p>1</text:p>
          </table:table-cell>
          <table:table-cell table:style-name="ce22" office:value-type="string" calcext:value-type="string">
            <text:p>11,00</text:p>
          </table:table-cell>
          <table:table-cell table:style-name="ce22" office:value-type="string" calcext:value-type="string">
            <text:p>N/A</text:p>
          </table:table-cell>
          <table:table-cell table:style-name="ce30" office:value-type="string" calcext:value-type="string">
            <text:p>1 Finish masterwork study like a boss1 Laundry1 Jeopardy question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one?</text:p>
          </table:table-cell>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01,07</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1,34</text:p>
          </table:table-cell>
          <table:table-cell table:style-name="ce22"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2" table:number-columns-repeated="7"/>
          <table:table-cell table:style-name="ce22" office:value-type="string" calcext:value-type="string">
            <text:p>P</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7" calcext:value-type="date">
            <text:p>2016-10-17</text:p>
          </table:table-cell>
          <table:table-cell table:style-name="ce22" office:value-type="string" calcext:value-type="string">
            <text:p>07,18</text:p>
          </table:table-cell>
          <table:table-cell table:number-columns-repeated="4" table:style-name="ce22" office:value-type="float" office:value="1" calcext:value-type="float">
            <text:p>1</text:p>
          </table:table-cell>
          <table:table-cell table:style-name="ce22" office:value-type="string" calcext:value-type="string">
            <text:p>07,29</text:p>
          </table:table-cell>
          <table:table-cell table:style-name="ce22" office:value-type="string" calcext:value-type="string">
            <text:p>(took bus)</text:p>
          </table:table-cell>
          <table:table-cell table:style-name="ce30" office:value-type="string" calcext:value-type="string">
            <text:p>- Class0 Send job application to Velma</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8" office:value-type="string" calcext:value-type="string">
            <text:p>- Circles masterwork study DUE</text:p>
          </table:table-cell>
          <table:table-cell table:style-name="ce62"/>
          <table:table-cell table:style-name="ce22" office:value-type="string" calcext:value-type="string">
            <text:p>Vacuumed some.</text:p>
          </table:table-cell>
          <table:table-cell table:style-name="ce22" office:value-type="string" calcext:value-type="string">
            <text:p>1 (a little late)</text:p>
          </table:table-cell>
          <table:table-cell table:style-name="ce22" office:value-type="string" calcext:value-type="string">
            <text:p>00,32</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3</text:p>
          </table:table-cell>
          <table:table-cell table:style-name="ce22" office:value-type="string" calcext:value-type="string">
            <text:p>Didn’t do the job application. Lame.</text:p>
          </table:table-cell>
          <table:table-cell table:style-name="ce22" table:number-columns-repeated="7"/>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8" calcext:value-type="date">
            <text:p>2016-10-18</text:p>
          </table:table-cell>
          <table:table-cell table:style-name="ce22" office:value-type="string" calcext:value-type="string">
            <text:p>07,20</text:p>
          </table:table-cell>
          <table:table-cell table:number-columns-repeated="4" table:style-name="ce22" office:value-type="float" office:value="1" calcext:value-type="float">
            <text:p>1</text:p>
          </table:table-cell>
          <table:table-cell table:style-name="ce22" office:value-type="string" calcext:value-type="string">
            <text:p>07,52 or 07,53</text:p>
          </table:table-cell>
          <table:table-cell table:style-name="ce22"/>
          <table:table-cell table:style-name="ce30" office:value-type="string" calcext:value-type="string">
            <text:p>- Class</text:p>
          </table:table-cell>
          <table:table-cell table:style-name="ce22"/>
          <table:table-cell table:number-columns-repeated="2"/>
          <table:table-cell table:style-name="ce22" office:value-type="float" office:value="1" calcext:value-type="float">
            <text:p>1</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06</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23,23</text:p>
          </table:table-cell>
          <table:table-cell table:style-name="ce22"/>
          <table:table-cell table:style-name="ce22" office:value-type="string" calcext:value-type="string">
            <text:p>2,2,1 (? Can’t remember what day for sure)</text:p>
          </table:table-cell>
          <table:table-cell table:style-name="ce22" table:number-columns-repeated="6"/>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19" calcext:value-type="date">
            <text:p>2016-10-19</text:p>
          </table:table-cell>
          <table:table-cell table:style-name="ce22" office:value-type="string" calcext:value-type="string">
            <text:p>07,35 (IIRC; at least by 07,37)</text:p>
          </table:table-cell>
          <table:table-cell table:number-columns-repeated="4" table:style-name="ce22" office:value-type="float" office:value="1" calcext:value-type="float">
            <text:p>1</text:p>
          </table:table-cell>
          <table:table-cell table:style-name="ce22" office:value-type="string" calcext:value-type="string">
            <text:p>08,12</text:p>
          </table:table-cell>
          <table:table-cell table:style-name="ce22" office:value-type="string" calcext:value-type="string">
            <text:p>(took bus)</text:p>
          </table:table-cell>
          <table:table-cell table:style-name="ce30" office:value-type="string" calcext:value-type="string">
            <text:p>1 Class1 NMD100 Quiz on Victorian Internet0(forgot) 11am to 1pm: 104 EAX SSS free food and party0 Send job application to Velma</text:p>
          </table:table-cell>
          <table:table-cell table:style-name="ce22"/>
          <table:table-cell table:number-columns-repeated="2"/>
          <table:table-cell table:style-name="ce22" office:value-type="string" calcext:value-type="string">
            <text:p>P?</text:p>
          </table:table-cell>
          <table:table-cell table:style-name="ce22" office:value-type="float" office:value="0" calcext:value-type="float">
            <text:p>0</text:p>
          </table:table-cell>
          <table:table-cell table:style-name="ce47"/>
          <table:table-cell table:style-name="ce6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23,59</text:p>
          </table:table-cell>
          <table:table-cell table:style-name="ce22" office:value-type="float" office:value="1" calcext:value-type="float">
            <text:p>1</text:p>
          </table:table-cell>
          <table:table-cell table:style-name="ce22"/>
          <table:table-cell table:number-columns-repeated="2" table:style-name="ce22" office:value-type="float" office:value="0" calcext:value-type="float">
            <text:p>0</text:p>
          </table:table-cell>
          <table:table-cell table:style-name="ce22" office:value-type="string" calcext:value-type="string">
            <text:p>00,38</text:p>
          </table:table-cell>
          <table:table-cell table:style-name="ce22" table:number-columns-repeated="8"/>
          <table:table-cell table:style-name="ce22" office:value-type="string" calcext:value-type="string">
            <text:p>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0" calcext:value-type="date">
            <text:p>2016-10-20</text:p>
          </table:table-cell>
          <table:table-cell table:style-name="ce21" office:value-type="string" calcext:value-type="string">
            <text:p>08,55 (IIRC)? At least by 08,58</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At least by 09,10 (IIRC) when I was out waiting for the bus)</text:p>
          </table:table-cell>
          <table:table-cell table:style-name="ce21" office:value-type="string" calcext:value-type="string">
            <text:p>(took bus, but missed first one)</text:p>
          </table:table-cell>
          <table:table-cell table:style-name="ce28" office:value-type="string" calcext:value-type="string">
            <text:p>1 ClassP FINISH COMIC OUTLINE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 Comic final outline don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6</text:p>
          </table:table-cell>
          <table:table-cell table:style-name="ce21"/>
          <table:table-cell table:style-name="ce22"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0-21" calcext:value-type="date">
            <text:p>2016-10-21</text:p>
          </table:table-cell>
          <table:table-cell table:style-name="ce21" office:value-type="string" calcext:value-type="string">
            <text:p>08,50</text:p>
          </table:table-cell>
          <table:table-cell table:number-columns-repeated="4" table:style-name="ce21" office:value-type="float" office:value="1" calcext:value-type="float">
            <text:p>1</text:p>
          </table:table-cell>
          <table:table-cell table:style-name="ce21" office:value-type="string" calcext:value-type="string">
            <text:p>09,07</text:p>
          </table:table-cell>
          <table:table-cell table:style-name="ce21" office:value-type="string" calcext:value-type="string">
            <text:p>(took bus, but missed first one)</text:p>
          </table:table-cell>
          <table:table-cell table:style-name="ce28" office:value-type="string" calcext:value-type="string">
            <text:p>0 Comic final outline DUE0 Send job application to Velma</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0 (IIRC)</text:p>
          </table:table-cell>
          <table:table-cell table:style-name="ce49" office:value-type="string" calcext:value-type="string">
            <text:p>- Comic final outline DUE</text:p>
          </table:table-cell>
          <table:table-cell table:style-name="ce62"/>
          <table:table-cell table:style-name="ce21" office:value-type="float" office:value="0" calcext:value-type="float">
            <text:p>0</text:p>
          </table:table-cell>
          <table:table-cell table:style-name="ce2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1" office:value-type="string" calcext:value-type="string">
            <text:p>04,14? (at least by 04,15)</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7</text:p>
          </table:table-cell>
          <table:table-cell table:style-name="ce21" office:value-type="string" calcext:value-type="string">
            <text:p>Majorly overslept two days in a row. Wtf.</text:p>
          </table:table-cell>
          <table:table-cell table:style-name="ce22" office:value-type="string" calcext:value-type="string">
            <text:p>1,2,2</text:p>
          </table:table-cell>
          <table:table-cell table:style-name="ce21" table:number-columns-repeated="6"/>
          <table:table-cell table:style-name="ce21" office:value-type="string" calcext:value-type="string">
            <text:p>0?</text:p>
          </table:table-cell>
          <table:table-cell table:style-name="ce21" office:value-type="string" calcext:value-type="string">
            <text:p>0 or P (IIRC)</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2" calcext:value-type="date">
            <text:p>2016-10-22</text:p>
          </table:table-cell>
          <table:table-cell table:style-name="ce21" office:value-type="string" calcext:value-type="string">
            <text:p>? (at least by 13,23</text:p>
          </table:table-cell>
          <table:table-cell table:number-columns-repeated="4" table:style-name="ce21" office:value-type="float" office:value="1" calcext:value-type="float">
            <text:p>1</text:p>
          </table:table-cell>
          <table:table-cell table:style-name="ce21" office:value-type="string" calcext:value-type="string">
            <text:p>? (at least by 13,25)</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5</text:p>
          </table:table-cell>
          <table:table-cell table:style-name="ce21" office:value-type="string" calcext:value-type="string">
            <text:p>Make that three days in a row. I’m worried about Monday.I didn’t really get much of significance done today. :(</text:p>
          </table:table-cell>
          <table:table-cell table:style-name="ce21" office:value-type="string" calcext:value-type="string">
            <text:p>1,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0-23" calcext:value-type="date">
            <text:p>2016-10-23</text:p>
          </table:table-cell>
          <table:table-cell table:style-name="ce21" office:value-type="string" calcext:value-type="string">
            <text:p>(08,13?) At least by 08,14.</text:p>
          </table:table-cell>
          <table:table-cell table:number-columns-repeated="4" table:style-name="ce21" office:value-type="string" calcext:value-type="string">
            <text:p>1 (after going outside)</text:p>
          </table:table-cell>
          <table:table-cell table:style-name="ce21" office:value-type="string" calcext:value-type="string">
            <text:p>08,36</text:p>
          </table:table-cell>
          <table:table-cell table:style-name="ce21" office:value-type="string" calcext:value-type="string">
            <text:p>N/A</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23,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16</text:p>
          </table:table-cell>
          <table:table-cell table:style-name="ce2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going outside)</text:p>
          </table:table-cell>
          <table:table-cell table:style-name="ce21" table:number-columns-repeated="987"/>
          <table:table-cell table:number-columns-repeated="2"/>
        </table:table-row>
        <table:table-row table:style-name="ro1">
          <table:table-cell table:style-name="ce19" office:value-type="date" office:date-value="2016-10-24" calcext:value-type="date">
            <text:p>2016-10-24</text:p>
          </table:table-cell>
          <table:table-cell table:style-name="ce21" office:value-type="string" calcext:value-type="string">
            <text:p>7,50? at least by 7.52</text:p>
          </table:table-cell>
          <table:table-cell table:style-name="ce21" office:value-type="string" calcext:value-type="string">
            <text:p>1 (IIRC)</text:p>
          </table:table-cell>
          <table:table-cell table:number-columns-repeated="3" table:style-name="ce21" office:value-type="float" office:value="1" calcext:value-type="float">
            <text:p>1</text:p>
          </table:table-cell>
          <table:table-cell table:style-name="ce21" office:value-type="string" calcext:value-type="string">
            <text:p>8,07? At least by 08,14</text:p>
          </table:table-cell>
          <table:table-cell table:style-name="ce21" office:value-type="string" calcext:value-type="string">
            <text:p>(took bus)</text:p>
          </table:table-cell>
          <table:table-cell table:style-name="ce28" office:value-type="string" calcext:value-type="string">
            <text:p>- Frogger- War of the Worlds blog post- Start portrait (don’t get sucked into it)- Clonk through blog posts- Finish comic outline</text:p>
          </table:table-cell>
          <table:table-cell table:style-name="ce21"/>
          <table:table-cell table:number-columns-repeated="2"/>
          <table:table-cell table:style-name="ce21" office:value-type="string" calcext:value-type="string">
            <text:p>1 or P (IIRC)</text:p>
          </table:table-cell>
          <table:table-cell table:style-name="ce21" office:value-type="float" office:value="0" calcext:value-type="float">
            <text:p>0</text:p>
          </table:table-cell>
          <table:table-cell table:style-name="ce46"/>
          <table:table-cell table:style-name="ce6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It seemed stressful to think about.</text:p>
          </table:table-cell>
          <table:table-cell table:style-name="ce21" table:number-columns-repeated="7"/>
          <table:table-cell table:style-name="ce21" office:value-type="string" calcext:value-type="string">
            <text:p>0 or P (IIRC)</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table:number-columns-repeated="987"/>
          <table:table-cell table:number-columns-repeated="2"/>
        </table:table-row>
        <table:table-row table:style-name="ro1">
          <table:table-cell table:style-name="ce19" office:value-type="date" office:date-value="2016-10-25" calcext:value-type="date">
            <text:p>2016-10-25</text:p>
          </table:table-cell>
          <table:table-cell table:style-name="ce21" office:value-type="string" calcext:value-type="string">
            <text:p>7,45? (IIRC) (At least by 08,01)</text:p>
          </table:table-cell>
          <table:table-cell table:number-columns-repeated="4" table:style-name="ce21" office:value-type="float" office:value="1" calcext:value-type="float">
            <text:p>1</text:p>
          </table:table-cell>
          <table:table-cell table:style-name="ce21" office:value-type="string" calcext:value-type="string">
            <text:p>08,04</text:p>
          </table:table-cell>
          <table:table-cell table:style-name="ce21" office:value-type="string" calcext:value-type="string">
            <text:p>(took bus)</text:p>
          </table:table-cell>
          <table:table-cell table:style-name="ce28" office:value-type="string" calcext:value-type="string">
            <text:p>1 Class1 Fill pill minder (PM not full since out of B12)</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Rent check DUE $401,19</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At least by 00,46 (before that, I’m pretty sure)</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14</text:p>
          </table:table-cell>
          <table:table-cell table:style-name="ce21" office:value-type="string" calcext:value-type="string">
            <text:p>Imma get this eventually.</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6" calcext:value-type="date">
            <text:p>2016-10-26</text:p>
          </table:table-cell>
          <table:table-cell table:style-name="ce21" office:value-type="string" calcext:value-type="string">
            <text:p>~08,50?</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By 12,10</text:p>
          </table:table-cell>
          <table:table-cell table:style-name="ce21" office:value-type="string" calcext:value-type="string">
            <text:p>(got ride)</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IIRC)</text:p>
          </table:table-cell>
          <table:table-cell table:style-name="ce21" office:value-type="string" calcext:value-type="string">
            <text:p>0 (IIRC)</text:p>
          </table:table-cell>
          <table:table-cell table:style-name="ce49" office:value-type="string" calcext:value-type="string">
            <text:p>0 War of the Worlds blog pos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1" office:value-type="float" office:value="1" calcext:value-type="float">
            <text:p>1</text:p>
          </table:table-cell>
          <table:table-cell table:style-name="ce21" office:value-type="string" calcext:value-type="string">
            <text:p>00,3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9</text:p>
          </table:table-cell>
          <table:table-cell table:style-name="ce21" table:number-columns-repeated="8"/>
          <table:table-cell table:style-name="ce21" office:value-type="string" calcext:value-type="string">
            <text:p>P</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0-27" calcext:value-type="date">
            <text:p>2016-10-27</text:p>
          </table:table-cell>
          <table:table-cell table:style-name="ce21" office:value-type="string" calcext:value-type="string">
            <text:p>07,50</text:p>
          </table:table-cell>
          <table:table-cell table:number-columns-repeated="4" table:style-name="ce21" office:value-type="float" office:value="1" calcext:value-type="float">
            <text:p>1</text:p>
          </table:table-cell>
          <table:table-cell table:style-name="ce21" office:value-type="string" calcext:value-type="string">
            <text:p>08,06? (IIRC)</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9" office:value-type="string" calcext:value-type="string">
            <text:p>P War of the Worlds blog post</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4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7</text:p>
          </table:table-cell>
          <table:table-cell table:style-name="ce2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8" calcext:value-type="date">
            <text:p>2016-10-28</text:p>
          </table:table-cell>
          <table:table-cell table:style-name="ce21" office:value-type="string" calcext:value-type="string">
            <text:p>08,17? At least by 08,18</text:p>
          </table:table-cell>
          <table:table-cell table:number-columns-repeated="4" table:style-name="ce21" office:value-type="float" office:value="1" calcext:value-type="float">
            <text:p>1</text:p>
          </table:table-cell>
          <table:table-cell table:style-name="ce21" office:value-type="string" calcext:value-type="string">
            <text:p>At least by 08,35 but before that I think</text:p>
          </table:table-cell>
          <table:table-cell table:style-name="ce21"/>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1 Frogger game DUE- Portrai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1" office:value-type="float" office:value="0" calcext:value-type="float">
            <text:p>0</text:p>
          </table:table-cell>
          <table:table-cell table:style-name="ce21" office:value-type="string" calcext:value-type="string">
            <text:p>1 (? There aren’t pills for today in the pill minder, but I don’t particularly remember taking them…)</text:p>
          </table:table-cell>
          <table:table-cell table:style-name="ce21" office:value-type="string" calcext:value-type="string">
            <text:p>03,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24</text:p>
          </table:table-cell>
          <table:table-cell table:style-name="ce21" office:value-type="string" calcext:value-type="string">
            <text:p>I feel better now, I think because I got frogger in. Does wonders for my spirits getting work done, \m/. Peeeeeace. Hsuououououo good nighti m tired tho!</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29" calcext:value-type="date">
            <text:p>2016-10-29</text:p>
          </table:table-cell>
          <table:table-cell table:style-name="ce21" office:value-type="string" calcext:value-type="string">
            <text:p>11,38</text:p>
          </table:table-cell>
          <table:table-cell table:number-columns-repeated="4" table:style-name="ce21" office:value-type="float" office:value="1" calcext:value-type="float">
            <text:p>1</text:p>
          </table:table-cell>
          <table:table-cell table:style-name="ce21" office:value-type="string" calcext:value-type="string">
            <text:p>13,23</text:p>
          </table:table-cell>
          <table:table-cell table:style-name="ce21" office:value-type="string" calcext:value-type="string">
            <text:p>N/A</text:p>
          </table:table-cell>
          <table:table-cell table:style-name="ce2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1"/>
          <table:table-cell table:number-columns-repeated="2"/>
          <table:table-cell table:style-name="ce21" office:value-type="string" calcext:value-type="string">
            <text:p>1 (IIRC)</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42</text:p>
          </table:table-cell>
          <table:table-cell table:style-name="ce21" office:value-type="string" calcext:value-type="string">
            <text:p>laaaa8888888</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0" calcext:value-type="date">
            <text:p>2016-10-30</text:p>
          </table:table-cell>
          <table:table-cell table:style-name="ce21" office:value-type="string" calcext:value-type="string">
            <text:p>by 12,20 (within ~1minute before)</text:p>
          </table:table-cell>
          <table:table-cell table:number-columns-repeated="2" table:style-name="ce21" office:value-type="float" office:value="1" calcext:value-type="float">
            <text:p>1</text:p>
          </table:table-cell>
          <table:table-cell table:style-name="ce21" office:value-type="string" calcext:value-type="string">
            <text:p>1 (confirmed 3 pills made it into my mouth and swallowed, unless I'm hallucinating)</text:p>
          </table:table-cell>
          <table:table-cell table:style-name="ce21" office:value-type="float" office:value="1" calcext:value-type="float">
            <text:p>1</text:p>
          </table:table-cell>
          <table:table-cell table:style-name="ce21" office:value-type="string" calcext:value-type="string">
            <text:p>by 12,40</text:p>
          </table:table-cell>
          <table:table-cell table:style-name="ce21" office:value-type="string" calcext:value-type="string">
            <text:p>N/A</text:p>
          </table:table-cell>
          <table:table-cell table:style-name="ce28" office:value-type="string" calcext:value-type="string">
            <text:p>1 To clarify my earlier answer1 Now: fill pill minders1 13,00 make portrait1 14,00 finish blog post War of the Worlds</text:p>
          </table:table-cell>
          <table:table-cell table:style-name="ce21" office:value-type="string" calcext:value-type="string">
            <text:p>12,47</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string" calcext:value-type="string">
            <text:p>Vacuumed some.</text:p>
          </table:table-cell>
          <table:table-cell table:style-name="ce21" office:value-type="float" office:value="1" calcext:value-type="float">
            <text:p>1</text:p>
          </table:table-cell>
          <table:table-cell table:style-name="ce21" office:value-type="string" calcext:value-type="string">
            <text:p>by 00,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7</text:p>
          </table:table-cell>
          <table:table-cell table:style-name="ce2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0-31" calcext:value-type="date">
            <text:p>2016-10-31</text:p>
          </table:table-cell>
          <table:table-cell table:style-name="ce21" office:value-type="string" calcext:value-type="string">
            <text:p>07,51? (IIRC)</text:p>
          </table:table-cell>
          <table:table-cell table:number-columns-repeated="4" table:style-name="ce21" office:value-type="float" office:value="1" calcext:value-type="float">
            <text:p>1</text:p>
          </table:table-cell>
          <table:table-cell table:style-name="ce21" office:value-type="string" calcext:value-type="string">
            <text:p>08,06</text:p>
          </table:table-cell>
          <table:table-cell table:style-name="ce21" office:value-type="string" calcext:value-type="string">
            <text:p>(took bus)</text:p>
          </table:table-cell>
          <table:table-cell table:style-name="ce28" office:value-type="string" calcext:value-type="string">
            <text:p>1 Class1 12,00 finish blog post War of the Worlds- 13,00 make portrait</text:p>
          </table:table-cell>
          <table:table-cell table:style-name="ce21" office:value-type="string" calcext:value-type="string">
            <text:p>11,35</text:p>
          </table:table-cell>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office:value-type="string" calcext:value-type="string">
            <text:p>- Resource post 10: 31 Oct. DUE</text:p>
          </table:table-cell>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8</text:p>
          </table:table-cell>
          <table:table-cell table:style-name="ce21" office:value-type="string" calcext:value-type="string">
            <text:p>friggin late. I thought it was like 00,30</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1" calcext:value-type="date">
            <text:p>2016-11-01</text:p>
          </table:table-cell>
          <table:table-cell table:style-name="ce21" office:value-type="string" calcext:value-type="string">
            <text:p>07,32</text:p>
          </table:table-cell>
          <table:table-cell table:number-columns-repeated="4" table:style-name="ce21" office:value-type="float" office:value="1" calcext:value-type="float">
            <text:p>1</text:p>
          </table:table-cell>
          <table:table-cell table:style-name="ce21" office:value-type="string" calcext:value-type="string">
            <text:p>by 07,48</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0</text:p>
          </table:table-cell>
          <table:table-cell table:style-name="ce21" office:value-type="string" calcext:value-type="string">
            <text:p>still late. Not as bad as last night but still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2" calcext:value-type="date">
            <text:p>2016-11-02</text:p>
          </table:table-cell>
          <table:table-cell table:style-name="ce21" office:value-type="string" calcext:value-type="string">
            <text:p>07,38 (if I remembered correctly when I made a note yesterday)</text:p>
          </table:table-cell>
          <table:table-cell table:number-columns-repeated="2"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 (IIRC)</text:p>
          </table:table-cell>
          <table:table-cell table:style-name="ce21" office:value-type="string" calcext:value-type="string">
            <text:p>07,56 (if I remembered correctly when I made a note yesterday)</text:p>
          </table:table-cell>
          <table:table-cell table:style-name="ce21" office:value-type="string" calcext:value-type="string">
            <text:p>(took bus)</text:p>
          </table:table-cell>
          <table:table-cell table:style-name="ce28" office:value-type="string" calcext:value-type="string">
            <text:p>1 Class</text:p>
          </table:table-cell>
          <table:table-cell table:style-name="ce21"/>
          <table:table-cell table:number-columns-repeated="2"/>
          <table:table-cell table:style-name="ce21" office:value-type="string" calcext:value-type="string">
            <text:p>P or 1 (IIRC)</text:p>
          </table:table-cell>
          <table:table-cell table:style-name="ce21" office:value-type="float" office:value="0" calcext:value-type="float">
            <text:p>0</text:p>
          </table:table-cell>
          <table:table-cell table:style-name="ce49"/>
          <table:table-cell table:style-name="ce6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0</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1</text:p>
          </table:table-cell>
          <table:table-cell table:style-name="ce21" table:number-columns-repeated="8"/>
          <table:table-cell table:style-name="ce21" office:value-type="string" calcext:value-type="string">
            <text:p>P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3" calcext:value-type="date">
            <text:p>2016-11-03</text:p>
          </table:table-cell>
          <table:table-cell table:style-name="ce21" office:value-type="string" calcext:value-type="string">
            <text:p>08,10 (IIRC)</text:p>
          </table:table-cell>
          <table:table-cell table:number-columns-repeated="4" table:style-name="ce21" office:value-type="float" office:value="1" calcext:value-type="float">
            <text:p>1</text:p>
          </table:table-cell>
          <table:table-cell table:style-name="ce21" office:value-type="string" calcext:value-type="string">
            <text:p>08,28</text:p>
          </table:table-cell>
          <table:table-cell table:style-name="ce21"/>
          <table:table-cell table:style-name="ce28" office:value-type="string" calcext:value-type="string">
            <text:p>- Work on Portriat- Class- Finish Portarit- Do pixel art- Do blog posts</text:p>
          </table:table-cell>
          <table:table-cell table:style-name="ce21"/>
          <table:table-cell table:number-columns-repeated="2"/>
          <table:table-cell table:style-name="ce21" table:number-columns-repeated="2"/>
          <table:table-cell table:style-name="ce49"/>
          <table:table-cell table:style-name="ce62"/>
          <table:table-cell table:style-name="ce21" table:number-columns-repeated="18"/>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4" calcext:value-type="date">
            <text:p>2016-11-04</text:p>
          </table:table-cell>
          <table:table-cell table:style-name="ce21" office:value-type="string" calcext:value-type="string">
            <text:p>~10,45?, IIRC</text:p>
          </table:table-cell>
          <table:table-cell table:style-name="ce21" office:value-type="string" calcext:value-type="string">
            <text:p>?</text:p>
          </table:table-cell>
          <table:table-cell table:style-name="ce21" office:value-type="float" office:value="1" calcext:value-type="float">
            <text:p>1</text:p>
          </table:table-cell>
          <table:table-cell table:style-name="ce21" office:value-type="string" calcext:value-type="string">
            <text:p>1?</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11,00? Woke up late and biked</text:p>
          </table:table-cell>
          <table:table-cell table:style-name="ce28" office:value-type="string" calcext:value-type="string">
            <text:p>0 ClassP Class0 Finish Portarit0 Do pixel art0 Do blog posts</text:p>
          </table:table-cell>
          <table:table-cell table:style-name="ce21"/>
          <table:table-cell table:number-columns-repeated="2"/>
          <table:table-cell table:style-name="ce21" table:number-columns-repeated="2"/>
          <table:table-cell table:style-name="ce49"/>
          <table:table-cell table:style-name="ce62"/>
          <table:table-cell table:style-name="ce21" office:value-type="string" calcext:value-type="string">
            <text:p>P</text:p>
          </table:table-cell>
          <table:table-cell table:style-name="ce21" office:value-type="float" office:value="1" calcext:value-type="float">
            <text:p>1</text:p>
          </table:table-cell>
          <table:table-cell table:style-name="ce21" office:value-type="string" calcext:value-type="string">
            <text:p>00,0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28</text:p>
          </table:table-cell>
          <table:table-cell table:style-name="ce2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1" table:number-columns-repeated="9"/>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05" calcext:value-type="date">
            <text:p>2016-11-05</text:p>
          </table:table-cell>
          <table:table-cell table:style-name="ce21" office:value-type="string" calcext:value-type="string">
            <text:p>10,19 (displayed as 09,19)</text:p>
          </table:table-cell>
          <table:table-cell table:number-columns-repeated="4" table:style-name="ce21" office:value-type="float" office:value="1" calcext:value-type="float">
            <text:p>1</text:p>
          </table:table-cell>
          <table:table-cell table:style-name="ce21" office:value-type="string" calcext:value-type="string">
            <text:p>11,28 (displayed as 10,28)</text:p>
          </table:table-cell>
          <table:table-cell table:style-name="ce21" office:value-type="string" calcext:value-type="string">
            <text:p>N/A</text:p>
          </table:table-cell>
          <table:table-cell table:style-name="ce28" office:value-type="string" calcext:value-type="string">
            <text:p>09,00 to 11,00: nmd104 home lab session12,00 to 14,00: nmd100 home lab session</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9"/>
          <table:table-cell table:style-name="ce62" office:value-type="string" calcext:value-type="string">
            <text:p>- Reading "The Circle"- Do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07 (displayed as 23,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8 (displayed as 00,28)</text:p>
          </table:table-cell>
          <table:table-cell table:style-name="ce21" office:value-type="string" calcext:value-type="string">
            <text:p>On fb it said “proffes” (or less likely “proffess”) before I edited it, iirc, which i’m pretty sure I do.The portrait is done, at long las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6" calcext:value-type="date">
            <text:p>2016-11-06</text:p>
          </table:table-cell>
          <table:table-cell table:style-name="ce21" office:value-type="string" calcext:value-type="string">
            <text:p>08,59</text:p>
          </table:table-cell>
          <table:table-cell table:number-columns-repeated="4" table:style-name="ce21" office:value-type="float" office:value="1" calcext:value-type="float">
            <text:p>1</text:p>
          </table:table-cell>
          <table:table-cell table:style-name="ce21" office:value-type="string" calcext:value-type="string">
            <text:p>09,15</text:p>
          </table:table-cell>
          <table:table-cell table:style-name="ce21"/>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3</text:p>
          </table:table-cell>
          <table:table-cell table:style-name="ce21"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07" calcext:value-type="date">
            <text:p>2016-11-07</text:p>
          </table:table-cell>
          <table:table-cell table:style-name="ce21" office:value-type="string" calcext:value-type="string">
            <text:p>08,36 (IIRC, which I think I do)</text:p>
          </table:table-cell>
          <table:table-cell table:style-name="ce21" office:value-type="string" calcext:value-type="string">
            <text:p>1 (after returning from school)</text:p>
          </table:table-cell>
          <table:table-cell table:number-columns-repeated="2"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string" calcext:value-type="string">
            <text:p>by 13,12</text:p>
          </table:table-cell>
          <table:table-cell table:style-name="ce21" office:value-type="string" calcext:value-type="string">
            <text:p>around ~09,00 (slightly late for class, but at least one other person came in after me)</text:p>
          </table:table-cell>
          <table:table-cell table:style-name="ce28" office:value-type="string" calcext:value-type="string">
            <text:p>10,00 to 12,00: nmd104 home lab session13,00 to 15,00: nmd100 home lab session</text:p>
          </table:table-cell>
          <table:table-cell table:style-name="ce21"/>
          <table:table-cell table:number-columns-repeated="2"/>
          <table:table-cell table:style-name="ce21" table:number-columns-repeated="2"/>
          <table:table-cell table:style-name="ce49" office:value-type="string" calcext:value-type="string">
            <text:p>- The Circle reading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office:value-type="string" calcext:value-type="string">
            <text:p>ʒoot.</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08" calcext:value-type="date">
            <text:p>2016-11-08</text:p>
          </table:table-cell>
          <table:table-cell table:style-name="ce21" office:value-type="string" calcext:value-type="string">
            <text:p>~08,0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by 15,18 (but a couple minutes earlier probably)</text:p>
          </table:table-cell>
          <table:table-cell table:style-name="ce21" office:value-type="string" calcext:value-type="string">
            <text:p>(got ride)</text:p>
          </table:table-cell>
          <table:table-cell table:style-name="ce28" office:value-type="string" calcext:value-type="string">
            <text:p>1 ClassP Go to library for Photo$hop, NMD research, and ebooks article</text:p>
          </table:table-cell>
          <table:table-cell table:style-name="ce21"/>
          <table:table-cell table:number-columns-repeated="2"/>
          <table:table-cell table:style-name="ce21" table:number-columns-repeated="2"/>
          <table:table-cell table:style-name="ce49" office:value-type="string" calcext:value-type="string">
            <text:p>- Resource post 11: 7 Nov.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4</text:p>
          </table:table-cell>
          <table:table-cell table:style-name="ce21" office:value-type="string" calcext:value-type="string">
            <text:p>I Voted Today</text:p>
          </table:table-cell>
          <table:table-cell table:style-name="ce21" table:number-columns-repeated="9"/>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2">
          <table:table-cell table:style-name="ce19" office:value-type="date" office:date-value="2016-11-09" calcext:value-type="date">
            <text:p>2016-11-09</text:p>
          </table:table-cell>
          <table:table-cell table:style-name="ce21" office:value-type="string" calcext:value-type="string">
            <text:p>~08,46 (IIRC)</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 (after returning from school)</text:p>
          </table:table-cell>
          <table:table-cell table:style-name="ce21" office:value-type="float" office:value="1" calcext:value-type="float">
            <text:p>1</text:p>
          </table:table-cell>
          <table:table-cell table:style-name="ce21" office:value-type="string" calcext:value-type="string">
            <text:p>12,21 (maybe 12,20)</text:p>
          </table:table-cell>
          <table:table-cell table:style-name="ce21" office:value-type="string" calcext:value-type="string">
            <text:p>(got ride)</text:p>
          </table:table-cell>
          <table:table-cell table:style-name="ce28"/>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18</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6</text:p>
          </table:table-cell>
          <table:table-cell table:style-name="ce21" table:number-columns-repeated="8"/>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 (after returning from school)</text:p>
          </table:table-cell>
          <table:table-cell table:style-name="ce21" table:number-columns-repeated="987"/>
          <table:table-cell table:number-columns-repeated="2"/>
        </table:table-row>
        <table:table-row table:style-name="ro1">
          <table:table-cell table:style-name="ce19" office:value-type="date" office:date-value="2016-11-10" calcext:value-type="date">
            <text:p>2016-11-10</text:p>
          </table:table-cell>
          <table:table-cell table:style-name="ce21" office:value-type="string" calcext:value-type="string">
            <text:p>~09,50? (IIRC)</text:p>
          </table:table-cell>
          <table:table-cell table:number-columns-repeated="4" table:style-name="ce21" office:value-type="float" office:value="1" calcext:value-type="float">
            <text:p>1</text:p>
          </table:table-cell>
          <table:table-cell table:style-name="ce21" office:value-type="string" calcext:value-type="string">
            <text:p>~10,05? (IIRC)</text:p>
          </table:table-cell>
          <table:table-cell table:style-name="ce21" office:value-type="string" calcext:value-type="string">
            <text:p>(took bus, but missed first two)</text:p>
          </table:table-cell>
          <table:table-cell table:style-name="ce28" office:value-type="string" calcext:value-type="string">
            <text:p>WORK SESSIONS</text:p>
          </table:table-cell>
          <table:table-cell table:style-name="ce21"/>
          <table:table-cell table:number-columns-repeated="2"/>
          <table:table-cell table:style-name="ce21" office:value-type="string" calcext:value-type="string">
            <text:p>1 (or maybe P?)</text:p>
          </table:table-cell>
          <table:table-cell table:style-name="ce21" office:value-type="float" office:value="0" calcext:value-type="float">
            <text:p>0</text:p>
          </table:table-cell>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20? By 01,2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1" calcext:value-type="date">
            <text:p>2016-11-11</text:p>
          </table:table-cell>
          <table:table-cell table:style-name="ce21" office:value-type="string" calcext:value-type="string">
            <text:p>?</text:p>
          </table:table-cell>
          <table:table-cell table:style-name="ce21" table:number-columns-repeated="6"/>
          <table:table-cell table:style-name="ce28"/>
          <table:table-cell table:style-name="ce21"/>
          <table:table-cell table:number-columns-repeated="2"/>
          <table:table-cell table:style-name="ce21" table:number-columns-repeated="2"/>
          <table:table-cell table:style-name="ce49" office:value-type="string" calcext:value-type="string">
            <text:p>- Research Project summary DUE </text:p>
          </table:table-cell>
          <table:table-cell table:style-name="ce62"/>
          <table:table-cell table:style-name="ce21" table:number-columns-repeated="2"/>
          <table:table-cell table:style-name="ce21" office:value-type="string" calcext:value-type="string">
            <text:p>by 10,55</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23,21</text:p>
          </table:table-cell>
          <table:table-cell table:style-name="ce21" office:value-type="string" calcext:value-type="string">
            <text:p>wtf the summry was today that did not appen</text:p>
          </table:table-cell>
          <table:table-cell table:style-name="ce21" table:number-columns-repeated="997"/>
          <table:table-cell table:number-columns-repeated="2"/>
        </table:table-row>
        <table:table-row table:style-name="ro1">
          <table:table-cell table:style-name="ce19" office:value-type="date" office:date-value="2016-11-12" calcext:value-type="date">
            <text:p>2016-11-12</text:p>
          </table:table-cell>
          <table:table-cell table:style-name="ce21" office:value-type="string" calcext:value-type="string">
            <text:p>~10,45? (IIRC)</text:p>
          </table:table-cell>
          <table:table-cell table:style-name="ce21" office:value-type="float" office:value="1" calcext:value-type="float">
            <text:p>1</text:p>
          </table:table-cell>
          <table:table-cell table:style-name="ce21" office:value-type="string" calcext:value-type="string">
            <text:p>?</text:p>
          </table:table-cell>
          <table:table-cell table:style-name="ce21" office:value-type="string" calcext:value-type="string">
            <text:p>1 (in PM)</text:p>
          </table:table-cell>
          <table:table-cell table:style-name="ce21" office:value-type="string" calcext:value-type="string">
            <text:p>1 (then unmade it :P)</text:p>
          </table:table-cell>
          <table:table-cell table:style-name="ce21" office:value-type="string" calcext:value-type="string">
            <text:p>~10,50?? (IIRC)</text:p>
          </table:table-cell>
          <table:table-cell table:style-name="ce21" office:value-type="string" calcext:value-type="string">
            <text:p>Took 11,15 bus</text:p>
          </table:table-cell>
          <table:table-cell table:style-name="ce28" office:value-type="string" calcext:value-type="string">
            <text:p>1 Shower13,00 AT LIBRARY METING GROUP PROJECT</text:p>
          </table:table-cell>
          <table:table-cell table:style-name="ce21"/>
          <table:table-cell table:number-columns-repeated="2"/>
          <table:table-cell table:style-name="ce21" office:value-type="float" office:value="1" calcext:value-type="float">
            <text:p>1</text:p>
          </table:table-cell>
          <table:table-cell table:style-name="ce21"/>
          <table:table-cell table:style-name="ce49" office:value-type="string" calcext:value-type="string">
            <text:p>- Jeopardy questions based on summary DUE</text:p>
          </table:table-cell>
          <table:table-cell table:style-name="ce62"/>
          <table:table-cell table:style-name="ce21" office:value-type="string" calcext:value-type="string">
            <text:p>Some laundry</text:p>
          </table:table-cell>
          <table:table-cell table:style-name="ce21" office:value-type="float" office:value="1" calcext:value-type="float">
            <text:p>1</text:p>
          </table:table-cell>
          <table:table-cell table:style-name="ce21" office:value-type="string" calcext:value-type="string">
            <text:p>01,17</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string" calcext:value-type="string">
            <text:p>In morning</text:p>
          </table:table-cell>
          <table:table-cell table:style-name="ce21" office:value-type="string" calcext:value-type="string">
            <text:p>02,09</text:p>
          </table:table-cell>
          <table:table-cell table:style-name="ce21" table:number-columns-repeated="8"/>
          <table:table-cell table:style-name="ce21" office:value-type="float" office:value="1" calcext:value-type="float">
            <text:p>1</text:p>
          </table:table-cell>
          <table:table-cell table:style-name="ce21"/>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3" calcext:value-type="date">
            <text:p>2016-11-13</text:p>
          </table:table-cell>
          <table:table-cell table:style-name="ce21" office:value-type="string" calcext:value-type="string">
            <text:p>~09,30??</text:p>
          </table:table-cell>
          <table:table-cell table:number-columns-repeated="2" table:style-name="ce21" office:value-type="float" office:value="1" calcext:value-type="float">
            <text:p>1</text:p>
          </table:table-cell>
          <table:table-cell table:style-name="ce21" office:value-type="string" calcext:value-type="string">
            <text:p>1(IIRC) (I think I took the pills in Saturday's slot in the pill minder, IIRC, leading me to conclude that I think I missed a previous day)</text:p>
          </table:table-cell>
          <table:table-cell table:style-name="ce21" office:value-type="float" office:value="1" calcext:value-type="float">
            <text:p>1</text:p>
          </table:table-cell>
          <table:table-cell table:style-name="ce21" office:value-type="string" calcext:value-type="string">
            <text:p>By 10,00</text:p>
          </table:table-cell>
          <table:table-cell table:style-name="ce21"/>
          <table:table-cell table:style-name="ce28"/>
          <table:table-cell table:style-name="ce21"/>
          <table:table-cell table:number-columns-repeated="2"/>
          <table:table-cell table:style-name="ce21" table:number-columns-repeated="2"/>
          <table:table-cell table:style-name="ce49" office:value-type="string" calcext:value-type="string">
            <text:p>- "Powerpoint" based on summary DUE</text:p>
          </table:table-cell>
          <table:table-cell table:style-name="ce62"/>
          <table:table-cell table:style-name="ce21" office:value-type="string" calcext:value-type="string">
            <text:p>?</text:p>
          </table:table-cell>
          <table:table-cell table:style-name="ce21" office:value-type="string" calcext:value-type="string">
            <text:p>1 (late) (IIRC)</text:p>
          </table:table-cell>
          <table:table-cell table:style-name="ce21" office:value-type="string" calcext:value-type="string">
            <text:p>23,56 (except those I intend to leave running)</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9</text:p>
          </table:table-cell>
          <table:table-cell table:style-name="ce21" office:value-type="string" calcext:value-type="string">
            <text:p>im hungy even though i ate erarlier lol</text:p>
          </table:table-cell>
          <table:table-cell table:style-name="ce21" table:number-columns-repeated="9"/>
          <table:table-cell table:style-name="ce21" office:value-type="string" calcext:value-type="string">
            <text:p>1 (I'm fairly sure)</text:p>
          </table:table-cell>
          <table:table-cell table:style-name="ce21" table:number-columns-repeated="987"/>
          <table:table-cell table:number-columns-repeated="2"/>
        </table:table-row>
        <table:table-row table:style-name="ro2">
          <table:table-cell table:style-name="ce19" office:value-type="date" office:date-value="2016-11-14" calcext:value-type="date">
            <text:p>2016-11-14</text:p>
          </table:table-cell>
          <table:table-cell table:style-name="ce21" office:value-type="string" calcext:value-type="string">
            <text:p>~07,36 (IIRC)</text:p>
          </table:table-cell>
          <table:table-cell table:number-columns-repeated="4" table:style-name="ce21" office:value-type="string" calcext:value-type="string">
            <text:p>1 (IIRC)</text:p>
          </table:table-cell>
          <table:table-cell table:style-name="ce21" office:value-type="string" calcext:value-type="string">
            <text:p>?</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string" calcext:value-type="string">
            <text:p>0 (IIRC)</text:p>
          </table:table-cell>
          <table:table-cell table:style-name="ce21" office:value-type="string" calcext:value-type="string">
            <text:p>1 (late)</text:p>
          </table:table-cell>
          <table:table-cell table:style-name="ce21" office:value-type="string" calcext:value-type="string">
            <text:p>by 03,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2</text:p>
          </table:table-cell>
          <table:table-cell table:style-name="ce21" office:value-type="string" calcext:value-type="string">
            <text:p>ugh, late af. At least all my sections of the presentation for Wed. Are already drafted, though.</text:p>
          </table:table-cell>
          <table:table-cell table:style-name="ce21" table:number-columns-repeated="9"/>
          <table:table-cell table:style-name="ce21" office:value-type="string" calcext:value-type="string">
            <text:p>1 (IIRC)</text:p>
          </table:table-cell>
          <table:table-cell table:style-name="ce21" table:number-columns-repeated="987"/>
          <table:table-cell table:number-columns-repeated="2"/>
        </table:table-row>
        <table:table-row table:style-name="ro2">
          <table:table-cell table:style-name="ce19" office:value-type="date" office:date-value="2016-11-15" calcext:value-type="date">
            <text:p>2016-11-15</text:p>
          </table:table-cell>
          <table:table-cell table:style-name="ce21" office:value-type="string" calcext:value-type="string">
            <text:p>07,26 (IIRC)</text:p>
          </table:table-cell>
          <table:table-cell table:number-columns-repeated="3" table:style-name="ce21" office:value-type="float" office:value="1" calcext:value-type="float">
            <text:p>1</text:p>
          </table:table-cell>
          <table:table-cell table:style-name="ce21" office:value-type="string" calcext:value-type="string">
            <text:p>ish</text:p>
          </table:table-cell>
          <table:table-cell table:style-name="ce21" office:value-type="string" calcext:value-type="string">
            <text:p>~07,45–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05 (possibly 02,0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16" calcext:value-type="date">
            <text:p>2016-11-16</text:p>
          </table:table-cell>
          <table:table-cell table:style-name="ce21" office:value-type="string" calcext:value-type="string">
            <text:p>~09,01 (IIRC)</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13,07</text:p>
          </table:table-cell>
          <table:table-cell table:style-name="ce21" office:value-type="string" calcext:value-type="string">
            <text:p>Partway through class</text:p>
          </table:table-cell>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1 Research Project DUE - Resource post 12: 14 Nov. DUE</text:p>
          </table:table-cell>
          <table:table-cell table:style-name="ce62"/>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2,5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44</text:p>
          </table:table-cell>
          <table:table-cell table:style-name="ce21" office:value-type="string" calcext:value-type="string">
            <text:p>me being late again, urrghhh.</text:p>
          </table:table-cell>
          <table:table-cell table:style-name="ce21" table:number-columns-repeated="997"/>
          <table:table-cell table:number-columns-repeated="2"/>
        </table:table-row>
        <table:table-row table:style-name="ro1">
          <table:table-cell table:style-name="ce19" office:value-type="date" office:date-value="2016-11-17" calcext:value-type="date">
            <text:p>2016-11-17</text:p>
          </table:table-cell>
          <table:table-cell table:number-columns-repeated="3" table:style-name="ce21" office:value-type="string" calcext:value-type="string">
            <text:p>?</text:p>
          </table:table-cell>
          <table:table-cell table:style-name="ce21" office:value-type="string" calcext:value-type="string">
            <text:p>1 I think, but not sure when</text:p>
          </table:table-cell>
          <table:table-cell table:number-columns-repeated="2" table:style-name="ce21" office:value-type="string" calcext:value-type="string">
            <text:p>?</text:p>
          </table:table-cell>
          <table:table-cell table:style-name="ce21" office:value-type="string" calcext:value-type="string">
            <text:p>At class by 10,58 (IIRC)</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office:value-type="string" calcext:value-type="string">
            <text:p>- finish Jeopardy</text:p>
          </table:table-cell>
          <table:table-cell table:style-name="ce62"/>
          <table:table-cell table:style-name="ce21" table:number-columns-repeated="2"/>
          <table:table-cell table:style-name="ce21" office:value-type="string" calcext:value-type="string">
            <text:p>23,1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9</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1">
          <table:table-cell table:style-name="ce19" office:value-type="date" office:date-value="2016-11-18" calcext:value-type="date">
            <text:p>2016-11-18</text:p>
          </table:table-cell>
          <table:table-cell table:style-name="ce21" office:value-type="string" calcext:value-type="string">
            <text:p>~10,50???</text:p>
          </table:table-cell>
          <table:table-cell table:style-name="ce21"/>
          <table:table-cell table:style-name="ce21" office:value-type="string" calcext:value-type="string">
            <text:p>?</text:p>
          </table:table-cell>
          <table:table-cell table:style-name="ce21" office:value-type="float" office:value="0" calcext:value-type="float">
            <text:p>0</text:p>
          </table:table-cell>
          <table:table-cell table:number-columns-repeated="2" table:style-name="ce21" office:value-type="string" calcext:value-type="string">
            <text:p>?</text:p>
          </table:table-cell>
          <table:table-cell table:style-name="ce21" office:value-type="string" calcext:value-type="string">
            <text:p>Late for second lab</text:p>
          </table:table-cell>
          <table:table-cell table:style-name="ce28"/>
          <table:table-cell table:style-name="ce21"/>
          <table:table-cell table:number-columns-repeated="2"/>
          <table:table-cell table:style-name="ce21" table:number-columns-repeated="2"/>
          <table:table-cell table:style-name="ce46" office:value-type="string" calcext:value-type="string">
            <text:p>if this is Friday, p5.js 20-25 shapes picture ue</text:p>
          </table:table-cell>
          <table:table-cell table:style-name="ce62"/>
          <table:table-cell table:style-name="ce21"/>
          <table:table-cell table:style-name="ce21" office:value-type="float" office:value="1" calcext:value-type="float">
            <text:p>1</text:p>
          </table:table-cell>
          <table:table-cell table:style-name="ce21" office:value-type="string" calcext:value-type="string">
            <text:p>by 02,3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4</text:p>
          </table:table-cell>
          <table:table-cell table:style-name="ce21" table:number-columns-repeated="998"/>
          <table:table-cell table:number-columns-repeated="2"/>
        </table:table-row>
        <table:table-row table:style-name="ro2">
          <table:table-cell table:style-name="ce19" office:value-type="date" office:date-value="2016-11-19" calcext:value-type="date">
            <text:p>2016-11-19</text:p>
          </table:table-cell>
          <table:table-cell table:style-name="ce21" office:value-type="string" calcext:value-type="string">
            <text:p>~13,45?? IIRC</text:p>
          </table:table-cell>
          <table:table-cell table:style-name="ce21" office:value-type="float" office:value="1" calcext:value-type="float">
            <text:p>1</text:p>
          </table:table-cell>
          <table:table-cell table:style-name="ce21" office:value-type="string" calcext:value-type="string">
            <text:p>1?</text:p>
          </table:table-cell>
          <table:table-cell table:number-columns-repeated="2" table:style-name="ce21" office:value-type="float" office:value="1" calcext:value-type="float">
            <text:p>1</text:p>
          </table:table-cell>
          <table:table-cell table:style-name="ce21" office:value-type="string" calcext:value-type="string">
            <text:p>don't remember</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45</text:p>
          </table:table-cell>
          <table:table-cell table:style-name="ce21" office:value-type="string" calcext:value-type="string">
            <text:p>Misgridding, anyone?I think that that idea of me coming to Hull's Cove for a weekend to get caught up might be helpful. #ThoseHighschoolRetroFeels??</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0" calcext:value-type="date">
            <text:p>2016-11-20</text:p>
          </table:table-cell>
          <table:table-cell table:style-name="ce21" office:value-type="string" calcext:value-type="string">
            <text:p>11,26? (IIRC)</text:p>
          </table:table-cell>
          <table:table-cell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style-name="ce21" office:value-type="string" calcext:value-type="string">
            <text:p>14,58</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1 Jeopardy \m/ woot woot \m/- p5.js stuff- photoshop stuff</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3</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21" calcext:value-type="date">
            <text:p>2016-11-21</text:p>
          </table:table-cell>
          <table:table-cell table:style-name="ce21" office:value-type="string" calcext:value-type="string">
            <text:p>~08,50</text:p>
          </table:table-cell>
          <table:table-cell table:number-columns-repeated="3" table:style-name="ce21" office:value-type="float" office:value="0" calcext:value-type="float">
            <text:p>0</text:p>
          </table:table-cell>
          <table:table-cell table:style-name="ce21" office:value-type="string" calcext:value-type="string">
            <text:p>1 (after returning from school)</text:p>
          </table:table-cell>
          <table:table-cell table:style-name="ce21" office:value-type="string" calcext:value-type="string">
            <text:p>?</text:p>
          </table:table-cell>
          <table:table-cell table:style-name="ce21"/>
          <table:table-cell table:style-name="ce28" office:value-type="string" calcext:value-type="string">
            <text:p>P Class</text:p>
          </table:table-cell>
          <table:table-cell table:style-name="ce21"/>
          <table:table-cell table:number-columns-repeated="2"/>
          <table:table-cell table:style-name="ce21" table:number-columns-repeated="2"/>
          <table:table-cell table:style-name="ce49" office:value-type="string" calcext:value-type="string">
            <text:p>- Third essay topic in syllabus DUE<text:span text:style-name="T8">- (Resource post 13: 21 Nov. DUE)</text:span></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36</text:p>
          </table:table-cell>
          <table:table-cell table:style-name="ce21" office:value-type="string" calcext:value-type="string">
            <text:p>...</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2">
          <table:table-cell table:style-name="ce19" office:value-type="date" office:date-value="2016-11-22" calcext:value-type="date">
            <text:p>2016-11-22</text:p>
          </table:table-cell>
          <table:table-cell table:style-name="ce21" office:value-type="string" calcext:value-type="string">
            <text:p>7,22? (At least by 07,24, IIRC)</text:p>
          </table:table-cell>
          <table:table-cell table:number-columns-repeated="4" table:style-name="ce21" office:value-type="float" office:value="1" calcext:value-type="float">
            <text:p>1</text:p>
          </table:table-cell>
          <table:table-cell table:style-name="ce21" office:value-type="string" calcext:value-type="string">
            <text:p>7,37</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office:value-type="string" calcext:value-type="string">
            <text:p>Came to Hull's Cove</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7">
          <table:table-cell table:style-name="ce19" office:value-type="date" office:date-value="2016-11-23" calcext:value-type="date">
            <text:p>2016-11-23</text:p>
          </table:table-cell>
          <table:table-cell table:style-name="ce21" office:value-type="string" calcext:value-type="string">
            <text:p>~14.4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15,00??</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float" office:value="1" calcext:value-type="float">
            <text:p>1</text:p>
          </table:table-cell>
          <table:table-cell table:style-name="ce21" office:value-type="string" calcext:value-type="string">
            <text:p>By 23,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4" calcext:value-type="date">
            <text:p>2016-11-24</text:p>
          </table:table-cell>
          <table:table-cell table:style-name="ce21" office:value-type="string" calcext:value-type="string">
            <text:p>~07,55??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text:p>
          </table:table-cell>
          <table:table-cell table:style-name="ce21" office:value-type="string" calcext:value-type="string">
            <text:p>by ~08,15?? (IIRC)</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More P research project</text:p>
            <text:p>- photoshop pixel art</text:p>
            <text:p>- photoshop image retouching</text:p>
            <text:p>- photoshop image merging</text:p>
            <text:p>- photoshop painting</text:p>
          </table:table-cell>
          <table:table-cell table:style-name="ce21" office:value-type="string" calcext:value-type="string">
            <text:p>N/A</text:p>
          </table:table-cell>
          <table:table-cell table:style-name="ce21" office:value-type="string" calcext:value-type="string">
            <text:p>1 (late)</text:p>
          </table:table-cell>
          <table:table-cell table:style-name="ce21" office:value-type="string" calcext:value-type="string">
            <text:p>00,5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Again, fell asleep before I intended to IIRC</text:p>
          </table:table-cell>
          <table:table-cell table:style-name="ce21" table:number-columns-repeated="9"/>
          <table:table-cell table:style-name="ce21" office:value-type="float" office:value="0" calcext:value-type="float">
            <text:p>0</text:p>
          </table:table-cell>
          <table:table-cell table:style-name="ce21" table:number-columns-repeated="987"/>
          <table:table-cell table:number-columns-repeated="2"/>
        </table:table-row>
        <table:table-row table:style-name="ro8">
          <table:table-cell table:style-name="ce19" office:value-type="date" office:date-value="2016-11-25" calcext:value-type="date">
            <text:p>2016-11-25</text:p>
          </table:table-cell>
          <table:table-cell table:style-name="ce21" office:value-type="string" calcext:value-type="string">
            <text:p>~10,15?? ~10,30?? (IIRC)</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1 photoshop pixel art</text:p>
            <text:p>1 photoshop image retouching</text:p>
            <text:p>1 photoshop image merging</text:p>
            <text:p>- photoshop painting</text:p>
          </table:table-cell>
          <table:table-cell table:style-name="ce21" office:value-type="string" calcext:value-type="string">
            <text:p>N/A</text:p>
          </table:table-cell>
          <table:table-cell table:style-name="ce21" office:value-type="string" calcext:value-type="string">
            <text:p>1 (IIRC)</text:p>
          </table:table-cell>
          <table:table-cell table:style-name="ce21" office:value-type="string" calcext:value-type="string">
            <text:p>23,24</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1</text:p>
          </table:table-cell>
          <table:table-cell table:style-name="ce21" table:number-columns-repeated="10"/>
          <table:table-cell table:style-name="ce21" office:value-type="string" calcext:value-type="string">
            <text:p>0?</text:p>
          </table:table-cell>
          <table:table-cell table:style-name="ce21" table:number-columns-repeated="987"/>
          <table:table-cell table:number-columns-repeated="2"/>
        </table:table-row>
        <table:table-row table:style-name="ro5">
          <table:table-cell table:style-name="ce19" office:value-type="date" office:date-value="2016-11-26" calcext:value-type="date">
            <text:p>2016-11-26</text:p>
          </table:table-cell>
          <table:table-cell table:style-name="ce21" office:value-type="string" calcext:value-type="string">
            <text:p>~09,00?</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string" calcext:value-type="string">
            <text:p>1 (IIRC)</text:p>
          </table:table-cell>
          <table:table-cell table:style-name="ce21" office:value-type="string" calcext:value-type="string">
            <text:p>0?</text:p>
          </table:table-cell>
          <table:table-cell table:style-name="ce21" office:value-type="string" calcext:value-type="string">
            <text:p>?</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P research project</text:p>
            <text:p>P photoshop painting</text:p>
          </table:table-cell>
          <table:table-cell table:style-name="ce21" office:value-type="string" calcext:value-type="string">
            <text:p>N/A</text:p>
          </table:table-cell>
          <table:table-cell table:style-name="ce21" office:value-type="string" calcext:value-type="string">
            <text:p>1 (?)</text:p>
          </table:table-cell>
          <table:table-cell table:style-name="ce21" office:value-type="string" calcext:value-type="string">
            <text:p>23,30</text:p>
          </table:table-cell>
          <table:table-cell table:style-name="ce21" table:number-columns-repeated="2"/>
          <table:table-cell table:style-name="ce21" office:value-type="string" calcext:value-type="string">
            <text:p>1 (during the day)</text:p>
          </table:table-cell>
          <table:table-cell table:style-name="ce21" table:number-columns-repeated="12"/>
          <table:table-cell table:style-name="ce21" office:value-type="string" calcext:value-type="string">
            <text:p>0?</text:p>
          </table:table-cell>
          <table:table-cell table:style-name="ce21" table:number-columns-repeated="987"/>
          <table:table-cell table:number-columns-repeated="2"/>
        </table:table-row>
        <table:table-row table:style-name="ro2">
          <table:table-cell table:style-name="ce19" office:value-type="date" office:date-value="2016-11-27" calcext:value-type="date">
            <text:p>2016-11-27</text:p>
          </table:table-cell>
          <table:table-cell table:style-name="ce21" office:value-type="string" calcext:value-type="string">
            <text:p>By 08,10 (I think); at least by 08,11</text:p>
          </table:table-cell>
          <table:table-cell table:style-name="ce21" office:value-type="string" calcext:value-type="string">
            <text:p>N/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8,14</text:p>
          </table:table-cell>
          <table:table-cell table:style-name="ce21" office:value-type="string" calcext:value-type="string">
            <text:p>N/A</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23,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2</text:p>
          </table:table-cell>
          <table:table-cell table:style-name="ce21" office:value-type="string" calcext:value-type="string">
            <text:p>Came back to Old Town today.</text:p>
          </table:table-cell>
          <table:table-cell table:style-name="ce21" table:number-columns-repeated="9"/>
          <table:table-cell table:style-name="ce21" office:value-type="string" calcext:value-type="string">
            <text:p>0?</text:p>
          </table:table-cell>
          <table:table-cell table:style-name="ce21" table:number-columns-repeated="987"/>
          <table:table-cell table:number-columns-repeated="2"/>
        </table:table-row>
        <table:table-row table:style-name="ro9">
          <table:table-cell table:style-name="ce19" office:value-type="date" office:date-value="2016-11-28" calcext:value-type="date">
            <text:p>2016-11-28</text:p>
          </table:table-cell>
          <table:table-cell table:style-name="ce21" office:value-type="string" calcext:value-type="string">
            <text:p>~07,24</text:p>
          </table:table-cell>
          <table:table-cell table:number-columns-repeated="4" table:style-name="ce21" office:value-type="float" office:value="1" calcext:value-type="float">
            <text:p>1</text:p>
          </table:table-cell>
          <table:table-cell table:style-name="ce21" office:value-type="string" calcext:value-type="string">
            <text:p>07,52</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1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2</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9">
          <table:table-cell table:style-name="ce19" office:value-type="date" office:date-value="2016-11-29" calcext:value-type="date">
            <text:p>2016-11-29</text:p>
          </table:table-cell>
          <table:table-cell table:style-name="ce21" office:value-type="string" calcext:value-type="string">
            <text:p>By 07,29</text:p>
          </table:table-cell>
          <table:table-cell table:number-columns-repeated="4" table:style-name="ce21" office:value-type="float" office:value="1" calcext:value-type="float">
            <text:p>1</text:p>
          </table:table-cell>
          <table:table-cell table:style-name="ce21" office:value-type="string" calcext:value-type="string">
            <text:p>~07,50? (IIRC)</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 NMD100 Blog Posts</text:p>
          </table:table-cell>
          <table:table-cell table:style-name="ce21" office:value-type="float" office:value="0" calcext:value-type="float">
            <text:p>0</text:p>
          </table:table-cell>
          <table:table-cell table:style-name="ce21" office:value-type="string" calcext:value-type="string">
            <text:p>1 (I’m pretty sure)</text:p>
          </table:table-cell>
          <table:table-cell table:style-name="ce21" office:value-type="string" calcext:value-type="string">
            <text:p>01,1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7</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1">
          <table:table-cell table:style-name="ce19" office:value-type="date" office:date-value="2016-11-30" calcext:value-type="date">
            <text:p>2016-11-30</text:p>
          </table:table-cell>
          <table:table-cell table:style-name="ce21" office:value-type="string" calcext:value-type="string">
            <text:p>By 07,39 (but before that, I’m pretty sure)</text:p>
          </table:table-cell>
          <table:table-cell table:number-columns-repeated="4" table:style-name="ce21" office:value-type="float" office:value="1" calcext:value-type="float">
            <text:p>1</text:p>
          </table:table-cell>
          <table:table-cell table:style-name="ce21" office:value-type="string" calcext:value-type="string">
            <text:p>By 07,41</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9" office:value-type="string" calcext:value-type="string">
            <text:p>- 2nd essay topic in syllabus DUE</text:p>
          </table:table-cell>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1" calcext:value-type="date">
            <text:p>2016-12-01</text:p>
          </table:table-cell>
          <table:table-cell table:style-name="ce21" office:value-type="string" calcext:value-type="string">
            <text:p>~09,41</text:p>
          </table:table-cell>
          <table:table-cell table:number-columns-repeated="4" table:style-name="ce21" office:value-type="float" office:value="1" calcext:value-type="float">
            <text:p>1</text:p>
          </table:table-cell>
          <table:table-cell table:style-name="ce21" office:value-type="string" calcext:value-type="string">
            <text:p>09,55 or 09,56</text:p>
          </table:table-cell>
          <table:table-cell table:style-name="ce21" office:value-type="string" calcext:value-type="string">
            <text:p>(took 10.15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53</text:p>
          </table:table-cell>
          <table:table-cell table:style-name="ce21" office:value-type="string" calcext:value-type="string">
            <text:p>Unghhhhhhhhh</text:p>
          </table:table-cell>
          <table:table-cell table:style-name="ce21" table:number-columns-repeated="9"/>
          <table:table-cell table:style-name="ce21" office:value-type="float" office:value="1" calcext:value-type="float">
            <text:p>1</text:p>
          </table:table-cell>
          <table:table-cell table:style-name="ce21" table:number-columns-repeated="987"/>
          <table:table-cell table:number-columns-repeated="2"/>
        </table:table-row>
        <table:table-row table:style-name="ro10">
          <table:table-cell table:style-name="ce19" office:value-type="date" office:date-value="2016-12-02" calcext:value-type="date">
            <text:p>2016-12-02</text:p>
          </table:table-cell>
          <table:table-cell table:style-name="ce21" office:value-type="string" calcext:value-type="string">
            <text:p>(By, IIRC) 07,39</text:p>
          </table:table-cell>
          <table:table-cell table:number-columns-repeated="4" table:style-name="ce21" office:value-type="float" office:value="1" calcext:value-type="float">
            <text:p>1</text:p>
          </table:table-cell>
          <table:table-cell table:style-name="ce21" office:value-type="string" calcext:value-type="string">
            <text:p>07,57</text:p>
          </table:table-cell>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11</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54</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5">
          <table:table-cell table:style-name="ce19" office:value-type="date" office:date-value="2016-12-03" calcext:value-type="date">
            <text:p>2016-12-03</text:p>
          </table:table-cell>
          <table:table-cell table:style-name="ce21" office:value-type="string" calcext:value-type="string">
            <text:p>By 00,17 (IIRC)</text:p>
          </table:table-cell>
          <table:table-cell table:number-columns-repeated="4" table:style-name="ce21" office:value-type="float" office:value="1" calcext:value-type="float">
            <text:p>1</text:p>
          </table:table-cell>
          <table:table-cell table:style-name="ce21" office:value-type="string" calcext:value-type="string">
            <text:p>By 00,27</text:p>
          </table:table-cell>
          <table:table-cell table:style-name="ce21"/>
          <table:table-cell table:style-name="ce28" office:value-type="string" calcext:value-type="string">
            <text:p>CRANK THAT BLOG ALREDY</text:p>
            <text:p>1 add to mantis: the last curlew, margaret peterson haddix, chobook, Xplain, ouran,end of days jenny erpenbeck</text:p>
          </table:table-cell>
          <table:table-cell table:style-name="ce21"/>
          <table:table-cell table:number-columns-repeated="2"/>
          <table:table-cell table:style-name="ce21" table:number-columns-repeated="2"/>
          <table:table-cell table:style-name="ce46"/>
          <table:table-cell/>
          <table:table-cell table:style-name="ce21" office:value-type="float" office:value="0" calcext:value-type="float">
            <text:p>0</text:p>
          </table:table-cell>
          <table:table-cell table:style-name="ce21" office:value-type="string" calcext:value-type="string">
            <text:p>?</text:p>
          </table:table-cell>
          <table:table-cell table:style-name="ce21" office:value-type="string" calcext:value-type="string">
            <text:p>By 00,31</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9</text:p>
          </table:table-cell>
          <table:table-cell table:style-name="ce21" table:number-columns-repeated="10"/>
          <table:table-cell table:style-name="ce21" office:value-type="float" office:value="1" calcext:value-type="float">
            <text:p>1</text:p>
          </table:table-cell>
          <table:table-cell table:style-name="ce21" table:number-columns-repeated="987"/>
          <table:table-cell table:number-columns-repeated="2"/>
        </table:table-row>
        <table:table-row table:style-name="ro2">
          <table:table-cell table:style-name="ce19" office:value-type="date" office:date-value="2016-12-04" calcext:value-type="date">
            <text:p>2016-12-04</text:p>
          </table:table-cell>
          <table:table-cell table:style-name="ce21" office:value-type="string" calcext:value-type="string">
            <text:p>By 13,35</text:p>
          </table:table-cell>
          <table:table-cell table:number-columns-repeated="4" table:style-name="ce21" office:value-type="float" office:value="1" calcext:value-type="float">
            <text:p>1</text:p>
          </table:table-cell>
          <table:table-cell table:style-name="ce21" office:value-type="string" calcext:value-type="string">
            <text:p>13,39</text:p>
          </table:table-cell>
          <table:table-cell table:style-name="ce21"/>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table:number-columns-repeated="3"/>
          <table:table-cell table:number-columns-repeated="2" table:style-name="ce21" office:value-type="float" office:value="0" calcext:value-type="float">
            <text:p>0</text:p>
          </table:table-cell>
          <table:table-cell table:style-name="ce21" table:number-columns-repeated="11"/>
          <table:table-cell table:style-name="ce21" office:value-type="float" office:value="1" calcext:value-type="float">
            <text:p>1</text:p>
          </table:table-cell>
          <table:table-cell table:style-name="ce21" table:number-columns-repeated="987"/>
          <table:table-cell table:number-columns-repeated="2"/>
        </table:table-row>
        <table:table-row table:style-name="ro8">
          <table:table-cell table:style-name="ce19" office:value-type="date" office:date-value="2016-12-05" calcext:value-type="date">
            <text:p>2016-12-05</text:p>
          </table:table-cell>
          <table:table-cell table:style-name="ce21" office:value-type="string" calcext:value-type="string">
            <text:p>?</text:p>
          </table:table-cell>
          <table:table-cell table:style-name="ce21"/>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table:number-columns-repeated="2"/>
          <table:table-cell table:style-name="ce28" office:value-type="string" calcext:value-type="string">
            <text:p>- Class</text:p>
            <text:p>- Haul ass on blog</text:p>
          </table:table-cell>
          <table:table-cell table:style-name="ce21"/>
          <table:table-cell table:number-columns-repeated="2"/>
          <table:table-cell table:style-name="ce21" table:number-columns-repeated="2"/>
          <table:table-cell table:style-name="ce49"/>
          <table:table-cell table:style-name="ce62"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21" office:value-type="float" office:value="0" calcext:value-type="float">
            <text:p>0</text:p>
          </table:table-cell>
          <table:table-cell table:style-name="ce21"/>
          <table:table-cell table:style-name="ce21" office:value-type="string" calcext:value-type="string">
            <text:p>By? (IIRC) 23,26</text:p>
          </table:table-cell>
          <table:table-cell table:style-name="ce21" office:value-type="string" calcext:value-type="string">
            <text:p>1 (IIRC)</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9</text:p>
          </table:table-cell>
          <table:table-cell table:style-name="ce21" office:value-type="string" calcext:value-type="string">
            <text:p>Many blog posts done.</text:p>
          </table:table-cell>
          <table:table-cell table:style-name="ce21" table:number-columns-repeated="997"/>
          <table:table-cell table:number-columns-repeated="2"/>
        </table:table-row>
        <table:table-row table:style-name="ro1">
          <table:table-cell table:style-name="ce19" office:value-type="date" office:date-value="2016-12-06" calcext:value-type="date">
            <text:p>2016-12-06</text:p>
          </table:table-cell>
          <table:table-cell table:style-name="ce21" office:value-type="string" calcext:value-type="string">
            <text:p>10,17 (IIRC)</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text:p>
          </table:table-cell>
          <table:table-cell table:style-name="ce21"/>
          <table:table-cell table:style-name="ce21" office:value-type="string" calcext:value-type="string">
            <text:p>(took 10.15 bus)</text:p>
          </table:table-cell>
          <table:table-cell table:style-name="ce28" office:value-type="string" calcext:value-type="string">
            <text:p>1 Class</text:p>
          </table:table-cell>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1</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23</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7" calcext:value-type="date">
            <text:p>2016-12-07</text:p>
          </table:table-cell>
          <table:table-cell table:style-name="ce21" office:value-type="string" calcext:value-type="string">
            <text:p>08,21? (IIRC) (LATE)</text:p>
          </table:table-cell>
          <table:table-cell table:style-name="ce21" office:value-type="string" calcext:value-type="string">
            <text:p>?</text:p>
          </table:table-cell>
          <table:table-cell table:style-name="ce21" office:value-type="float" office:value="0" calcext:value-type="float">
            <text:p>0</text:p>
          </table:table-cell>
          <table:table-cell table:style-name="ce21" office:value-type="string" calcext:value-type="string">
            <text:p>0?</text:p>
          </table:table-cell>
          <table:table-cell table:style-name="ce21" office:value-type="string" calcext:value-type="string">
            <text:p>1 (after returning from school, I’m pretty sure)</text:p>
          </table:table-cell>
          <table:table-cell table:style-name="ce21"/>
          <table:table-cell table:style-name="ce21" office:value-type="string" calcext:value-type="string">
            <text:p>(took bus)</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or at?) 00,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7</text:p>
          </table:table-cell>
          <table:table-cell table:style-name="ce21" table:number-columns-repeated="10"/>
          <table:table-cell table:style-name="ce21" office:value-type="string" calcext:value-type="string">
            <text:p>?</text:p>
          </table:table-cell>
          <table:table-cell table:style-name="ce21" table:number-columns-repeated="987"/>
          <table:table-cell table:number-columns-repeated="2"/>
        </table:table-row>
        <table:table-row table:style-name="ro2">
          <table:table-cell table:style-name="ce19" office:value-type="date" office:date-value="2016-12-08" calcext:value-type="date">
            <text:p>2016-12-08</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3"/>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table:number-columns-repeated="999"/>
          <table:table-cell table:number-columns-repeated="2"/>
        </table:table-row>
        <table:table-row table:style-name="ro2">
          <table:table-cell table:style-name="ce19" office:value-type="date" office:date-value="2016-12-09" calcext:value-type="date">
            <text:p>2016-12-09</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2,06</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6</text:p>
          </table:table-cell>
          <table:table-cell table:style-name="ce21" table:number-columns-repeated="998"/>
          <table:table-cell table:number-columns-repeated="2"/>
        </table:table-row>
        <table:table-row table:style-name="ro2">
          <table:table-cell table:style-name="ce19" office:value-type="date" office:date-value="2016-12-10" calcext:value-type="date">
            <text:p>2016-12-10</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32</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1</text:p>
          </table:table-cell>
          <table:table-cell table:style-name="ce21" office:value-type="string" calcext:value-type="string">
            <text:p>Where are the last 2 days? weird.</text:p>
          </table:table-cell>
          <table:table-cell table:style-name="ce21" table:number-columns-repeated="997"/>
          <table:table-cell table:number-columns-repeated="2"/>
        </table:table-row>
        <table:table-row table:style-name="ro1">
          <table:table-cell table:style-name="ce19" office:value-type="date" office:date-value="2016-12-11" calcext:value-type="date">
            <text:p>2016-12-11</text:p>
          </table:table-cell>
          <table:table-cell table:style-name="ce21" table:number-columns-repeated="7"/>
          <table:table-cell table:style-name="ce28" office:value-type="string" calcext:value-type="string">
            <text:p>Finish checking off everything</text:p>
          </table:table-cell>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3,47</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3,47</text:p>
          </table:table-cell>
          <table:table-cell table:style-name="ce21" table:number-columns-repeated="998"/>
          <table:table-cell table:number-columns-repeated="2"/>
        </table:table-row>
        <table:table-row table:style-name="ro2">
          <table:table-cell table:style-name="ce19" office:value-type="date" office:date-value="2016-12-12" calcext:value-type="date">
            <text:p>2016-12-12</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Did not sleep</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Did not sleep</text:p>
          </table:table-cell>
          <table:table-cell table:style-name="ce21" table:number-columns-repeated="998"/>
          <table:table-cell table:number-columns-repeated="2"/>
        </table:table-row>
        <table:table-row table:style-name="ro2">
          <table:table-cell table:style-name="ce19" office:value-type="date" office:date-value="2016-12-13" calcext:value-type="date">
            <text:p>2016-12-13</text:p>
          </table:table-cell>
          <table:table-cell table:style-name="ce21" table:number-columns-repeated="7"/>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17,04</text:p>
          </table:table-cell>
          <table:table-cell table:style-name="ce21" office:value-type="string" calcext:value-type="string">
            <text:p>1 (?)</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17,18</text:p>
          </table:table-cell>
          <table:table-cell table:style-name="ce21" table:number-columns-repeated="998"/>
          <table:table-cell table:number-columns-repeated="2"/>
        </table:table-row>
        <table:table-row table:style-name="ro2">
          <table:table-cell table:style-name="ce19" office:value-type="date" office:date-value="2016-12-14" calcext:value-type="date">
            <text:p>2016-12-14</text:p>
          </table:table-cell>
          <table:table-cell table:style-name="ce21" table:number-columns-repeated="3"/>
          <table:table-cell/>
          <table:table-cell table:style-name="ce21" table:number-columns-repeated="2"/>
          <table:table-cell table:style-name="ce21" office:value-type="string" calcext:value-type="string">
            <text:p>(took 09,15 bus but it was late and got to school around 10,30)</text:p>
          </table:table-cell>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number-columns-repeated="2"/>
          <table:table-cell table:style-name="ce21" office:value-type="string" calcext:value-type="string">
            <text:p>6,3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6,36</text:p>
          </table:table-cell>
          <table:table-cell table:style-name="ce21" table:number-columns-repeated="998"/>
          <table:table-cell table:number-columns-repeated="2"/>
        </table:table-row>
        <table:table-row table:style-name="ro2">
          <table:table-cell table:style-name="ce19" office:value-type="date" office:date-value="2016-12-15" calcext:value-type="date">
            <text:p>2016-12-15</text:p>
          </table:table-cell>
          <table:table-cell table:style-name="ce21" office:value-type="string" calcext:value-type="string">
            <text:p>late</text:p>
          </table:table-cell>
          <table:table-cell table:style-name="ce21" table:number-columns-repeated="2"/>
          <table:table-cell table:style-name="ce21" office:value-type="float" office:value="1" calcext:value-type="float">
            <text:p>1</text:p>
          </table:table-cell>
          <table:table-cell table:style-name="ce21" table:number-columns-repeated="3"/>
          <table:table-cell table:style-name="ce28"/>
          <table:table-cell table:style-name="ce21"/>
          <table:table-cell table:number-columns-repeated="2"/>
          <table:table-cell table:style-name="ce21" table:number-columns-repeated="2"/>
          <table:table-cell table:style-name="ce46"/>
          <table:table-cell table:style-name="ce62"/>
          <table:table-cell table:style-name="ce21"/>
          <table:table-cell table:style-name="ce21" office:value-type="float" office:value="1" calcext:value-type="float">
            <text:p>1</text:p>
          </table:table-cell>
          <table:table-cell table:style-name="ce21" office:value-type="string" calcext:value-type="string">
            <text:p>02,4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58</text:p>
          </table:table-cell>
          <table:table-cell table:style-name="ce21" table:number-columns-repeated="998"/>
          <table:table-cell table:number-columns-repeated="2"/>
        </table:table-row>
        <table:table-row table:style-name="ro2">
          <table:table-cell table:style-name="ce1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6-12-19" calcext:value-type="date">
            <text:p>2016-12-19</text:p>
          </table:table-cell>
          <table:table-cell table:number-columns-repeated="7"/>
          <table:table-cell table:style-name="ce3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9" office:value-type="date" office:date-value="2016-12-20" calcext:value-type="date">
            <text:p>2016-12-20</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9" office:value-type="date" office:date-value="2016-12-22" calcext:value-type="date">
            <text:p>2016-12-22</text:p>
          </table:table-cell>
          <table:table-cell office:value-type="string" calcext:value-type="string">
            <text:p>by 10,18?</text:p>
          </table:table-cell>
          <table:table-cell table:number-columns-repeated="6"/>
          <table:table-cell table:style-name="ce3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9" office:value-type="date" office:date-value="2016-12-26" calcext:value-type="date">
            <text:p>2016-12-2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9" office:value-type="date" office:date-value="2016-12-27" calcext:value-type="date">
            <text:p>2016-12-27</text:p>
          </table:table-cell>
          <table:table-cell office:value-type="string" calcext:value-type="string">
            <text:p>By 12,55</text:p>
          </table:table-cell>
          <table:table-cell table:number-columns-repeated="6"/>
          <table:table-cell table:style-name="ce3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9" office:value-type="date" office:date-value="2016-12-28" calcext:value-type="date">
            <text:p>2016-12-28</text:p>
          </table:table-cell>
          <table:table-cell office:value-type="string" calcext:value-type="string">
            <text:p>before noon</text:p>
          </table:table-cell>
          <table:table-cell table:number-columns-repeated="6"/>
          <table:table-cell table:style-name="ce3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9" office:value-type="date" office:date-value="2016-12-29" calcext:value-type="date">
            <text:p>2016-12-29</text:p>
          </table:table-cell>
          <table:table-cell office:value-type="string" calcext:value-type="string">
            <text:p>By 08,36</text:p>
          </table:table-cell>
          <table:table-cell table:number-columns-repeated="6"/>
          <table:table-cell table:style-name="ce31"/>
          <table:table-cell table:number-columns-repeated="1015"/>
        </table:table-row>
        <table:table-row table:style-name="ro2">
          <table:table-cell table:style-name="ce19" office:value-type="date" office:date-value="2016-12-30" calcext:value-type="date">
            <text:p>2016-12-30</text:p>
          </table:table-cell>
          <table:table-cell table:number-columns-repeated="7"/>
          <table:table-cell table:style-name="ce31"/>
          <table:table-cell table:number-columns-repeated="1015"/>
        </table:table-row>
        <table:table-row table:style-name="ro2">
          <table:table-cell table:style-name="ce19" office:value-type="date" office:date-value="2016-12-31" calcext:value-type="date">
            <text:p>2016-12-31</text:p>
          </table:table-cell>
          <table:table-cell table:number-columns-repeated="7"/>
          <table:table-cell table:style-name="ce31"/>
          <table:table-cell table:number-columns-repeated="1015"/>
        </table:table-row>
        <table:table-row table:style-name="ro2">
          <table:table-cell table:style-name="ce19" office:value-type="date" office:date-value="2017-01-01" calcext:value-type="date">
            <text:p>2017-01-01</text:p>
          </table:table-cell>
          <table:table-cell table:number-columns-repeated="7"/>
          <table:table-cell table:style-name="ce31"/>
          <table:table-cell table:number-columns-repeated="1015"/>
        </table:table-row>
        <table:table-row table:style-name="ro1">
          <table:table-cell table:style-name="ce19" office:value-type="date" office:date-value="2017-01-02" calcext:value-type="date">
            <text:p>2017-01-02</text:p>
          </table:table-cell>
          <table:table-cell table:number-columns-repeated="7"/>
          <table:table-cell table:style-name="ce3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9" office:value-type="date" office:date-value="2017-01-03" calcext:value-type="date">
            <text:p>2017-01-03</text:p>
          </table:table-cell>
          <table:table-cell table:number-columns-repeated="7"/>
          <table:table-cell table:style-name="ce3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9" office:value-type="date" office:date-value="2017-01-04" calcext:value-type="date">
            <text:p>2017-01-04</text:p>
          </table:table-cell>
          <table:table-cell table:number-columns-repeated="7"/>
          <table:table-cell table:style-name="ce31"/>
          <table:table-cell table:number-columns-repeated="14"/>
          <table:table-cell office:value-type="string" calcext:value-type="string">
            <text:p>03,07</text:p>
          </table:table-cell>
          <table:table-cell table:number-columns-repeated="1000"/>
        </table:table-row>
        <table:table-row table:style-name="ro2">
          <table:table-cell table:style-name="ce19" office:value-type="date" office:date-value="2017-01-05" calcext:value-type="date">
            <text:p>2017-01-05</text:p>
          </table:table-cell>
          <table:table-cell table:number-columns-repeated="7"/>
          <table:table-cell table:style-name="ce3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9" office:value-type="date" office:date-value="2017-01-06" calcext:value-type="date">
            <text:p>2017-01-06</text:p>
          </table:table-cell>
          <table:table-cell office:value-type="string" calcext:value-type="string">
            <text:p>By 07,45</text:p>
          </table:table-cell>
          <table:table-cell table:number-columns-repeated="6"/>
          <table:table-cell table:style-name="ce31"/>
          <table:table-cell table:number-columns-repeated="9"/>
          <table:table-cell office:value-type="string" calcext:value-type="string">
            <text:p>01,15</text:p>
          </table:table-cell>
          <table:table-cell table:number-columns-repeated="1005"/>
        </table:table-row>
        <table:table-row table:style-name="ro2">
          <table:table-cell table:style-name="ce19" office:value-type="date" office:date-value="2017-01-07" calcext:value-type="date">
            <text:p>2017-01-07</text:p>
          </table:table-cell>
          <table:table-cell table:number-columns-repeated="7"/>
          <table:table-cell table:style-name="ce31"/>
          <table:table-cell table:number-columns-repeated="9"/>
          <table:table-cell office:value-type="string" calcext:value-type="string">
            <text:p>23,47</text:p>
          </table:table-cell>
          <table:table-cell table:number-columns-repeated="1005"/>
        </table:table-row>
        <table:table-row table:style-name="ro2">
          <table:table-cell table:style-name="ce19" office:value-type="date" office:date-value="2017-01-08" calcext:value-type="date">
            <text:p>2017-01-08</text:p>
          </table:table-cell>
          <table:table-cell table:number-columns-repeated="7"/>
          <table:table-cell table:style-name="ce31"/>
          <table:table-cell table:number-columns-repeated="9"/>
          <table:table-cell office:value-type="string" calcext:value-type="string">
            <text:p>00,01</text:p>
          </table:table-cell>
          <table:table-cell table:number-columns-repeated="1005"/>
        </table:table-row>
        <table:table-row table:style-name="ro2">
          <table:table-cell table:style-name="ce19" office:value-type="date" office:date-value="2017-01-09" calcext:value-type="date">
            <text:p>2017-01-09</text:p>
          </table:table-cell>
          <table:table-cell table:number-columns-repeated="7"/>
          <table:table-cell table:style-name="ce31"/>
          <table:table-cell table:number-columns-repeated="9"/>
          <table:table-cell office:value-type="string" calcext:value-type="string">
            <text:p>00,27</text:p>
          </table:table-cell>
          <table:table-cell table:number-columns-repeated="1005"/>
        </table:table-row>
        <table:table-row table:style-name="ro2">
          <table:table-cell table:style-name="ce19" office:value-type="date" office:date-value="2017-01-10" calcext:value-type="date">
            <text:p>2017-01-10</text:p>
          </table:table-cell>
          <table:table-cell table:number-columns-repeated="7"/>
          <table:table-cell table:style-name="ce31"/>
          <table:table-cell table:number-columns-repeated="9"/>
          <table:table-cell office:value-type="string" calcext:value-type="string">
            <text:p>00,28</text:p>
          </table:table-cell>
          <table:table-cell table:number-columns-repeated="1005"/>
        </table:table-row>
        <table:table-row table:style-name="ro2">
          <table:table-cell table:style-name="ce19" office:value-type="date" office:date-value="2017-01-11" calcext:value-type="date">
            <text:p>2017-01-11</text:p>
          </table:table-cell>
          <table:table-cell table:number-columns-repeated="7"/>
          <table:table-cell table:style-name="ce3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9" office:value-type="date" office:date-value="2017-01-12" calcext:value-type="date">
            <text:p>2017-01-12</text:p>
          </table:table-cell>
          <table:table-cell table:number-columns-repeated="7"/>
          <table:table-cell table:style-name="ce3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9" office:value-type="date" office:date-value="2017-01-13" calcext:value-type="date">
            <text:p>2017-01-13</text:p>
          </table:table-cell>
          <table:table-cell table:number-columns-repeated="7"/>
          <table:table-cell table:style-name="ce31"/>
          <table:table-cell table:number-columns-repeated="9"/>
          <table:table-cell office:value-type="string" calcext:value-type="string">
            <text:p>23,18</text:p>
          </table:table-cell>
          <table:table-cell table:number-columns-repeated="1005"/>
        </table:table-row>
        <table:table-row table:style-name="ro2">
          <table:table-cell table:style-name="ce19" office:value-type="date" office:date-value="2017-01-14" calcext:value-type="date">
            <text:p>2017-01-14</text:p>
          </table:table-cell>
          <table:table-cell office:value-type="string" calcext:value-type="string">
            <text:p>By 12,27</text:p>
          </table:table-cell>
          <table:table-cell table:number-columns-repeated="6"/>
          <table:table-cell table:style-name="ce3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9" office:value-type="date" office:date-value="2017-01-15" calcext:value-type="date">
            <text:p>2017-01-15</text:p>
          </table:table-cell>
          <table:table-cell table:style-name="ce24"/>
          <table:table-cell table:number-columns-repeated="6"/>
          <table:table-cell table:style-name="ce3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19" office:value-type="date" office:date-value="2017-01-16" calcext:value-type="date">
            <text:p>2017-01-16</text:p>
          </table:table-cell>
          <table:table-cell table:number-columns-repeated="7"/>
          <table:table-cell table:style-name="ce3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9">
          <table:table-cell table:style-name="ce1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1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1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1"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1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9">
          <table:table-cell table:style-name="ce1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9" office:value-type="date" office:date-value="2017-01-31" calcext:value-type="date">
            <text:p>2017-01-31</text:p>
          </table:table-cell>
          <table:table-cell table:number-columns-repeated="7"/>
          <table:table-cell table:style-name="ce3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9" office:value-type="date" office:date-value="2017-02-01" calcext:value-type="date">
            <text:p>2017-02-01</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9">
          <table:table-cell table:style-name="ce1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3"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04" calcext:value-type="date">
            <text:p>2017-02-04</text:p>
          </table:table-cell>
          <table:table-cell table:number-columns-repeated="7"/>
          <table:table-cell table:style-name="ce3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1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19" office:value-type="date" office:date-value="2017-02-06" calcext:value-type="date">
            <text:p>2017-02-06</text:p>
          </table:table-cell>
          <table:table-cell table:number-columns-repeated="7"/>
          <table:table-cell table:style-name="ce3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9" office:value-type="date" office:date-value="2017-02-08" calcext:value-type="date">
            <text:p>2017-02-08</text:p>
          </table:table-cell>
          <table:table-cell table:number-columns-repeated="7"/>
          <table:table-cell table:style-name="ce3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20" office:value-type="date" office:date-value="2017-02-09" calcext:value-type="date">
            <text:p>2017-02-09</text:p>
          </table:table-cell>
          <table:table-cell table:number-columns-repeated="7"/>
          <table:table-cell table:style-name="ce33" office:value-type="string" calcext:value-type="string">
            <text:p>- Do ENG317 stuff</text:p>
            <text:p>- Turn in feedback on Haggis evaluation tool for 102</text:p>
          </table:table-cell>
          <table:table-cell table:number-columns-repeated="1015"/>
        </table:table-row>
        <table:table-row table:style-name="ro2">
          <table:table-cell table:style-name="ce1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9">
          <table:table-cell table:style-name="ce19" office:value-type="date" office:date-value="2017-02-14" calcext:value-type="date">
            <text:p>2017-02-14</text:p>
          </table:table-cell>
          <table:table-cell table:number-columns-repeated="14"/>
          <table:table-cell table:style-name="ce6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1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6"/>
          <table:table-cell table:number-columns-repeated="5"/>
          <table:table-cell table:style-name="ce50"/>
          <table:table-cell table:style-name="ce6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19" office:value-type="date" office:date-value="2017-02-16" calcext:value-type="date">
            <text:p>2017-02-16</text:p>
          </table:table-cell>
          <table:table-cell table:number-columns-repeated="7"/>
          <table:table-cell table:style-name="ce37" office:value-type="string" calcext:value-type="string">
            <text:p>1 Classes</text:p>
          </table:table-cell>
          <table:table-cell table:number-columns-repeated="5"/>
          <table:table-cell table:style-name="ce51" office:value-type="string" calcext:value-type="string">
            <text:p>1 DUE Document Redesign</text:p>
          </table:table-cell>
          <table:table-cell table:style-name="ce6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1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9">
          <table:table-cell table:style-name="ce1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2">
          <table:table-cell table:style-name="ce1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7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2">
          <table:table-cell table:style-name="ce1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7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2">
          <table:table-cell table:style-name="ce19" office:value-type="date" office:date-value="2017-02-24" calcext:value-type="date">
            <text:p>2017-02-24</text:p>
          </table:table-cell>
          <table:table-cell table:number-columns-repeated="14"/>
          <table:table-cell table:style-name="ce7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9" office:value-type="date" office:date-value="2017-02-25" calcext:value-type="date">
            <text:p>2017-02-25</text:p>
          </table:table-cell>
          <table:table-cell table:number-columns-repeated="1023"/>
        </table:table-row>
        <table:table-row table:style-name="ro2">
          <table:table-cell table:style-name="ce1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9">
          <table:table-cell table:style-name="ce1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7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9" office:value-type="date" office:date-value="2017-03-01" calcext:value-type="date">
            <text:p>2017-03-01</text:p>
          </table:table-cell>
          <table:table-cell table:number-columns-repeated="1023"/>
        </table:table-row>
        <table:table-row table:style-name="ro2">
          <table:table-cell table:style-name="ce1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9" office:value-type="date" office:date-value="2017-03-06" calcext:value-type="date">
            <text:p>2017-03-06</text:p>
          </table:table-cell>
          <table:table-cell table:number-columns-repeated="1023"/>
        </table:table-row>
        <table:table-row table:style-name="ro2">
          <table:table-cell table:style-name="ce19" office:value-type="date" office:date-value="2017-03-07" calcext:value-type="date">
            <text:p>2017-03-07</text:p>
          </table:table-cell>
          <table:table-cell table:number-columns-repeated="1023"/>
        </table:table-row>
        <table:table-row table:style-name="ro2">
          <table:table-cell table:style-name="ce1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9" office:value-type="date" office:date-value="2017-03-09" calcext:value-type="date">
            <text:p>2017-03-09</text:p>
          </table:table-cell>
          <table:table-cell table:number-columns-repeated="1023"/>
        </table:table-row>
        <table:table-row table:style-name="ro5">
          <table:table-cell table:style-name="ce1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9" office:value-type="date" office:date-value="2017-03-11" calcext:value-type="date">
            <text:p>2017-03-11</text:p>
          </table:table-cell>
          <table:table-cell table:number-columns-repeated="1023"/>
        </table:table-row>
        <table:table-row table:style-name="ro2">
          <table:table-cell table:style-name="ce1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1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1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1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9" office:value-type="date" office:date-value="2017-03-21" calcext:value-type="date">
            <text:p>2017-03-21</text:p>
          </table:table-cell>
          <table:table-cell table:number-columns-repeated="14"/>
          <table:table-cell table:style-name="ce75"/>
          <table:table-cell table:number-columns-repeated="1008"/>
        </table:table-row>
        <table:table-row table:style-name="ro2">
          <table:table-cell table:style-name="ce19" office:value-type="date" office:date-value="2017-03-22" calcext:value-type="date">
            <text:p>2017-03-22</text:p>
          </table:table-cell>
          <table:table-cell table:number-columns-repeated="14"/>
          <table:table-cell table:style-name="ce76"/>
          <table:table-cell table:number-columns-repeated="1008"/>
        </table:table-row>
        <table:table-row table:style-name="ro2">
          <table:table-cell table:style-name="ce19" office:value-type="date" office:date-value="2017-03-23" calcext:value-type="date">
            <text:p>2017-03-23</text:p>
          </table:table-cell>
          <table:table-cell table:number-columns-repeated="14"/>
          <table:table-cell table:style-name="ce23"/>
          <table:table-cell table:number-columns-repeated="1008"/>
        </table:table-row>
        <table:table-row table:style-name="ro2">
          <table:table-cell table:style-name="ce19" office:value-type="date" office:date-value="2017-03-24" calcext:value-type="date">
            <text:p>2017-03-24</text:p>
          </table:table-cell>
          <table:table-cell table:number-columns-repeated="14"/>
          <table:table-cell table:style-name="ce23"/>
          <table:table-cell table:number-columns-repeated="1008"/>
        </table:table-row>
        <table:table-row table:style-name="ro2">
          <table:table-cell table:style-name="ce19" office:value-type="date" office:date-value="2017-03-25" calcext:value-type="date">
            <text:p>2017-03-25</text:p>
          </table:table-cell>
          <table:table-cell table:number-columns-repeated="14"/>
          <table:table-cell table:style-name="ce23"/>
          <table:table-cell table:number-columns-repeated="1008"/>
        </table:table-row>
        <table:table-row table:style-name="ro2">
          <table:table-cell table:style-name="ce19" office:value-type="date" office:date-value="2017-03-26" calcext:value-type="date">
            <text:p>2017-03-26</text:p>
          </table:table-cell>
          <table:table-cell table:number-columns-repeated="14"/>
          <table:table-cell table:style-name="ce23"/>
          <table:table-cell table:number-columns-repeated="1008"/>
        </table:table-row>
        <table:table-row table:style-name="ro10">
          <table:table-cell table:style-name="ce1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1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77"/>
          <table:table-cell table:number-columns-repeated="1008"/>
        </table:table-row>
        <table:table-row table:style-name="ro2">
          <table:table-cell table:style-name="ce19" office:value-type="date" office:date-value="2017-03-31" calcext:value-type="date">
            <text:p>2017-03-31</text:p>
          </table:table-cell>
          <table:table-cell table:number-columns-repeated="14"/>
          <table:table-cell table:style-name="ce77"/>
          <table:table-cell table:number-columns-repeated="1008"/>
        </table:table-row>
        <table:table-row table:style-name="ro2">
          <table:table-cell table:style-name="ce19" office:value-type="date" office:date-value="2017-04-01" calcext:value-type="date">
            <text:p>2017-04-01</text:p>
          </table:table-cell>
          <table:table-cell table:number-columns-repeated="14"/>
          <table:table-cell table:style-name="ce77"/>
          <table:table-cell table:number-columns-repeated="1008"/>
        </table:table-row>
        <table:table-row table:style-name="ro2">
          <table:table-cell table:style-name="ce19" office:value-type="date" office:date-value="2017-04-02" calcext:value-type="date">
            <text:p>2017-04-02</text:p>
          </table:table-cell>
          <table:table-cell table:number-columns-repeated="14"/>
          <table:table-cell table:style-name="ce77"/>
          <table:table-cell table:number-columns-repeated="1008"/>
        </table:table-row>
        <table:table-row table:style-name="ro9">
          <table:table-cell table:style-name="ce1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9" office:value-type="date" office:date-value="2017-04-04" calcext:value-type="date">
            <text:p>2017-04-04</text:p>
          </table:table-cell>
          <table:table-cell table:number-columns-repeated="1023"/>
        </table:table-row>
        <table:table-row table:style-name="ro2">
          <table:table-cell table:style-name="ce19" office:value-type="date" office:date-value="2017-04-05" calcext:value-type="date">
            <text:p>2017-04-05</text:p>
          </table:table-cell>
          <table:table-cell table:number-columns-repeated="1023"/>
        </table:table-row>
        <table:table-row table:style-name="ro2">
          <table:table-cell table:style-name="ce19" office:value-type="date" office:date-value="2017-04-06" calcext:value-type="date">
            <text:p>2017-04-06</text:p>
          </table:table-cell>
          <table:table-cell table:number-columns-repeated="1023"/>
        </table:table-row>
        <table:table-row table:style-name="ro2">
          <table:table-cell table:style-name="ce19" office:value-type="date" office:date-value="2017-04-07" calcext:value-type="date">
            <text:p>2017-04-07</text:p>
          </table:table-cell>
          <table:table-cell table:number-columns-repeated="1023"/>
        </table:table-row>
        <table:table-row table:style-name="ro5">
          <table:table-cell table:style-name="ce1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2">
          <table:table-cell table:style-name="ce1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1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8">
          <table:table-cell table:style-name="ce1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7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9" office:value-type="date" office:date-value="2017-04-12" calcext:value-type="date">
            <text:p>2017-04-12</text:p>
          </table:table-cell>
          <table:table-cell table:number-columns-repeated="1023"/>
        </table:table-row>
        <table:table-row table:style-name="ro1">
          <table:table-cell table:style-name="ce1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0">
          <table:table-cell table:style-name="ce19" office:value-type="date" office:date-value="2017-04-14" calcext:value-type="date">
            <text:p>2017-04-14</text:p>
          </table:table-cell>
          <table:table-cell table:number-columns-repeated="14"/>
          <table:table-cell table:style-name="ce8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9" office:value-type="date" office:date-value="2017-04-15" calcext:value-type="date">
            <text:p>2017-04-15</text:p>
          </table:table-cell>
          <table:table-cell table:number-columns-repeated="1023"/>
        </table:table-row>
        <table:table-row table:style-name="ro13">
          <table:table-cell table:style-name="ce19" office:value-type="date" office:date-value="2017-04-16" calcext:value-type="date">
            <text:p>2017-04-16</text:p>
          </table:table-cell>
          <table:table-cell table:number-columns-repeated="14"/>
          <table:table-cell table:style-name="ce9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9" office:value-type="date" office:date-value="2017-04-17" calcext:value-type="date">
            <text:p>2017-04-17</text:p>
          </table:table-cell>
          <table:table-cell table:number-columns-repeated="1023"/>
        </table:table-row>
        <table:table-row table:style-name="ro2">
          <table:table-cell table:style-name="ce19" office:value-type="date" office:date-value="2017-04-18" calcext:value-type="date">
            <text:p>2017-04-18</text:p>
          </table:table-cell>
          <table:table-cell table:number-columns-repeated="1023"/>
        </table:table-row>
        <table:table-row table:style-name="ro2">
          <table:table-cell table:style-name="ce19" office:value-type="date" office:date-value="2017-04-19" calcext:value-type="date">
            <text:p>2017-04-19</text:p>
          </table:table-cell>
          <table:table-cell table:number-columns-repeated="1023"/>
        </table:table-row>
        <table:table-row table:style-name="ro2">
          <table:table-cell table:style-name="ce19" office:value-type="date" office:date-value="2017-04-20" calcext:value-type="date">
            <text:p>2017-04-20</text:p>
          </table:table-cell>
          <table:table-cell table:number-columns-repeated="1023"/>
        </table:table-row>
        <table:table-row table:style-name="ro2">
          <table:table-cell table:style-name="ce19" office:value-type="date" office:date-value="2017-04-21" calcext:value-type="date">
            <text:p>2017-04-21</text:p>
          </table:table-cell>
          <table:table-cell table:number-columns-repeated="1023"/>
        </table:table-row>
        <table:table-row table:style-name="ro2">
          <table:table-cell table:style-name="ce19" office:value-type="date" office:date-value="2017-04-22" calcext:value-type="date">
            <text:p>2017-04-22</text:p>
          </table:table-cell>
          <table:table-cell table:number-columns-repeated="1023"/>
        </table:table-row>
        <table:table-row table:style-name="ro2">
          <table:table-cell table:style-name="ce1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0">
          <table:table-cell table:style-name="ce1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94"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9" office:value-type="date" office:date-value="2017-04-25" calcext:value-type="date">
            <text:p>2017-04-25</text:p>
          </table:table-cell>
          <table:table-cell table:number-columns-repeated="1023"/>
        </table:table-row>
        <table:table-row table:style-name="ro2">
          <table:table-cell table:style-name="ce19" office:value-type="date" office:date-value="2017-04-26" calcext:value-type="date">
            <text:p>2017-04-26</text:p>
          </table:table-cell>
          <table:table-cell table:number-columns-repeated="1023"/>
        </table:table-row>
        <table:table-row table:style-name="ro2">
          <table:table-cell table:style-name="ce19" office:value-type="date" office:date-value="2017-04-27" calcext:value-type="date">
            <text:p>2017-04-27</text:p>
          </table:table-cell>
          <table:table-cell table:number-columns-repeated="1023"/>
        </table:table-row>
        <table:table-row table:style-name="ro2">
          <table:table-cell table:style-name="ce19" office:value-type="date" office:date-value="2017-04-28" calcext:value-type="date">
            <text:p>2017-04-28</text:p>
          </table:table-cell>
          <table:table-cell table:number-columns-repeated="1023"/>
        </table:table-row>
        <table:table-row table:style-name="ro2">
          <table:table-cell table:style-name="ce19" office:value-type="date" office:date-value="2017-04-29" calcext:value-type="date">
            <text:p>2017-04-29</text:p>
          </table:table-cell>
          <table:table-cell table:number-columns-repeated="1023"/>
        </table:table-row>
        <table:table-row table:style-name="ro2">
          <table:table-cell table:style-name="ce19" office:value-type="date" office:date-value="2017-04-30" calcext:value-type="date">
            <text:p>2017-04-30</text:p>
          </table:table-cell>
          <table:table-cell table:number-columns-repeated="1023"/>
        </table:table-row>
        <table:table-row table:style-name="ro2">
          <table:table-cell table:style-name="ce19" office:value-type="date" office:date-value="2017-05-01" calcext:value-type="date">
            <text:p>2017-05-01</text:p>
          </table:table-cell>
          <table:table-cell table:number-columns-repeated="1023"/>
        </table:table-row>
        <table:table-row table:style-name="ro2">
          <table:table-cell table:style-name="ce19" office:value-type="date" office:date-value="2017-05-02" calcext:value-type="date">
            <text:p>2017-05-02</text:p>
          </table:table-cell>
          <table:table-cell table:number-columns-repeated="1023"/>
        </table:table-row>
        <table:table-row table:style-name="ro2">
          <table:table-cell table:style-name="ce19" office:value-type="date" office:date-value="2017-05-03" calcext:value-type="date">
            <text:p>2017-05-03</text:p>
          </table:table-cell>
          <table:table-cell table:number-columns-repeated="1023"/>
        </table:table-row>
        <table:table-row table:style-name="ro2">
          <table:table-cell table:style-name="ce19" office:value-type="date" office:date-value="2017-05-04" calcext:value-type="date">
            <text:p>2017-05-04</text:p>
          </table:table-cell>
          <table:table-cell table:number-columns-repeated="1023"/>
        </table:table-row>
        <table:table-row table:style-name="ro2">
          <table:table-cell table:style-name="ce19" office:value-type="date" office:date-value="2017-05-05" calcext:value-type="date">
            <text:p>2017-05-05</text:p>
          </table:table-cell>
          <table:table-cell table:number-columns-repeated="1023"/>
        </table:table-row>
        <table:table-row table:style-name="ro2">
          <table:table-cell table:style-name="ce19" office:value-type="date" office:date-value="2017-05-06" calcext:value-type="date">
            <text:p>2017-05-06</text:p>
          </table:table-cell>
          <table:table-cell table:number-columns-repeated="1023"/>
        </table:table-row>
        <table:table-row table:style-name="ro2">
          <table:table-cell table:style-name="ce19" office:value-type="date" office:date-value="2017-05-07" calcext:value-type="date">
            <text:p>2017-05-07</text:p>
          </table:table-cell>
          <table:table-cell table:number-columns-repeated="1023"/>
        </table:table-row>
        <table:table-row table:style-name="ro5">
          <table:table-cell table:style-name="ce19" office:value-type="date" office:date-value="2017-05-08" calcext:value-type="date">
            <text:p>2017-05-08</text:p>
          </table:table-cell>
          <table:table-cell table:number-columns-repeated="14"/>
          <table:table-cell table:style-name="ce9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2">
          <table:table-cell table:style-name="ce19" office:value-type="date" office:date-value="2017-05-09" calcext:value-type="date">
            <text:p>2017-05-09</text:p>
          </table:table-cell>
          <table:table-cell table:number-columns-repeated="14"/>
          <table:table-cell table:style-name="ce9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9" office:value-type="date" office:date-value="2017-05-10" calcext:value-type="date">
            <text:p>2017-05-10</text:p>
          </table:table-cell>
          <table:table-cell table:number-columns-repeated="13"/>
          <table:table-cell table:style-name="ce52" office:value-type="string" calcext:value-type="string">
            <text:p>- 10AM: ENG317 final version of project DUE</text:p>
          </table:table-cell>
          <table:table-cell table:number-columns-repeated="1009"/>
        </table:table-row>
        <table:table-row table:style-name="ro1">
          <table:table-cell table:style-name="ce1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9">
          <table:table-cell table:style-name="ce19" office:value-type="date" office:date-value="2017-05-12" calcext:value-type="date">
            <text:p>2017-05-12</text:p>
          </table:table-cell>
          <table:table-cell table:number-columns-repeated="14"/>
          <table:table-cell table:style-name="ce9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9" office:value-type="date" office:date-value="2017-05-13" calcext:value-type="date">
            <text:p>2017-05-13</text:p>
          </table:table-cell>
          <table:table-cell table:number-columns-repeated="1023"/>
        </table:table-row>
        <table:table-row table:style-name="ro2">
          <table:table-cell table:style-name="ce19" office:value-type="date" office:date-value="2017-05-14" calcext:value-type="date">
            <text:p>2017-05-14</text:p>
          </table:table-cell>
          <table:table-cell table:number-columns-repeated="1023"/>
        </table:table-row>
        <table:table-row table:style-name="ro2">
          <table:table-cell table:style-name="ce19" office:value-type="date" office:date-value="2017-05-15" calcext:value-type="date">
            <text:p>2017-05-15</text:p>
          </table:table-cell>
          <table:table-cell table:number-columns-repeated="1023"/>
        </table:table-row>
        <table:table-row table:style-name="ro2">
          <table:table-cell table:style-name="ce19" office:value-type="date" office:date-value="2017-05-16" calcext:value-type="date">
            <text:p>2017-05-16</text:p>
          </table:table-cell>
          <table:table-cell table:number-columns-repeated="1023"/>
        </table:table-row>
        <table:table-row table:style-name="ro8">
          <table:table-cell table:style-name="ce1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9" office:value-type="date" office:date-value="2017-05-19" calcext:value-type="date">
            <text:p>2017-05-19</text:p>
          </table:table-cell>
          <table:table-cell table:number-columns-repeated="1023"/>
        </table:table-row>
        <table:table-row table:style-name="ro2">
          <table:table-cell table:style-name="ce19" office:value-type="date" office:date-value="2017-05-20" calcext:value-type="date">
            <text:p>2017-05-20</text:p>
          </table:table-cell>
          <table:table-cell table:number-columns-repeated="1023"/>
        </table:table-row>
        <table:table-row table:style-name="ro2">
          <table:table-cell table:style-name="ce19" office:value-type="date" office:date-value="2017-05-21" calcext:value-type="date">
            <text:p>2017-05-21</text:p>
          </table:table-cell>
          <table:table-cell table:number-columns-repeated="1023"/>
        </table:table-row>
        <table:table-row table:style-name="ro2">
          <table:table-cell table:style-name="ce19" office:value-type="date" office:date-value="2017-05-22" calcext:value-type="date">
            <text:p>2017-05-22</text:p>
          </table:table-cell>
          <table:table-cell table:number-columns-repeated="1023"/>
        </table:table-row>
        <table:table-row table:style-name="ro2">
          <table:table-cell table:style-name="ce19" office:value-type="date" office:date-value="2017-05-23" calcext:value-type="date">
            <text:p>2017-05-23</text:p>
          </table:table-cell>
          <table:table-cell table:number-columns-repeated="1023"/>
        </table:table-row>
        <table:table-row table:style-name="ro2">
          <table:table-cell table:style-name="ce19" office:value-type="date" office:date-value="2017-05-24" calcext:value-type="date">
            <text:p>2017-05-24</text:p>
          </table:table-cell>
          <table:table-cell table:number-columns-repeated="1023"/>
        </table:table-row>
        <table:table-row table:style-name="ro2">
          <table:table-cell table:style-name="ce19" office:value-type="date" office:date-value="2017-05-25" calcext:value-type="date">
            <text:p>2017-05-25</text:p>
          </table:table-cell>
          <table:table-cell table:number-columns-repeated="1023"/>
        </table:table-row>
        <table:table-row table:style-name="ro2">
          <table:table-cell table:style-name="ce19" office:value-type="date" office:date-value="2017-05-26" calcext:value-type="date">
            <text:p>2017-05-26</text:p>
          </table:table-cell>
          <table:table-cell table:number-columns-repeated="1023"/>
        </table:table-row>
        <table:table-row table:style-name="ro2">
          <table:table-cell table:style-name="ce19" office:value-type="date" office:date-value="2017-05-27" calcext:value-type="date">
            <text:p>2017-05-27</text:p>
          </table:table-cell>
          <table:table-cell table:number-columns-repeated="1023"/>
        </table:table-row>
        <table:table-row table:style-name="ro2">
          <table:table-cell table:style-name="ce19" office:value-type="date" office:date-value="2017-05-28" calcext:value-type="date">
            <text:p>2017-05-28</text:p>
          </table:table-cell>
          <table:table-cell table:number-columns-repeated="1023"/>
        </table:table-row>
        <table:table-row table:style-name="ro2">
          <table:table-cell table:style-name="ce19" office:value-type="date" office:date-value="2017-05-29" calcext:value-type="date">
            <text:p>2017-05-29</text:p>
          </table:table-cell>
          <table:table-cell table:number-columns-repeated="1023"/>
        </table:table-row>
        <table:table-row table:style-name="ro2">
          <table:table-cell table:style-name="ce19" office:value-type="date" office:date-value="2017-05-30" calcext:value-type="date">
            <text:p>2017-05-30</text:p>
          </table:table-cell>
          <table:table-cell table:number-columns-repeated="1023"/>
        </table:table-row>
        <table:table-row table:style-name="ro2">
          <table:table-cell table:style-name="ce19" office:value-type="date" office:date-value="2017-05-31" calcext:value-type="date">
            <text:p>2017-05-31</text:p>
          </table:table-cell>
          <table:table-cell table:number-columns-repeated="1023"/>
        </table:table-row>
        <table:table-row table:style-name="ro2">
          <table:table-cell table:style-name="ce19" office:value-type="date" office:date-value="2017-06-01" calcext:value-type="date">
            <text:p>2017-06-01</text:p>
          </table:table-cell>
          <table:table-cell table:number-columns-repeated="1023"/>
        </table:table-row>
        <table:table-row table:style-name="ro2">
          <table:table-cell table:style-name="ce19" office:value-type="date" office:date-value="2017-06-02" calcext:value-type="date">
            <text:p>2017-06-02</text:p>
          </table:table-cell>
          <table:table-cell table:number-columns-repeated="1023"/>
        </table:table-row>
        <table:table-row table:style-name="ro2">
          <table:table-cell table:style-name="ce19" office:value-type="date" office:date-value="2017-06-03" calcext:value-type="date">
            <text:p>2017-06-03</text:p>
          </table:table-cell>
          <table:table-cell table:number-columns-repeated="1023"/>
        </table:table-row>
        <table:table-row table:style-name="ro2">
          <table:table-cell table:style-name="ce19" office:value-type="date" office:date-value="2017-06-04" calcext:value-type="date">
            <text:p>2017-06-04</text:p>
          </table:table-cell>
          <table:table-cell table:number-columns-repeated="1023"/>
        </table:table-row>
        <table:table-row table:style-name="ro2">
          <table:table-cell table:style-name="ce19" office:value-type="date" office:date-value="2017-06-05" calcext:value-type="date">
            <text:p>2017-06-05</text:p>
          </table:table-cell>
          <table:table-cell table:number-columns-repeated="1023"/>
        </table:table-row>
        <table:table-row table:style-name="ro2">
          <table:table-cell table:style-name="ce19" office:value-type="date" office:date-value="2017-06-06" calcext:value-type="date">
            <text:p>2017-06-06</text:p>
          </table:table-cell>
          <table:table-cell table:number-columns-repeated="1023"/>
        </table:table-row>
        <table:table-row table:style-name="ro2">
          <table:table-cell table:style-name="ce19" office:value-type="date" office:date-value="2017-06-07" calcext:value-type="date">
            <text:p>2017-06-07</text:p>
          </table:table-cell>
          <table:table-cell table:number-columns-repeated="1023"/>
        </table:table-row>
        <table:table-row table:style-name="ro2">
          <table:table-cell table:style-name="ce19" office:value-type="date" office:date-value="2017-06-08" calcext:value-type="date">
            <text:p>2017-06-08</text:p>
          </table:table-cell>
          <table:table-cell table:number-columns-repeated="1023"/>
        </table:table-row>
        <table:table-row table:style-name="ro2">
          <table:table-cell table:style-name="ce19" office:value-type="date" office:date-value="2017-06-09" calcext:value-type="date">
            <text:p>2017-06-09</text:p>
          </table:table-cell>
          <table:table-cell table:number-columns-repeated="1023"/>
        </table:table-row>
        <table:table-row table:style-name="ro2">
          <table:table-cell table:style-name="ce19" office:value-type="date" office:date-value="2017-06-10" calcext:value-type="date">
            <text:p>2017-06-10</text:p>
          </table:table-cell>
          <table:table-cell table:number-columns-repeated="1023"/>
        </table:table-row>
        <table:table-row table:style-name="ro2">
          <table:table-cell table:style-name="ce19" office:value-type="date" office:date-value="2017-06-11" calcext:value-type="date">
            <text:p>2017-06-11</text:p>
          </table:table-cell>
          <table:table-cell table:number-columns-repeated="1023"/>
        </table:table-row>
        <table:table-row table:style-name="ro2">
          <table:table-cell table:style-name="ce19" office:value-type="date" office:date-value="2017-06-12" calcext:value-type="date">
            <text:p>2017-06-12</text:p>
          </table:table-cell>
          <table:table-cell table:number-columns-repeated="1023"/>
        </table:table-row>
        <table:table-row table:style-name="ro2">
          <table:table-cell table:style-name="ce19" office:value-type="date" office:date-value="2017-06-13" calcext:value-type="date">
            <text:p>2017-06-13</text:p>
          </table:table-cell>
          <table:table-cell table:number-columns-repeated="1023"/>
        </table:table-row>
        <table:table-row table:style-name="ro2">
          <table:table-cell table:style-name="ce19" office:value-type="date" office:date-value="2017-06-14" calcext:value-type="date">
            <text:p>2017-06-14</text:p>
          </table:table-cell>
          <table:table-cell table:number-columns-repeated="1023"/>
        </table:table-row>
        <table:table-row table:style-name="ro2">
          <table:table-cell table:style-name="ce19" office:value-type="date" office:date-value="2017-06-15" calcext:value-type="date">
            <text:p>2017-06-15</text:p>
          </table:table-cell>
          <table:table-cell table:number-columns-repeated="1023"/>
        </table:table-row>
        <table:table-row table:style-name="ro2">
          <table:table-cell table:style-name="ce19" office:value-type="date" office:date-value="2017-06-16" calcext:value-type="date">
            <text:p>2017-06-16</text:p>
          </table:table-cell>
          <table:table-cell table:number-columns-repeated="1023"/>
        </table:table-row>
        <table:table-row table:style-name="ro2">
          <table:table-cell table:style-name="ce19" office:value-type="date" office:date-value="2017-06-17" calcext:value-type="date">
            <text:p>2017-06-17</text:p>
          </table:table-cell>
          <table:table-cell table:number-columns-repeated="1023"/>
        </table:table-row>
        <table:table-row table:style-name="ro2">
          <table:table-cell table:style-name="ce19" office:value-type="date" office:date-value="2017-06-18" calcext:value-type="date">
            <text:p>2017-06-18</text:p>
          </table:table-cell>
          <table:table-cell table:number-columns-repeated="1023"/>
        </table:table-row>
        <table:table-row table:style-name="ro2">
          <table:table-cell table:style-name="ce19" office:value-type="date" office:date-value="2017-06-19" calcext:value-type="date">
            <text:p>2017-06-19</text:p>
          </table:table-cell>
          <table:table-cell table:number-columns-repeated="1023"/>
        </table:table-row>
        <table:table-row table:style-name="ro2">
          <table:table-cell table:style-name="ce19" office:value-type="date" office:date-value="2017-06-20" calcext:value-type="date">
            <text:p>2017-06-20</text:p>
          </table:table-cell>
          <table:table-cell table:number-columns-repeated="1023"/>
        </table:table-row>
        <table:table-row table:style-name="ro2">
          <table:table-cell table:style-name="ce19" office:value-type="date" office:date-value="2017-06-21" calcext:value-type="date">
            <text:p>2017-06-21</text:p>
          </table:table-cell>
          <table:table-cell table:number-columns-repeated="1023"/>
        </table:table-row>
        <table:table-row table:style-name="ro2">
          <table:table-cell table:style-name="ce19" office:value-type="date" office:date-value="2017-06-22" calcext:value-type="date">
            <text:p>2017-06-22</text:p>
          </table:table-cell>
          <table:table-cell table:number-columns-repeated="1023"/>
        </table:table-row>
        <table:table-row table:style-name="ro2">
          <table:table-cell table:style-name="ce19" office:value-type="date" office:date-value="2017-06-23" calcext:value-type="date">
            <text:p>2017-06-23</text:p>
          </table:table-cell>
          <table:table-cell table:number-columns-repeated="1023"/>
        </table:table-row>
        <table:table-row table:style-name="ro2">
          <table:table-cell table:style-name="ce19" office:value-type="date" office:date-value="2017-06-24" calcext:value-type="date">
            <text:p>2017-06-24</text:p>
          </table:table-cell>
          <table:table-cell table:number-columns-repeated="1023"/>
        </table:table-row>
        <table:table-row table:style-name="ro2">
          <table:table-cell table:style-name="ce19" office:value-type="date" office:date-value="2017-06-25" calcext:value-type="date">
            <text:p>2017-06-25</text:p>
          </table:table-cell>
          <table:table-cell table:number-columns-repeated="1023"/>
        </table:table-row>
        <table:table-row table:style-name="ro2">
          <table:table-cell table:style-name="ce19" office:value-type="date" office:date-value="2017-06-26" calcext:value-type="date">
            <text:p>2017-06-26</text:p>
          </table:table-cell>
          <table:table-cell table:number-columns-repeated="1023"/>
        </table:table-row>
        <table:table-row table:style-name="ro2">
          <table:table-cell table:style-name="ce19" office:value-type="date" office:date-value="2017-06-27" calcext:value-type="date">
            <text:p>2017-06-27</text:p>
          </table:table-cell>
          <table:table-cell table:number-columns-repeated="1023"/>
        </table:table-row>
        <table:table-row table:style-name="ro2">
          <table:table-cell table:style-name="ce19" office:value-type="date" office:date-value="2017-06-28" calcext:value-type="date">
            <text:p>2017-06-28</text:p>
          </table:table-cell>
          <table:table-cell table:number-columns-repeated="1023"/>
        </table:table-row>
        <table:table-row table:style-name="ro2">
          <table:table-cell table:style-name="ce19" office:value-type="date" office:date-value="2017-06-29" calcext:value-type="date">
            <text:p>2017-06-29</text:p>
          </table:table-cell>
          <table:table-cell table:number-columns-repeated="1023"/>
        </table:table-row>
        <table:table-row table:style-name="ro2">
          <table:table-cell table:style-name="ce19" office:value-type="date" office:date-value="2017-06-30" calcext:value-type="date">
            <text:p>2017-06-30</text:p>
          </table:table-cell>
          <table:table-cell table:number-columns-repeated="1023"/>
        </table:table-row>
        <table:table-row table:style-name="ro2">
          <table:table-cell table:style-name="ce19" office:value-type="date" office:date-value="2017-07-01" calcext:value-type="date">
            <text:p>2017-07-01</text:p>
          </table:table-cell>
          <table:table-cell table:number-columns-repeated="1023"/>
        </table:table-row>
        <table:table-row table:style-name="ro2">
          <table:table-cell table:style-name="ce19" office:value-type="date" office:date-value="2017-07-02" calcext:value-type="date">
            <text:p>2017-07-02</text:p>
          </table:table-cell>
          <table:table-cell table:number-columns-repeated="1023"/>
        </table:table-row>
        <table:table-row table:style-name="ro2">
          <table:table-cell table:style-name="ce19" office:value-type="date" office:date-value="2017-07-03" calcext:value-type="date">
            <text:p>2017-07-03</text:p>
          </table:table-cell>
          <table:table-cell table:number-columns-repeated="1023"/>
        </table:table-row>
        <table:table-row table:style-name="ro2">
          <table:table-cell table:style-name="ce19" office:value-type="date" office:date-value="2017-07-04" calcext:value-type="date">
            <text:p>2017-07-04</text:p>
          </table:table-cell>
          <table:table-cell table:number-columns-repeated="1023"/>
        </table:table-row>
        <table:table-row table:style-name="ro2">
          <table:table-cell table:style-name="ce19" office:value-type="date" office:date-value="2017-07-05" calcext:value-type="date">
            <text:p>2017-07-05</text:p>
          </table:table-cell>
          <table:table-cell table:number-columns-repeated="1023"/>
        </table:table-row>
        <table:table-row table:style-name="ro2">
          <table:table-cell table:style-name="ce19" office:value-type="date" office:date-value="2017-07-06" calcext:value-type="date">
            <text:p>2017-07-06</text:p>
          </table:table-cell>
          <table:table-cell table:number-columns-repeated="1023"/>
        </table:table-row>
        <table:table-row table:style-name="ro2">
          <table:table-cell table:style-name="ce19" office:value-type="date" office:date-value="2017-07-07" calcext:value-type="date">
            <text:p>2017-07-07</text:p>
          </table:table-cell>
          <table:table-cell table:number-columns-repeated="1023"/>
        </table:table-row>
        <table:table-row table:style-name="ro2">
          <table:table-cell table:style-name="ce19" office:value-type="date" office:date-value="2017-07-08" calcext:value-type="date">
            <text:p>2017-07-08</text:p>
          </table:table-cell>
          <table:table-cell table:number-columns-repeated="1023"/>
        </table:table-row>
        <table:table-row table:style-name="ro2">
          <table:table-cell table:style-name="ce19" office:value-type="date" office:date-value="2017-07-09" calcext:value-type="date">
            <text:p>2017-07-09</text:p>
          </table:table-cell>
          <table:table-cell table:number-columns-repeated="1023"/>
        </table:table-row>
        <table:table-row table:style-name="ro2">
          <table:table-cell table:style-name="ce19" office:value-type="date" office:date-value="2017-07-10" calcext:value-type="date">
            <text:p>2017-07-10</text:p>
          </table:table-cell>
          <table:table-cell table:number-columns-repeated="1023"/>
        </table:table-row>
        <table:table-row table:style-name="ro2">
          <table:table-cell table:style-name="ce19" office:value-type="date" office:date-value="2017-07-11" calcext:value-type="date">
            <text:p>2017-07-11</text:p>
          </table:table-cell>
          <table:table-cell table:number-columns-repeated="1023"/>
        </table:table-row>
        <table:table-row table:style-name="ro2">
          <table:table-cell table:style-name="ce19" office:value-type="date" office:date-value="2017-07-12" calcext:value-type="date">
            <text:p>2017-07-12</text:p>
          </table:table-cell>
          <table:table-cell table:number-columns-repeated="1023"/>
        </table:table-row>
        <table:table-row table:style-name="ro2">
          <table:table-cell table:style-name="ce19" office:value-type="date" office:date-value="2017-07-13" calcext:value-type="date">
            <text:p>2017-07-13</text:p>
          </table:table-cell>
          <table:table-cell table:number-columns-repeated="1023"/>
        </table:table-row>
        <table:table-row table:style-name="ro2">
          <table:table-cell table:style-name="ce19" office:value-type="date" office:date-value="2017-07-14" calcext:value-type="date">
            <text:p>2017-07-14</text:p>
          </table:table-cell>
          <table:table-cell table:number-columns-repeated="1023"/>
        </table:table-row>
        <table:table-row table:style-name="ro2">
          <table:table-cell table:style-name="ce19" office:value-type="date" office:date-value="2017-07-15" calcext:value-type="date">
            <text:p>2017-07-15</text:p>
          </table:table-cell>
          <table:table-cell table:number-columns-repeated="1023"/>
        </table:table-row>
        <table:table-row table:style-name="ro2">
          <table:table-cell table:style-name="ce19" office:value-type="date" office:date-value="2017-07-16" calcext:value-type="date">
            <text:p>2017-07-16</text:p>
          </table:table-cell>
          <table:table-cell table:number-columns-repeated="1023"/>
        </table:table-row>
        <table:table-row table:style-name="ro2">
          <table:table-cell table:style-name="ce19" office:value-type="date" office:date-value="2017-07-17" calcext:value-type="date">
            <text:p>2017-07-17</text:p>
          </table:table-cell>
          <table:table-cell table:number-columns-repeated="1023"/>
        </table:table-row>
        <table:table-row table:style-name="ro2">
          <table:table-cell table:style-name="ce19" office:value-type="date" office:date-value="2017-07-18" calcext:value-type="date">
            <text:p>2017-07-18</text:p>
          </table:table-cell>
          <table:table-cell table:number-columns-repeated="1023"/>
        </table:table-row>
        <table:table-row table:style-name="ro2">
          <table:table-cell table:style-name="ce19" office:value-type="date" office:date-value="2017-07-19" calcext:value-type="date">
            <text:p>2017-07-19</text:p>
          </table:table-cell>
          <table:table-cell table:number-columns-repeated="1023"/>
        </table:table-row>
        <table:table-row table:style-name="ro2">
          <table:table-cell table:style-name="ce19" office:value-type="date" office:date-value="2017-07-20" calcext:value-type="date">
            <text:p>2017-07-20</text:p>
          </table:table-cell>
          <table:table-cell table:number-columns-repeated="1023"/>
        </table:table-row>
        <table:table-row table:style-name="ro2">
          <table:table-cell table:style-name="ce19" office:value-type="date" office:date-value="2017-07-21" calcext:value-type="date">
            <text:p>2017-07-21</text:p>
          </table:table-cell>
          <table:table-cell table:number-columns-repeated="1023"/>
        </table:table-row>
        <table:table-row table:style-name="ro2">
          <table:table-cell table:style-name="ce19" office:value-type="date" office:date-value="2017-07-22" calcext:value-type="date">
            <text:p>2017-07-22</text:p>
          </table:table-cell>
          <table:table-cell table:number-columns-repeated="1023"/>
        </table:table-row>
        <table:table-row table:style-name="ro2">
          <table:table-cell table:style-name="ce19" office:value-type="date" office:date-value="2017-07-23" calcext:value-type="date">
            <text:p>2017-07-23</text:p>
          </table:table-cell>
          <table:table-cell table:number-columns-repeated="1023"/>
        </table:table-row>
        <table:table-row table:style-name="ro2">
          <table:table-cell table:style-name="ce19" office:value-type="date" office:date-value="2017-07-24" calcext:value-type="date">
            <text:p>2017-07-24</text:p>
          </table:table-cell>
          <table:table-cell table:number-columns-repeated="1023"/>
        </table:table-row>
        <table:table-row table:style-name="ro2">
          <table:table-cell table:style-name="ce19" office:value-type="date" office:date-value="2017-07-25" calcext:value-type="date">
            <text:p>2017-07-25</text:p>
          </table:table-cell>
          <table:table-cell table:number-columns-repeated="1023"/>
        </table:table-row>
        <table:table-row table:style-name="ro2">
          <table:table-cell table:style-name="ce19" office:value-type="date" office:date-value="2017-07-26" calcext:value-type="date">
            <text:p>2017-07-26</text:p>
          </table:table-cell>
          <table:table-cell table:number-columns-repeated="1023"/>
        </table:table-row>
        <table:table-row table:style-name="ro2">
          <table:table-cell table:style-name="ce19" office:value-type="date" office:date-value="2017-07-27" calcext:value-type="date">
            <text:p>2017-07-27</text:p>
          </table:table-cell>
          <table:table-cell table:number-columns-repeated="1023"/>
        </table:table-row>
        <table:table-row table:style-name="ro2">
          <table:table-cell table:style-name="ce19" office:value-type="date" office:date-value="2017-07-28" calcext:value-type="date">
            <text:p>2017-07-28</text:p>
          </table:table-cell>
          <table:table-cell table:number-columns-repeated="1023"/>
        </table:table-row>
        <table:table-row table:style-name="ro2">
          <table:table-cell table:style-name="ce19" office:value-type="date" office:date-value="2017-07-29" calcext:value-type="date">
            <text:p>2017-07-29</text:p>
          </table:table-cell>
          <table:table-cell table:number-columns-repeated="1023"/>
        </table:table-row>
        <table:table-row table:style-name="ro2">
          <table:table-cell table:style-name="ce19" office:value-type="date" office:date-value="2017-07-30" calcext:value-type="date">
            <text:p>2017-07-30</text:p>
          </table:table-cell>
          <table:table-cell table:number-columns-repeated="1023"/>
        </table:table-row>
        <table:table-row table:style-name="ro2">
          <table:table-cell table:style-name="ce19" office:value-type="date" office:date-value="2017-07-31" calcext:value-type="date">
            <text:p>2017-07-31</text:p>
          </table:table-cell>
          <table:table-cell table:number-columns-repeated="1023"/>
        </table:table-row>
        <table:table-row table:style-name="ro2">
          <table:table-cell table:style-name="ce19" office:value-type="date" office:date-value="2017-08-01" calcext:value-type="date">
            <text:p>2017-08-01</text:p>
          </table:table-cell>
          <table:table-cell table:number-columns-repeated="1023"/>
        </table:table-row>
        <table:table-row table:style-name="ro2">
          <table:table-cell table:style-name="ce19" office:value-type="date" office:date-value="2017-08-02" calcext:value-type="date">
            <text:p>2017-08-02</text:p>
          </table:table-cell>
          <table:table-cell table:number-columns-repeated="1023"/>
        </table:table-row>
        <table:table-row table:style-name="ro2">
          <table:table-cell table:style-name="ce19" office:value-type="date" office:date-value="2017-08-03" calcext:value-type="date">
            <text:p>2017-08-03</text:p>
          </table:table-cell>
          <table:table-cell table:number-columns-repeated="1023"/>
        </table:table-row>
        <table:table-row table:style-name="ro2">
          <table:table-cell table:style-name="ce19" office:value-type="date" office:date-value="2017-08-04" calcext:value-type="date">
            <text:p>2017-08-04</text:p>
          </table:table-cell>
          <table:table-cell table:number-columns-repeated="1023"/>
        </table:table-row>
        <table:table-row table:style-name="ro2">
          <table:table-cell table:style-name="ce19" office:value-type="date" office:date-value="2017-08-05" calcext:value-type="date">
            <text:p>2017-08-05</text:p>
          </table:table-cell>
          <table:table-cell table:number-columns-repeated="1023"/>
        </table:table-row>
        <table:table-row table:style-name="ro2">
          <table:table-cell table:style-name="ce19" office:value-type="date" office:date-value="2017-08-06" calcext:value-type="date">
            <text:p>2017-08-06</text:p>
          </table:table-cell>
          <table:table-cell table:number-columns-repeated="1023"/>
        </table:table-row>
        <table:table-row table:style-name="ro2">
          <table:table-cell table:style-name="ce19" office:value-type="date" office:date-value="2017-08-07" calcext:value-type="date">
            <text:p>2017-08-07</text:p>
          </table:table-cell>
          <table:table-cell table:number-columns-repeated="1023"/>
        </table:table-row>
        <table:table-row table:style-name="ro2">
          <table:table-cell table:style-name="ce19" office:value-type="date" office:date-value="2017-08-08" calcext:value-type="date">
            <text:p>2017-08-08</text:p>
          </table:table-cell>
          <table:table-cell table:number-columns-repeated="1023"/>
        </table:table-row>
        <table:table-row table:style-name="ro2">
          <table:table-cell table:style-name="ce19" office:value-type="date" office:date-value="2017-08-09" calcext:value-type="date">
            <text:p>2017-08-09</text:p>
          </table:table-cell>
          <table:table-cell table:number-columns-repeated="1023"/>
        </table:table-row>
        <table:table-row table:style-name="ro2">
          <table:table-cell table:style-name="ce19" office:value-type="date" office:date-value="2017-08-10" calcext:value-type="date">
            <text:p>2017-08-10</text:p>
          </table:table-cell>
          <table:table-cell table:number-columns-repeated="1023"/>
        </table:table-row>
        <table:table-row table:style-name="ro2">
          <table:table-cell table:style-name="ce19" office:value-type="date" office:date-value="2017-08-11" calcext:value-type="date">
            <text:p>2017-08-11</text:p>
          </table:table-cell>
          <table:table-cell table:number-columns-repeated="1023"/>
        </table:table-row>
        <table:table-row table:style-name="ro2">
          <table:table-cell table:style-name="ce19" office:value-type="date" office:date-value="2017-08-12" calcext:value-type="date">
            <text:p>2017-08-12</text:p>
          </table:table-cell>
          <table:table-cell table:number-columns-repeated="1023"/>
        </table:table-row>
        <table:table-row table:style-name="ro2">
          <table:table-cell table:style-name="ce19" office:value-type="date" office:date-value="2017-08-13" calcext:value-type="date">
            <text:p>2017-08-13</text:p>
          </table:table-cell>
          <table:table-cell table:number-columns-repeated="1023"/>
        </table:table-row>
        <table:table-row table:style-name="ro2">
          <table:table-cell table:style-name="ce19" office:value-type="date" office:date-value="2017-08-14" calcext:value-type="date">
            <text:p>2017-08-14</text:p>
          </table:table-cell>
          <table:table-cell table:number-columns-repeated="1023"/>
        </table:table-row>
        <table:table-row table:style-name="ro2">
          <table:table-cell table:style-name="ce19" office:value-type="date" office:date-value="2017-08-15" calcext:value-type="date">
            <text:p>2017-08-15</text:p>
          </table:table-cell>
          <table:table-cell table:number-columns-repeated="1023"/>
        </table:table-row>
        <table:table-row table:style-name="ro14">
          <table:table-cell table:style-name="ce1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8">
          <table:table-cell table:style-name="ce19" office:value-type="date" office:date-value="2017-08-17" calcext:value-type="date">
            <text:p>2017-08-17</text:p>
          </table:table-cell>
          <table:table-cell table:number-columns-repeated="14"/>
          <table:table-cell table:style-name="ce9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8">
          <table:table-cell table:style-name="ce19" office:value-type="date" office:date-value="2017-08-18" calcext:value-type="date">
            <text:p>2017-08-18</text:p>
          </table:table-cell>
          <table:table-cell table:number-columns-repeated="14"/>
          <table:table-cell table:style-name="ce9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9" office:value-type="date" office:date-value="2017-08-19" calcext:value-type="date">
            <text:p>2017-08-19</text:p>
          </table:table-cell>
          <table:table-cell table:number-columns-repeated="1023"/>
        </table:table-row>
        <table:table-row table:style-name="ro2">
          <table:table-cell table:style-name="ce19" office:value-type="date" office:date-value="2017-08-20" calcext:value-type="date">
            <text:p>2017-08-20</text:p>
          </table:table-cell>
          <table:table-cell table:number-columns-repeated="1023"/>
        </table:table-row>
        <table:table-row table:style-name="ro2">
          <table:table-cell table:style-name="ce19" office:value-type="date" office:date-value="2017-08-21" calcext:value-type="date">
            <text:p>2017-08-21</text:p>
          </table:table-cell>
          <table:table-cell table:number-columns-repeated="1023"/>
        </table:table-row>
        <table:table-row table:style-name="ro2">
          <table:table-cell table:style-name="ce19" office:value-type="date" office:date-value="2017-08-22" calcext:value-type="date">
            <text:p>2017-08-22</text:p>
          </table:table-cell>
          <table:table-cell table:number-columns-repeated="1023"/>
        </table:table-row>
        <table:table-row table:style-name="ro2">
          <table:table-cell table:style-name="ce19" office:value-type="date" office:date-value="2017-08-23" calcext:value-type="date">
            <text:p>2017-08-23</text:p>
          </table:table-cell>
          <table:table-cell table:number-columns-repeated="1023"/>
        </table:table-row>
        <table:table-row table:style-name="ro2">
          <table:table-cell table:style-name="ce1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9">
          <table:table-cell table:style-name="ce1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5">
          <table:table-cell table:style-name="ce1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1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0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0">
          <table:table-cell table:style-name="ce1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0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0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6">
          <table:table-cell table:style-name="ce1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0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6">
          <table:table-cell table:style-name="ce1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8" office:value-type="string" calcext:value-type="string">
            <text:p>1 09,30 NMD442: 420 Chadbourne</text:p>
            <text:p>1 16,00 NMD250 IMRC 108</text:p>
          </table:table-cell>
          <table:table-cell table:number-columns-repeated="6"/>
          <table:table-cell table:style-name="ce10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6">
          <table:table-cell table:style-name="ce1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0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7">
          <table:table-cell table:style-name="ce1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0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6">
          <table:table-cell table:style-name="ce1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0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2">
          <table:table-cell table:style-name="ce19" office:value-type="date" office:date-value="2017-09-10" calcext:value-type="date">
            <text:p>2017-09-10</text:p>
          </table:table-cell>
          <table:table-cell table:style-name="ce2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8">
          <table:table-cell table:style-name="ce1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7">
          <table:table-cell table:style-name="ce1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3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9">
          <table:table-cell table:style-name="ce1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2">
          <table:table-cell table:style-name="ce1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0">
          <table:table-cell table:style-name="ce1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5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9">
          <table:table-cell table:style-name="ce1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19" office:value-type="date" office:date-value="2017-09-22" calcext:value-type="date">
            <text:p>2017-09-22</text:p>
          </table:table-cell>
          <table:table-cell table:number-columns-repeated="13"/>
          <table:table-cell table:style-name="ce55"/>
          <table:table-cell table:number-columns-repeated="9"/>
          <table:table-cell office:value-type="string" calcext:value-type="string">
            <text:p>Came to Hull's Cove</text:p>
          </table:table-cell>
          <table:table-cell table:number-columns-repeated="999"/>
        </table:table-row>
        <table:table-row table:style-name="ro2">
          <table:table-cell table:style-name="ce1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1">
          <table:table-cell table:style-name="ce1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1">
          <table:table-cell table:style-name="ce1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9">
          <table:table-cell table:style-name="ce1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5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9">
          <table:table-cell table:style-name="ce1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1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1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1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1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5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2">
          <table:table-cell table:style-name="ce1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5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3">
          <table:table-cell table:style-name="ce1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5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1">
          <table:table-cell table:style-name="ce1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40" office:value-type="string" calcext:value-type="string">
            <text:p>- NMD442 personas group project DUE</text:p>
          </table:table-cell>
          <table:table-cell table:number-columns-repeated="1015"/>
        </table:table-row>
        <table:table-row table:style-name="ro2">
          <table:table-cell table:style-name="ce19" office:value-type="date" office:date-value="2017-10-06" calcext:value-type="date">
            <text:p>2017-10-06</text:p>
          </table:table-cell>
          <table:table-cell table:number-columns-repeated="7"/>
          <table:table-cell table:style-name="ce40" office:value-type="string" calcext:value-type="string">
            <text:p>- COS301 PRELIM 1</text:p>
          </table:table-cell>
          <table:table-cell table:number-columns-repeated="1015"/>
        </table:table-row>
        <table:table-row table:style-name="ro2">
          <table:table-cell table:style-name="ce19" office:value-type="date" office:date-value="2017-10-07" calcext:value-type="date">
            <text:p>2017-10-07</text:p>
          </table:table-cell>
          <table:table-cell table:number-columns-repeated="1023"/>
        </table:table-row>
        <table:table-row table:style-name="ro2">
          <table:table-cell table:style-name="ce19" office:value-type="date" office:date-value="2017-10-08" calcext:value-type="date">
            <text:p>2017-10-08</text:p>
          </table:table-cell>
          <table:table-cell table:number-columns-repeated="1023"/>
        </table:table-row>
        <table:table-row table:style-name="ro1">
          <table:table-cell table:style-name="ce1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2">
          <table:table-cell table:style-name="ce1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5">
          <table:table-cell table:style-name="ce1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6">
          <table:table-cell table:style-name="ce1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4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1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1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1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8">
          <table:table-cell table:style-name="ce1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1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7">
          <table:table-cell table:style-name="ce1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5">
          <table:table-cell table:style-name="ce1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1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19" office:value-type="date" office:date-value="2017-10-21" calcext:value-type="date">
            <text:p>2017-10-21</text:p>
          </table:table-cell>
          <table:table-cell table:number-columns-repeated="1023"/>
        </table:table-row>
        <table:table-row table:style-name="ro1">
          <table:table-cell table:style-name="ce1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9">
          <table:table-cell table:style-name="ce1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8">
          <table:table-cell table:style-name="ce19"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8">
          <table:table-cell table:style-name="ce1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5">
          <table:table-cell table:style-name="ce1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9">
          <table:table-cell table:style-name="ce19"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1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19" office:value-type="date" office:date-value="2017-10-29" calcext:value-type="date">
            <text:p>2017-10-29</text:p>
          </table:table-cell>
          <table:table-cell table:number-columns-repeated="7"/>
          <table:table-cell table:style-name="ce4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1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1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19" office:value-type="date" office:date-value="2017-11-01" calcext:value-type="date">
            <text:p>2017-11-01</text:p>
          </table:table-cell>
          <table:table-cell table:number-columns-repeated="1023"/>
        </table:table-row>
        <table:table-row table:style-name="ro2">
          <table:table-cell table:style-name="ce19" office:value-type="date" office:date-value="2017-11-02" calcext:value-type="date">
            <text:p>2017-11-02</text:p>
          </table:table-cell>
          <table:table-cell table:number-columns-repeated="1023"/>
        </table:table-row>
        <table:table-row table:style-name="ro5">
          <table:table-cell table:style-name="ce1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19"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19"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19"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19"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8">
          <table:table-cell table:style-name="ce19"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19"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19"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19"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9"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06"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19" office:value-type="date" office:date-value="2017-11-13" calcext:value-type="date">
            <text:p>2017-11-13</text:p>
          </table:table-cell>
          <table:table-cell table:number-columns-repeated="1023"/>
        </table:table-row>
        <table:table-row table:style-name="ro1">
          <table:table-cell table:style-name="ce19" office:value-type="date" office:date-value="2017-11-14" calcext:value-type="date">
            <text:p>2017-11-14</text:p>
          </table:table-cell>
          <table:table-cell table:number-columns-repeated="7"/>
          <table:table-cell table:style-name="ce43"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5">
          <table:table-cell table:style-name="ce19"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06"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19" office:value-type="date" office:date-value="2017-11-16" calcext:value-type="date">
            <text:p>2017-11-16</text:p>
          </table:table-cell>
          <table:table-cell table:number-columns-repeated="7"/>
          <table:table-cell table:style-name="ce43"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19"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06" office:value-type="string" calcext:value-type="string">
            <text:p>1 (multivitamin only — vitamin D seems to be empty)</text:p>
          </table:table-cell>
          <table:table-cell table:style-name="ce106"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8">
          <table:table-cell table:style-name="ce19" office:value-type="date" office:date-value="2017-11-18" calcext:value-type="date">
            <text:p>2017-11-18</text:p>
          </table:table-cell>
          <table:table-cell table:number-columns-repeated="7"/>
          <table:table-cell table:style-name="ce44" office:value-type="string" calcext:value-type="string">
            <text:p>1 1pm meet with Ezra in Union to work on NMD442 project</text:p>
            <text:p>1 Prof. Turner edit</text:p>
          </table:table-cell>
          <table:table-cell table:number-columns-repeated="8"/>
          <table:table-cell office:value-type="float" office:value="1" calcext:value-type="float">
            <text:p>1</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19"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44"/>
          <table:table-cell table:number-columns-repeated="8"/>
          <table:table-cell office:value-type="float" office:value="1" calcext:value-type="float">
            <text:p>1</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5">
          <table:table-cell table:style-name="ce19" office:value-type="date" office:date-value="2017-11-20" calcext:value-type="date">
            <text:p>2017-11-20</text:p>
          </table:table-cell>
          <table:table-cell table:number-columns-repeated="7"/>
          <table:table-cell office:value-type="string" calcext:value-type="string">
            <text:p>- Class</text:p>
            <text:p>- FINISH PRESENTATION; meet with Ezra?</text:p>
          </table:table-cell>
          <table:table-cell table:number-columns-repeated="1015"/>
        </table:table-row>
        <table:table-row table:style-name="ro1">
          <table:table-cell table:style-name="ce19" office:value-type="date" office:date-value="2017-11-21" calcext:value-type="date">
            <text:p>2017-11-21</text:p>
          </table:table-cell>
          <table:table-cell table:number-columns-repeated="7"/>
          <table:table-cell office:value-type="string" calcext:value-type="string">
            <text:p>- DUE: NMD442 Case Study revision</text:p>
          </table:table-cell>
          <table:table-cell table:number-columns-repeated="1015"/>
        </table:table-row>
        <table:table-row table:style-name="ro1">
          <table:table-cell table:style-name="ce19"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1015"/>
        </table:table-row>
        <table:table-row table:style-name="ro1">
          <table:table-cell table:style-name="ce19"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1015"/>
        </table:table-row>
        <table:table-row table:style-name="ro2">
          <table:table-cell table:style-name="ce19" office:value-type="date" office:date-value="2017-11-24" calcext:value-type="date">
            <text:p>2017-11-24</text:p>
          </table:table-cell>
          <table:table-cell table:number-columns-repeated="1023"/>
        </table:table-row>
        <table:table-row table:style-name="ro2">
          <table:table-cell table:style-name="ce19" office:value-type="date" office:date-value="2017-11-25" calcext:value-type="date">
            <text:p>2017-11-25</text:p>
          </table:table-cell>
          <table:table-cell table:number-columns-repeated="1023"/>
        </table:table-row>
        <table:table-row table:style-name="ro2">
          <table:table-cell table:style-name="ce19" office:value-type="date" office:date-value="2017-11-26" calcext:value-type="date">
            <text:p>2017-11-26</text:p>
          </table:table-cell>
          <table:table-cell table:number-columns-repeated="1023"/>
        </table:table-row>
        <table:table-row table:style-name="ro2">
          <table:table-cell table:style-name="ce19" office:value-type="date" office:date-value="2017-11-27" calcext:value-type="date">
            <text:p>2017-11-27</text:p>
          </table:table-cell>
          <table:table-cell table:number-columns-repeated="1023"/>
        </table:table-row>
        <table:table-row table:style-name="ro2">
          <table:table-cell table:style-name="ce19" office:value-type="date" office:date-value="2017-11-28" calcext:value-type="date">
            <text:p>2017-11-28</text:p>
          </table:table-cell>
          <table:table-cell table:number-columns-repeated="1023"/>
        </table:table-row>
        <table:table-row table:style-name="ro2">
          <table:table-cell table:style-name="ce19" office:value-type="date" office:date-value="2017-11-29" calcext:value-type="date">
            <text:p>2017-11-29</text:p>
          </table:table-cell>
          <table:table-cell table:number-columns-repeated="1023"/>
        </table:table-row>
        <table:table-row table:style-name="ro2">
          <table:table-cell table:style-name="ce19" office:value-type="date" office:date-value="2017-11-30" calcext:value-type="date">
            <text:p>2017-11-30</text:p>
          </table:table-cell>
          <table:table-cell table:number-columns-repeated="1023"/>
        </table:table-row>
        <table:table-row table:style-name="ro2">
          <table:table-cell table:style-name="ce19" office:value-type="date" office:date-value="2017-12-01" calcext:value-type="date">
            <text:p>2017-12-01</text:p>
          </table:table-cell>
          <table:table-cell table:number-columns-repeated="1023"/>
        </table:table-row>
        <table:table-row table:style-name="ro2">
          <table:table-cell table:style-name="ce19" office:value-type="date" office:date-value="2017-12-02" calcext:value-type="date">
            <text:p>2017-12-02</text:p>
          </table:table-cell>
          <table:table-cell table:number-columns-repeated="1023"/>
        </table:table-row>
        <table:table-row table:style-name="ro2">
          <table:table-cell table:style-name="ce19" office:value-type="date" office:date-value="2017-12-03" calcext:value-type="date">
            <text:p>2017-12-03</text:p>
          </table:table-cell>
          <table:table-cell table:number-columns-repeated="1023"/>
        </table:table-row>
        <table:table-row table:style-name="ro2">
          <table:table-cell table:style-name="ce19" office:value-type="date" office:date-value="2017-12-04" calcext:value-type="date">
            <text:p>2017-12-04</text:p>
          </table:table-cell>
          <table:table-cell table:number-columns-repeated="1023"/>
        </table:table-row>
        <table:table-row table:style-name="ro2">
          <table:table-cell table:style-name="ce19" office:value-type="date" office:date-value="2017-12-05" calcext:value-type="date">
            <text:p>2017-12-05</text:p>
          </table:table-cell>
          <table:table-cell table:number-columns-repeated="1023"/>
        </table:table-row>
        <table:table-row table:style-name="ro2">
          <table:table-cell table:style-name="ce19" office:value-type="date" office:date-value="2017-12-06" calcext:value-type="date">
            <text:p>2017-12-06</text:p>
          </table:table-cell>
          <table:table-cell table:number-columns-repeated="1023"/>
        </table:table-row>
        <table:table-row table:style-name="ro2">
          <table:table-cell table:style-name="ce19" office:value-type="date" office:date-value="2017-12-07" calcext:value-type="date">
            <text:p>2017-12-07</text:p>
          </table:table-cell>
          <table:table-cell table:number-columns-repeated="1023"/>
        </table:table-row>
        <table:table-row table:style-name="ro1">
          <table:table-cell table:style-name="ce19"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19" office:value-type="date" office:date-value="2017-12-09" calcext:value-type="date">
            <text:p>2017-12-09</text:p>
          </table:table-cell>
          <table:table-cell table:number-columns-repeated="1023"/>
        </table:table-row>
        <table:table-row table:style-name="ro2">
          <table:table-cell table:style-name="ce19" office:value-type="date" office:date-value="2017-12-10" calcext:value-type="date">
            <text:p>2017-12-10</text:p>
          </table:table-cell>
          <table:table-cell table:number-columns-repeated="1023"/>
        </table:table-row>
        <table:table-row table:style-name="ro2">
          <table:table-cell table:style-name="ce19" office:value-type="date" office:date-value="2017-12-11" calcext:value-type="date">
            <text:p>2017-12-11</text:p>
          </table:table-cell>
          <table:table-cell table:number-columns-repeated="1023"/>
        </table:table-row>
        <table:table-row table:style-name="ro2">
          <table:table-cell table:style-name="ce19" office:value-type="date" office:date-value="2017-12-12" calcext:value-type="date">
            <text:p>2017-12-12</text:p>
          </table:table-cell>
          <table:table-cell table:number-columns-repeated="1023"/>
        </table:table-row>
        <table:table-row table:style-name="ro2">
          <table:table-cell table:style-name="ce19" office:value-type="date" office:date-value="2017-12-13" calcext:value-type="date">
            <text:p>2017-12-13</text:p>
          </table:table-cell>
          <table:table-cell table:number-columns-repeated="1023"/>
        </table:table-row>
        <table:table-row table:style-name="ro2">
          <table:table-cell table:style-name="ce19" office:value-type="date" office:date-value="2017-12-14" calcext:value-type="date">
            <text:p>2017-12-14</text:p>
          </table:table-cell>
          <table:table-cell table:number-columns-repeated="1023"/>
        </table:table-row>
        <table:table-row table:style-name="ro2">
          <table:table-cell table:style-name="ce19" office:value-type="date" office:date-value="2017-12-15" calcext:value-type="date">
            <text:p>2017-12-15</text:p>
          </table:table-cell>
          <table:table-cell table:number-columns-repeated="1023"/>
        </table:table-row>
        <table:table-row table:style-name="ro2">
          <table:table-cell table:style-name="ce19" office:value-type="date" office:date-value="2017-12-16" calcext:value-type="date">
            <text:p>2017-12-16</text:p>
          </table:table-cell>
          <table:table-cell table:number-columns-repeated="1023"/>
        </table:table-row>
        <table:table-row table:style-name="ro2">
          <table:table-cell table:style-name="ce19" office:value-type="date" office:date-value="2017-12-17" calcext:value-type="date">
            <text:p>2017-12-17</text:p>
          </table:table-cell>
          <table:table-cell table:number-columns-repeated="1023"/>
        </table:table-row>
        <table:table-row table:style-name="ro2">
          <table:table-cell table:style-name="ce19" office:value-type="date" office:date-value="2017-12-18" calcext:value-type="date">
            <text:p>2017-12-18</text:p>
          </table:table-cell>
          <table:table-cell table:number-columns-repeated="1023"/>
        </table:table-row>
        <table:table-row table:style-name="ro2">
          <table:table-cell table:style-name="ce19" office:value-type="date" office:date-value="2017-12-19" calcext:value-type="date">
            <text:p>2017-12-19</text:p>
          </table:table-cell>
          <table:table-cell table:number-columns-repeated="1023"/>
        </table:table-row>
        <table:table-row table:style-name="ro2">
          <table:table-cell table:style-name="ce19" office:value-type="date" office:date-value="2017-12-20" calcext:value-type="date">
            <text:p>2017-12-20</text:p>
          </table:table-cell>
          <table:table-cell table:number-columns-repeated="1023"/>
        </table:table-row>
        <table:table-row table:style-name="ro2">
          <table:table-cell table:style-name="ce19" office:value-type="date" office:date-value="2017-12-21" calcext:value-type="date">
            <text:p>2017-12-21</text:p>
          </table:table-cell>
          <table:table-cell table:number-columns-repeated="1023"/>
        </table:table-row>
        <table:table-row table:style-name="ro2">
          <table:table-cell table:style-name="ce19" office:value-type="date" office:date-value="2017-12-22" calcext:value-type="date">
            <text:p>2017-12-22</text:p>
          </table:table-cell>
          <table:table-cell table:number-columns-repeated="1023"/>
        </table:table-row>
        <table:table-row table:style-name="ro2">
          <table:table-cell table:style-name="ce19" office:value-type="date" office:date-value="2017-12-23" calcext:value-type="date">
            <text:p>2017-12-23</text:p>
          </table:table-cell>
          <table:table-cell table:number-columns-repeated="1023"/>
        </table:table-row>
        <table:table-row table:style-name="ro2">
          <table:table-cell table:style-name="ce19" office:value-type="date" office:date-value="2017-12-24" calcext:value-type="date">
            <text:p>2017-12-24</text:p>
          </table:table-cell>
          <table:table-cell table:number-columns-repeated="1023"/>
        </table:table-row>
        <table:table-row table:style-name="ro2">
          <table:table-cell table:style-name="ce19" office:value-type="date" office:date-value="2017-12-25" calcext:value-type="date">
            <text:p>2017-12-25</text:p>
          </table:table-cell>
          <table:table-cell table:number-columns-repeated="1023"/>
        </table:table-row>
        <table:table-row table:style-name="ro2">
          <table:table-cell table:style-name="ce19" office:value-type="date" office:date-value="2017-12-26" calcext:value-type="date">
            <text:p>2017-12-26</text:p>
          </table:table-cell>
          <table:table-cell table:number-columns-repeated="1023"/>
        </table:table-row>
        <table:table-row table:style-name="ro2">
          <table:table-cell table:style-name="ce19" office:value-type="date" office:date-value="2017-12-27" calcext:value-type="date">
            <text:p>2017-12-27</text:p>
          </table:table-cell>
          <table:table-cell table:number-columns-repeated="1023"/>
        </table:table-row>
        <table:table-row table:style-name="ro2">
          <table:table-cell table:style-name="ce19" office:value-type="date" office:date-value="2017-12-28" calcext:value-type="date">
            <text:p>2017-12-28</text:p>
          </table:table-cell>
          <table:table-cell table:number-columns-repeated="1023"/>
        </table:table-row>
        <table:table-row table:style-name="ro2">
          <table:table-cell table:style-name="ce19" office:value-type="date" office:date-value="2017-12-29" calcext:value-type="date">
            <text:p>2017-12-29</text:p>
          </table:table-cell>
          <table:table-cell table:number-columns-repeated="1023"/>
        </table:table-row>
        <table:table-row table:style-name="ro2">
          <table:table-cell table:style-name="ce19" office:value-type="date" office:date-value="2017-12-30" calcext:value-type="date">
            <text:p>2017-12-30</text:p>
          </table:table-cell>
          <table:table-cell table:number-columns-repeated="1023"/>
        </table:table-row>
        <table:table-row table:style-name="ro2">
          <table:table-cell table:style-name="ce19" office:value-type="date" office:date-value="2017-12-31" calcext:value-type="date">
            <text:p>2017-12-31</text:p>
          </table:table-cell>
          <table:table-cell table:number-columns-repeated="1023"/>
        </table:table-row>
        <table:table-row table:style-name="ro2">
          <table:table-cell table:style-name="ce19" office:value-type="date" office:date-value="2018-01-01" calcext:value-type="date">
            <text:p>2018-01-01</text:p>
          </table:table-cell>
          <table:table-cell table:number-columns-repeated="1023"/>
        </table:table-row>
        <table:table-row table:style-name="ro2">
          <table:table-cell table:style-name="ce19" office:value-type="date" office:date-value="2018-01-02" calcext:value-type="date">
            <text:p>2018-01-02</text:p>
          </table:table-cell>
          <table:table-cell table:number-columns-repeated="1023"/>
        </table:table-row>
        <table:table-row table:style-name="ro2">
          <table:table-cell table:style-name="ce19" office:value-type="date" office:date-value="2018-01-03" calcext:value-type="date">
            <text:p>2018-01-03</text:p>
          </table:table-cell>
          <table:table-cell table:number-columns-repeated="1023"/>
        </table:table-row>
        <table:table-row table:style-name="ro2">
          <table:table-cell table:style-name="ce19" office:value-type="date" office:date-value="2018-01-04" calcext:value-type="date">
            <text:p>2018-01-04</text:p>
          </table:table-cell>
          <table:table-cell table:number-columns-repeated="1023"/>
        </table:table-row>
        <table:table-row table:style-name="ro2">
          <table:table-cell table:style-name="ce19" office:value-type="date" office:date-value="2018-01-05" calcext:value-type="date">
            <text:p>2018-01-05</text:p>
          </table:table-cell>
          <table:table-cell table:number-columns-repeated="1023"/>
        </table:table-row>
        <table:table-row table:style-name="ro2">
          <table:table-cell table:style-name="ce19" office:value-type="date" office:date-value="2018-01-06" calcext:value-type="date">
            <text:p>2018-01-06</text:p>
          </table:table-cell>
          <table:table-cell table:number-columns-repeated="1023"/>
        </table:table-row>
        <table:table-row table:style-name="ro2">
          <table:table-cell table:style-name="ce19" office:value-type="date" office:date-value="2018-01-07" calcext:value-type="date">
            <text:p>2018-01-07</text:p>
          </table:table-cell>
          <table:table-cell table:number-columns-repeated="1023"/>
        </table:table-row>
        <table:table-row table:style-name="ro2">
          <table:table-cell table:style-name="ce19" office:value-type="date" office:date-value="2018-01-08" calcext:value-type="date">
            <text:p>2018-01-08</text:p>
          </table:table-cell>
          <table:table-cell table:number-columns-repeated="1023"/>
        </table:table-row>
        <table:table-row table:style-name="ro2">
          <table:table-cell table:style-name="ce19" office:value-type="date" office:date-value="2018-01-09" calcext:value-type="date">
            <text:p>2018-01-09</text:p>
          </table:table-cell>
          <table:table-cell table:number-columns-repeated="1023"/>
        </table:table-row>
        <table:table-row table:style-name="ro2">
          <table:table-cell table:style-name="ce19" office:value-type="date" office:date-value="2018-01-10" calcext:value-type="date">
            <text:p>2018-01-10</text:p>
          </table:table-cell>
          <table:table-cell table:number-columns-repeated="1023"/>
        </table:table-row>
        <table:table-row table:style-name="ro2">
          <table:table-cell table:style-name="ce19" office:value-type="date" office:date-value="2018-01-11" calcext:value-type="date">
            <text:p>2018-01-11</text:p>
          </table:table-cell>
          <table:table-cell table:number-columns-repeated="1023"/>
        </table:table-row>
        <table:table-row table:style-name="ro2">
          <table:table-cell table:style-name="ce19" office:value-type="date" office:date-value="2018-01-12" calcext:value-type="date">
            <text:p>2018-01-12</text:p>
          </table:table-cell>
          <table:table-cell table:number-columns-repeated="1023"/>
        </table:table-row>
        <table:table-row table:style-name="ro2">
          <table:table-cell table:style-name="ce19" office:value-type="date" office:date-value="2018-01-13" calcext:value-type="date">
            <text:p>2018-01-13</text:p>
          </table:table-cell>
          <table:table-cell table:number-columns-repeated="1023"/>
        </table:table-row>
        <table:table-row table:style-name="ro2">
          <table:table-cell table:style-name="ce19" office:value-type="date" office:date-value="2018-01-14" calcext:value-type="date">
            <text:p>2018-01-14</text:p>
          </table:table-cell>
          <table:table-cell table:number-columns-repeated="1023"/>
        </table:table-row>
        <table:table-row table:style-name="ro2">
          <table:table-cell table:style-name="ce19" office:value-type="date" office:date-value="2018-01-15" calcext:value-type="date">
            <text:p>2018-01-15</text:p>
          </table:table-cell>
          <table:table-cell table:number-columns-repeated="1023"/>
        </table:table-row>
        <table:table-row table:style-name="ro2">
          <table:table-cell table:style-name="ce19" office:value-type="date" office:date-value="2018-01-16" calcext:value-type="date">
            <text:p>2018-01-16</text:p>
          </table:table-cell>
          <table:table-cell table:number-columns-repeated="1023"/>
        </table:table-row>
        <table:table-row table:style-name="ro2">
          <table:table-cell table:style-name="ce19" office:value-type="date" office:date-value="2018-01-17" calcext:value-type="date">
            <text:p>2018-01-17</text:p>
          </table:table-cell>
          <table:table-cell table:number-columns-repeated="1023"/>
        </table:table-row>
        <table:table-row table:style-name="ro2">
          <table:table-cell table:style-name="ce19" office:value-type="date" office:date-value="2018-01-18" calcext:value-type="date">
            <text:p>2018-01-18</text:p>
          </table:table-cell>
          <table:table-cell table:number-columns-repeated="1023"/>
        </table:table-row>
        <table:table-row table:style-name="ro2">
          <table:table-cell table:style-name="ce19" office:value-type="date" office:date-value="2018-01-19" calcext:value-type="date">
            <text:p>2018-01-19</text:p>
          </table:table-cell>
          <table:table-cell table:number-columns-repeated="1023"/>
        </table:table-row>
        <table:table-row table:style-name="ro2">
          <table:table-cell table:style-name="ce19" office:value-type="date" office:date-value="2018-01-20" calcext:value-type="date">
            <text:p>2018-01-20</text:p>
          </table:table-cell>
          <table:table-cell table:number-columns-repeated="1023"/>
        </table:table-row>
        <table:table-row table:style-name="ro2">
          <table:table-cell table:style-name="ce19" office:value-type="date" office:date-value="2018-01-21" calcext:value-type="date">
            <text:p>2018-01-21</text:p>
          </table:table-cell>
          <table:table-cell table:number-columns-repeated="1023"/>
        </table:table-row>
        <table:table-row table:style-name="ro2">
          <table:table-cell table:style-name="ce19" office:value-type="date" office:date-value="2018-01-22" calcext:value-type="date">
            <text:p>2018-01-22</text:p>
          </table:table-cell>
          <table:table-cell table:number-columns-repeated="1023"/>
        </table:table-row>
        <table:table-row table:style-name="ro2">
          <table:table-cell table:style-name="ce19" office:value-type="date" office:date-value="2018-01-23" calcext:value-type="date">
            <text:p>2018-01-23</text:p>
          </table:table-cell>
          <table:table-cell table:number-columns-repeated="1023"/>
        </table:table-row>
        <table:table-row table:style-name="ro2">
          <table:table-cell table:style-name="ce19" office:value-type="date" office:date-value="2018-01-24" calcext:value-type="date">
            <text:p>2018-01-24</text:p>
          </table:table-cell>
          <table:table-cell table:number-columns-repeated="1023"/>
        </table:table-row>
        <table:table-row table:style-name="ro2">
          <table:table-cell table:style-name="ce19" office:value-type="date" office:date-value="2018-01-25" calcext:value-type="date">
            <text:p>2018-01-25</text:p>
          </table:table-cell>
          <table:table-cell table:number-columns-repeated="1023"/>
        </table:table-row>
        <table:table-row table:style-name="ro2">
          <table:table-cell table:style-name="ce19" office:value-type="date" office:date-value="2018-01-26" calcext:value-type="date">
            <text:p>2018-01-26</text:p>
          </table:table-cell>
          <table:table-cell table:number-columns-repeated="1023"/>
        </table:table-row>
        <table:table-row table:style-name="ro2">
          <table:table-cell table:style-name="ce19" office:value-type="date" office:date-value="2018-01-27" calcext:value-type="date">
            <text:p>2018-01-27</text:p>
          </table:table-cell>
          <table:table-cell table:number-columns-repeated="1023"/>
        </table:table-row>
        <table:table-row table:style-name="ro2">
          <table:table-cell table:style-name="ce19" office:value-type="date" office:date-value="2018-01-28" calcext:value-type="date">
            <text:p>2018-01-28</text:p>
          </table:table-cell>
          <table:table-cell table:number-columns-repeated="1023"/>
        </table:table-row>
        <table:table-row table:style-name="ro2">
          <table:table-cell table:style-name="ce19" office:value-type="date" office:date-value="2018-01-29" calcext:value-type="date">
            <text:p>2018-01-29</text:p>
          </table:table-cell>
          <table:table-cell table:number-columns-repeated="1023"/>
        </table:table-row>
        <table:table-row table:style-name="ro2">
          <table:table-cell table:style-name="ce19" office:value-type="date" office:date-value="2018-01-30" calcext:value-type="date">
            <text:p>2018-01-30</text:p>
          </table:table-cell>
          <table:table-cell table:number-columns-repeated="1023"/>
        </table:table-row>
        <table:table-row table:style-name="ro2">
          <table:table-cell table:style-name="ce19" office:value-type="date" office:date-value="2018-01-31" calcext:value-type="date">
            <text:p>2018-01-31</text:p>
          </table:table-cell>
          <table:table-cell table:number-columns-repeated="1023"/>
        </table:table-row>
        <table:table-row table:style-name="ro2">
          <table:table-cell table:style-name="ce19" office:value-type="date" office:date-value="2018-02-01" calcext:value-type="date">
            <text:p>2018-02-01</text:p>
          </table:table-cell>
          <table:table-cell table:number-columns-repeated="1023"/>
        </table:table-row>
        <table:table-row table:style-name="ro2">
          <table:table-cell table:style-name="ce19" office:value-type="date" office:date-value="2018-02-02" calcext:value-type="date">
            <text:p>2018-02-02</text:p>
          </table:table-cell>
          <table:table-cell table:number-columns-repeated="1023"/>
        </table:table-row>
        <table:table-row table:style-name="ro2">
          <table:table-cell table:style-name="ce19" office:value-type="date" office:date-value="2018-02-03" calcext:value-type="date">
            <text:p>2018-02-03</text:p>
          </table:table-cell>
          <table:table-cell table:number-columns-repeated="1023"/>
        </table:table-row>
        <table:table-row table:style-name="ro2">
          <table:table-cell table:style-name="ce19" office:value-type="date" office:date-value="2018-02-04" calcext:value-type="date">
            <text:p>2018-02-04</text:p>
          </table:table-cell>
          <table:table-cell table:number-columns-repeated="1023"/>
        </table:table-row>
        <table:table-row table:style-name="ro2">
          <table:table-cell table:style-name="ce19" office:value-type="date" office:date-value="2018-02-05" calcext:value-type="date">
            <text:p>2018-02-05</text:p>
          </table:table-cell>
          <table:table-cell table:number-columns-repeated="1023"/>
        </table:table-row>
        <table:table-row table:style-name="ro2">
          <table:table-cell table:style-name="ce19" office:value-type="date" office:date-value="2018-02-06" calcext:value-type="date">
            <text:p>2018-02-06</text:p>
          </table:table-cell>
          <table:table-cell table:number-columns-repeated="1023"/>
        </table:table-row>
        <table:table-row table:style-name="ro2">
          <table:table-cell table:style-name="ce19" office:value-type="date" office:date-value="2018-02-07" calcext:value-type="date">
            <text:p>2018-02-07</text:p>
          </table:table-cell>
          <table:table-cell table:number-columns-repeated="1023"/>
        </table:table-row>
        <table:table-row table:style-name="ro2">
          <table:table-cell table:style-name="ce19" office:value-type="date" office:date-value="2018-02-08" calcext:value-type="date">
            <text:p>2018-02-08</text:p>
          </table:table-cell>
          <table:table-cell table:number-columns-repeated="1023"/>
        </table:table-row>
        <table:table-row table:style-name="ro2">
          <table:table-cell table:style-name="ce19" office:value-type="date" office:date-value="2018-02-09" calcext:value-type="date">
            <text:p>2018-02-09</text:p>
          </table:table-cell>
          <table:table-cell table:number-columns-repeated="1023"/>
        </table:table-row>
        <table:table-row table:style-name="ro2">
          <table:table-cell table:style-name="ce19" office:value-type="date" office:date-value="2018-02-10" calcext:value-type="date">
            <text:p>2018-02-10</text:p>
          </table:table-cell>
          <table:table-cell table:number-columns-repeated="1023"/>
        </table:table-row>
        <table:table-row table:style-name="ro2">
          <table:table-cell table:style-name="ce19" office:value-type="date" office:date-value="2018-02-11" calcext:value-type="date">
            <text:p>2018-02-11</text:p>
          </table:table-cell>
          <table:table-cell table:number-columns-repeated="1023"/>
        </table:table-row>
        <table:table-row table:style-name="ro2">
          <table:table-cell table:style-name="ce19" office:value-type="date" office:date-value="2018-02-12" calcext:value-type="date">
            <text:p>2018-02-12</text:p>
          </table:table-cell>
          <table:table-cell table:number-columns-repeated="1023"/>
        </table:table-row>
        <table:table-row table:style-name="ro2">
          <table:table-cell table:style-name="ce19" office:value-type="date" office:date-value="2018-02-13" calcext:value-type="date">
            <text:p>2018-02-13</text:p>
          </table:table-cell>
          <table:table-cell table:number-columns-repeated="1023"/>
        </table:table-row>
        <table:table-row table:style-name="ro2">
          <table:table-cell table:style-name="ce19" office:value-type="date" office:date-value="2018-02-14" calcext:value-type="date">
            <text:p>2018-02-14</text:p>
          </table:table-cell>
          <table:table-cell table:number-columns-repeated="1023"/>
        </table:table-row>
        <table:table-row table:style-name="ro2">
          <table:table-cell table:style-name="ce19" office:value-type="date" office:date-value="2018-02-15" calcext:value-type="date">
            <text:p>2018-02-15</text:p>
          </table:table-cell>
          <table:table-cell table:number-columns-repeated="1023"/>
        </table:table-row>
        <table:table-row table:style-name="ro2">
          <table:table-cell table:style-name="ce19" office:value-type="date" office:date-value="2018-02-16" calcext:value-type="date">
            <text:p>2018-02-16</text:p>
          </table:table-cell>
          <table:table-cell table:number-columns-repeated="1023"/>
        </table:table-row>
        <table:table-row table:style-name="ro2">
          <table:table-cell table:style-name="ce19" office:value-type="date" office:date-value="2018-02-17" calcext:value-type="date">
            <text:p>2018-02-17</text:p>
          </table:table-cell>
          <table:table-cell table:number-columns-repeated="1023"/>
        </table:table-row>
        <table:table-row table:style-name="ro2">
          <table:table-cell table:style-name="ce19" office:value-type="date" office:date-value="2018-02-18" calcext:value-type="date">
            <text:p>2018-02-18</text:p>
          </table:table-cell>
          <table:table-cell table:number-columns-repeated="1023"/>
        </table:table-row>
        <table:table-row table:style-name="ro2">
          <table:table-cell table:style-name="ce19" office:value-type="date" office:date-value="2018-02-19" calcext:value-type="date">
            <text:p>2018-02-19</text:p>
          </table:table-cell>
          <table:table-cell table:number-columns-repeated="1023"/>
        </table:table-row>
        <table:table-row table:style-name="ro2">
          <table:table-cell table:style-name="ce19" office:value-type="date" office:date-value="2018-02-20" calcext:value-type="date">
            <text:p>2018-02-20</text:p>
          </table:table-cell>
          <table:table-cell table:number-columns-repeated="1023"/>
        </table:table-row>
        <table:table-row table:style-name="ro2">
          <table:table-cell table:style-name="ce19" office:value-type="date" office:date-value="2018-02-21" calcext:value-type="date">
            <text:p>2018-02-21</text:p>
          </table:table-cell>
          <table:table-cell table:number-columns-repeated="1023"/>
        </table:table-row>
        <table:table-row table:style-name="ro2">
          <table:table-cell table:style-name="ce19" office:value-type="date" office:date-value="2018-02-22" calcext:value-type="date">
            <text:p>2018-02-22</text:p>
          </table:table-cell>
          <table:table-cell table:number-columns-repeated="1023"/>
        </table:table-row>
        <table:table-row table:style-name="ro2">
          <table:table-cell table:style-name="ce19" office:value-type="date" office:date-value="2018-02-23" calcext:value-type="date">
            <text:p>2018-02-23</text:p>
          </table:table-cell>
          <table:table-cell table:number-columns-repeated="1023"/>
        </table:table-row>
        <table:table-row table:style-name="ro2">
          <table:table-cell table:style-name="ce19" office:value-type="date" office:date-value="2018-02-24" calcext:value-type="date">
            <text:p>2018-02-24</text:p>
          </table:table-cell>
          <table:table-cell table:number-columns-repeated="1023"/>
        </table:table-row>
        <table:table-row table:style-name="ro2">
          <table:table-cell table:style-name="ce19" office:value-type="date" office:date-value="2018-02-25" calcext:value-type="date">
            <text:p>2018-02-25</text:p>
          </table:table-cell>
          <table:table-cell table:number-columns-repeated="1023"/>
        </table:table-row>
        <table:table-row table:style-name="ro2">
          <table:table-cell table:style-name="ce19" office:value-type="date" office:date-value="2018-02-26" calcext:value-type="date">
            <text:p>2018-02-26</text:p>
          </table:table-cell>
          <table:table-cell table:number-columns-repeated="1023"/>
        </table:table-row>
        <table:table-row table:style-name="ro2">
          <table:table-cell table:style-name="ce19" office:value-type="date" office:date-value="2018-02-27" calcext:value-type="date">
            <text:p>2018-02-27</text:p>
          </table:table-cell>
          <table:table-cell table:number-columns-repeated="1023"/>
        </table:table-row>
        <table:table-row table:style-name="ro2">
          <table:table-cell table:style-name="ce19" office:value-type="date" office:date-value="2018-02-28" calcext:value-type="date">
            <text:p>2018-02-28</text:p>
          </table:table-cell>
          <table:table-cell table:number-columns-repeated="1023"/>
        </table:table-row>
        <table:table-row table:style-name="ro2">
          <table:table-cell table:style-name="ce19" office:value-type="date" office:date-value="2018-03-01" calcext:value-type="date">
            <text:p>2018-03-01</text:p>
          </table:table-cell>
          <table:table-cell table:number-columns-repeated="1023"/>
        </table:table-row>
        <table:table-row table:style-name="ro2">
          <table:table-cell table:style-name="ce19" office:value-type="date" office:date-value="2018-03-02" calcext:value-type="date">
            <text:p>2018-03-02</text:p>
          </table:table-cell>
          <table:table-cell table:number-columns-repeated="1023"/>
        </table:table-row>
        <table:table-row table:style-name="ro2">
          <table:table-cell table:style-name="ce19" office:value-type="date" office:date-value="2018-03-03" calcext:value-type="date">
            <text:p>2018-03-03</text:p>
          </table:table-cell>
          <table:table-cell table:number-columns-repeated="1023"/>
        </table:table-row>
        <table:table-row table:style-name="ro2">
          <table:table-cell table:style-name="ce19" office:value-type="date" office:date-value="2018-03-04" calcext:value-type="date">
            <text:p>2018-03-04</text:p>
          </table:table-cell>
          <table:table-cell table:number-columns-repeated="1023"/>
        </table:table-row>
        <table:table-row table:style-name="ro2">
          <table:table-cell table:style-name="ce19" office:value-type="date" office:date-value="2018-03-05" calcext:value-type="date">
            <text:p>2018-03-05</text:p>
          </table:table-cell>
          <table:table-cell table:number-columns-repeated="1023"/>
        </table:table-row>
        <table:table-row table:style-name="ro2">
          <table:table-cell table:style-name="ce19" office:value-type="date" office:date-value="2018-03-06" calcext:value-type="date">
            <text:p>2018-03-06</text:p>
          </table:table-cell>
          <table:table-cell table:number-columns-repeated="1023"/>
        </table:table-row>
        <table:table-row table:style-name="ro2">
          <table:table-cell table:style-name="ce19" office:value-type="date" office:date-value="2018-03-07" calcext:value-type="date">
            <text:p>2018-03-07</text:p>
          </table:table-cell>
          <table:table-cell table:number-columns-repeated="1023"/>
        </table:table-row>
        <table:table-row table:style-name="ro2">
          <table:table-cell table:style-name="ce19" office:value-type="date" office:date-value="2018-03-08" calcext:value-type="date">
            <text:p>2018-03-08</text:p>
          </table:table-cell>
          <table:table-cell table:number-columns-repeated="1023"/>
        </table:table-row>
        <table:table-row table:style-name="ro2">
          <table:table-cell table:style-name="ce19" office:value-type="date" office:date-value="2018-03-09" calcext:value-type="date">
            <text:p>2018-03-09</text:p>
          </table:table-cell>
          <table:table-cell table:number-columns-repeated="1023"/>
        </table:table-row>
        <table:table-row table:style-name="ro2">
          <table:table-cell table:style-name="ce19" office:value-type="date" office:date-value="2018-03-10" calcext:value-type="date">
            <text:p>2018-03-10</text:p>
          </table:table-cell>
          <table:table-cell table:number-columns-repeated="1023"/>
        </table:table-row>
        <table:table-row table:style-name="ro2">
          <table:table-cell table:style-name="ce19" office:value-type="date" office:date-value="2018-03-11" calcext:value-type="date">
            <text:p>2018-03-11</text:p>
          </table:table-cell>
          <table:table-cell table:number-columns-repeated="1023"/>
        </table:table-row>
        <table:table-row table:style-name="ro2">
          <table:table-cell table:style-name="ce19" office:value-type="date" office:date-value="2018-03-12" calcext:value-type="date">
            <text:p>2018-03-12</text:p>
          </table:table-cell>
          <table:table-cell table:number-columns-repeated="1023"/>
        </table:table-row>
        <table:table-row table:style-name="ro2">
          <table:table-cell table:style-name="ce19" office:value-type="date" office:date-value="2018-03-13" calcext:value-type="date">
            <text:p>2018-03-13</text:p>
          </table:table-cell>
          <table:table-cell table:number-columns-repeated="1023"/>
        </table:table-row>
        <table:table-row table:style-name="ro2">
          <table:table-cell table:style-name="ce19" office:value-type="date" office:date-value="2018-03-14" calcext:value-type="date">
            <text:p>2018-03-14</text:p>
          </table:table-cell>
          <table:table-cell table:number-columns-repeated="1023"/>
        </table:table-row>
        <table:table-row table:style-name="ro2">
          <table:table-cell table:style-name="ce19" office:value-type="date" office:date-value="2018-03-15" calcext:value-type="date">
            <text:p>2018-03-15</text:p>
          </table:table-cell>
          <table:table-cell table:number-columns-repeated="1023"/>
        </table:table-row>
        <table:table-row table:style-name="ro2">
          <table:table-cell table:style-name="ce19" office:value-type="date" office:date-value="2018-03-16" calcext:value-type="date">
            <text:p>2018-03-16</text:p>
          </table:table-cell>
          <table:table-cell table:number-columns-repeated="1023"/>
        </table:table-row>
        <table:table-row table:style-name="ro2">
          <table:table-cell table:style-name="ce19" office:value-type="date" office:date-value="2018-03-17" calcext:value-type="date">
            <text:p>2018-03-17</text:p>
          </table:table-cell>
          <table:table-cell table:number-columns-repeated="1023"/>
        </table:table-row>
        <table:table-row table:style-name="ro2">
          <table:table-cell table:style-name="ce19" office:value-type="date" office:date-value="2018-03-18" calcext:value-type="date">
            <text:p>2018-03-18</text:p>
          </table:table-cell>
          <table:table-cell table:number-columns-repeated="1023"/>
        </table:table-row>
        <table:table-row table:style-name="ro2">
          <table:table-cell table:style-name="ce19" office:value-type="date" office:date-value="2018-03-19" calcext:value-type="date">
            <text:p>2018-03-19</text:p>
          </table:table-cell>
          <table:table-cell table:number-columns-repeated="1023"/>
        </table:table-row>
        <table:table-row table:style-name="ro2">
          <table:table-cell table:style-name="ce19" office:value-type="date" office:date-value="2018-03-20" calcext:value-type="date">
            <text:p>2018-03-20</text:p>
          </table:table-cell>
          <table:table-cell table:number-columns-repeated="1023"/>
        </table:table-row>
        <table:table-row table:style-name="ro2">
          <table:table-cell table:style-name="ce19" office:value-type="date" office:date-value="2018-03-21" calcext:value-type="date">
            <text:p>2018-03-21</text:p>
          </table:table-cell>
          <table:table-cell table:number-columns-repeated="1023"/>
        </table:table-row>
        <table:table-row table:style-name="ro2">
          <table:table-cell table:style-name="ce19" office:value-type="date" office:date-value="2018-03-22" calcext:value-type="date">
            <text:p>2018-03-22</text:p>
          </table:table-cell>
          <table:table-cell table:number-columns-repeated="1023"/>
        </table:table-row>
        <table:table-row table:style-name="ro2">
          <table:table-cell table:style-name="ce19" office:value-type="date" office:date-value="2018-03-23" calcext:value-type="date">
            <text:p>2018-03-23</text:p>
          </table:table-cell>
          <table:table-cell table:number-columns-repeated="1023"/>
        </table:table-row>
        <table:table-row table:style-name="ro2">
          <table:table-cell table:style-name="ce19" office:value-type="date" office:date-value="2018-03-24" calcext:value-type="date">
            <text:p>2018-03-24</text:p>
          </table:table-cell>
          <table:table-cell table:number-columns-repeated="1023"/>
        </table:table-row>
        <table:table-row table:style-name="ro2">
          <table:table-cell table:style-name="ce19" office:value-type="date" office:date-value="2018-03-25" calcext:value-type="date">
            <text:p>2018-03-25</text:p>
          </table:table-cell>
          <table:table-cell table:number-columns-repeated="1023"/>
        </table:table-row>
        <table:table-row table:style-name="ro2">
          <table:table-cell table:style-name="ce19" office:value-type="date" office:date-value="2018-03-26" calcext:value-type="date">
            <text:p>2018-03-26</text:p>
          </table:table-cell>
          <table:table-cell table:number-columns-repeated="1023"/>
        </table:table-row>
        <table:table-row table:style-name="ro2">
          <table:table-cell table:style-name="ce19" office:value-type="date" office:date-value="2018-03-27" calcext:value-type="date">
            <text:p>2018-03-27</text:p>
          </table:table-cell>
          <table:table-cell table:number-columns-repeated="1023"/>
        </table:table-row>
        <table:table-row table:style-name="ro2">
          <table:table-cell table:style-name="ce19" office:value-type="date" office:date-value="2018-03-28" calcext:value-type="date">
            <text:p>2018-03-28</text:p>
          </table:table-cell>
          <table:table-cell table:number-columns-repeated="1023"/>
        </table:table-row>
        <table:table-row table:style-name="ro2">
          <table:table-cell table:style-name="ce19" office:value-type="date" office:date-value="2018-03-29" calcext:value-type="date">
            <text:p>2018-03-29</text:p>
          </table:table-cell>
          <table:table-cell table:number-columns-repeated="1023"/>
        </table:table-row>
        <table:table-row table:style-name="ro2">
          <table:table-cell table:style-name="ce19" office:value-type="date" office:date-value="2018-03-30" calcext:value-type="date">
            <text:p>2018-03-30</text:p>
          </table:table-cell>
          <table:table-cell table:number-columns-repeated="1023"/>
        </table:table-row>
        <table:table-row table:style-name="ro2">
          <table:table-cell table:style-name="ce19" office:value-type="date" office:date-value="2018-03-31" calcext:value-type="date">
            <text:p>2018-03-31</text:p>
          </table:table-cell>
          <table:table-cell table:number-columns-repeated="1023"/>
        </table:table-row>
        <table:table-row table:style-name="ro2">
          <table:table-cell table:style-name="ce19" office:value-type="date" office:date-value="2018-04-01" calcext:value-type="date">
            <text:p>2018-04-01</text:p>
          </table:table-cell>
          <table:table-cell table:number-columns-repeated="1023"/>
        </table:table-row>
        <table:table-row table:style-name="ro2">
          <table:table-cell table:style-name="ce19" office:value-type="date" office:date-value="2018-04-02" calcext:value-type="date">
            <text:p>2018-04-02</text:p>
          </table:table-cell>
          <table:table-cell table:number-columns-repeated="1023"/>
        </table:table-row>
        <table:table-row table:style-name="ro2">
          <table:table-cell table:style-name="ce19" office:value-type="date" office:date-value="2018-04-03" calcext:value-type="date">
            <text:p>2018-04-03</text:p>
          </table:table-cell>
          <table:table-cell table:number-columns-repeated="1023"/>
        </table:table-row>
        <table:table-row table:style-name="ro2">
          <table:table-cell table:style-name="ce19" office:value-type="date" office:date-value="2018-04-04" calcext:value-type="date">
            <text:p>2018-04-04</text:p>
          </table:table-cell>
          <table:table-cell table:number-columns-repeated="1023"/>
        </table:table-row>
        <table:table-row table:style-name="ro2">
          <table:table-cell table:style-name="ce19" office:value-type="date" office:date-value="2018-04-05" calcext:value-type="date">
            <text:p>2018-04-05</text:p>
          </table:table-cell>
          <table:table-cell table:number-columns-repeated="1023"/>
        </table:table-row>
        <table:table-row table:style-name="ro2">
          <table:table-cell table:style-name="ce19" office:value-type="date" office:date-value="2018-04-06" calcext:value-type="date">
            <text:p>2018-04-06</text:p>
          </table:table-cell>
          <table:table-cell table:number-columns-repeated="1023"/>
        </table:table-row>
        <table:table-row table:style-name="ro2">
          <table:table-cell table:style-name="ce19" office:value-type="date" office:date-value="2018-04-07" calcext:value-type="date">
            <text:p>2018-04-07</text:p>
          </table:table-cell>
          <table:table-cell table:number-columns-repeated="1023"/>
        </table:table-row>
        <table:table-row table:style-name="ro2">
          <table:table-cell table:style-name="ce19" office:value-type="date" office:date-value="2018-04-08" calcext:value-type="date">
            <text:p>2018-04-08</text:p>
          </table:table-cell>
          <table:table-cell table:number-columns-repeated="1023"/>
        </table:table-row>
        <table:table-row table:style-name="ro2">
          <table:table-cell table:style-name="ce19" office:value-type="date" office:date-value="2018-04-09" calcext:value-type="date">
            <text:p>2018-04-09</text:p>
          </table:table-cell>
          <table:table-cell table:number-columns-repeated="1023"/>
        </table:table-row>
        <table:table-row table:style-name="ro2">
          <table:table-cell table:style-name="ce19" office:value-type="date" office:date-value="2018-04-10" calcext:value-type="date">
            <text:p>2018-04-10</text:p>
          </table:table-cell>
          <table:table-cell table:number-columns-repeated="1023"/>
        </table:table-row>
        <table:table-row table:style-name="ro2">
          <table:table-cell table:style-name="ce19" office:value-type="date" office:date-value="2018-04-11" calcext:value-type="date">
            <text:p>2018-04-11</text:p>
          </table:table-cell>
          <table:table-cell table:number-columns-repeated="1023"/>
        </table:table-row>
        <table:table-row table:style-name="ro2">
          <table:table-cell table:style-name="ce19" office:value-type="date" office:date-value="2018-04-12" calcext:value-type="date">
            <text:p>2018-04-12</text:p>
          </table:table-cell>
          <table:table-cell table:number-columns-repeated="1023"/>
        </table:table-row>
        <table:table-row table:style-name="ro2">
          <table:table-cell table:style-name="ce19" office:value-type="date" office:date-value="2018-04-13" calcext:value-type="date">
            <text:p>2018-04-13</text:p>
          </table:table-cell>
          <table:table-cell table:number-columns-repeated="1023"/>
        </table:table-row>
        <table:table-row table:style-name="ro2">
          <table:table-cell table:style-name="ce19" office:value-type="date" office:date-value="2018-04-14" calcext:value-type="date">
            <text:p>2018-04-14</text:p>
          </table:table-cell>
          <table:table-cell table:number-columns-repeated="1023"/>
        </table:table-row>
        <table:table-row table:style-name="ro2">
          <table:table-cell table:style-name="ce19" office:value-type="date" office:date-value="2018-04-15" calcext:value-type="date">
            <text:p>2018-04-15</text:p>
          </table:table-cell>
          <table:table-cell table:number-columns-repeated="1023"/>
        </table:table-row>
        <table:table-row table:style-name="ro2">
          <table:table-cell table:style-name="ce19" office:value-type="date" office:date-value="2018-04-16" calcext:value-type="date">
            <text:p>2018-04-16</text:p>
          </table:table-cell>
          <table:table-cell table:number-columns-repeated="1023"/>
        </table:table-row>
        <table:table-row table:style-name="ro2">
          <table:table-cell table:style-name="ce19" office:value-type="date" office:date-value="2018-04-17" calcext:value-type="date">
            <text:p>2018-04-17</text:p>
          </table:table-cell>
          <table:table-cell table:number-columns-repeated="1023"/>
        </table:table-row>
        <table:table-row table:style-name="ro2">
          <table:table-cell table:style-name="ce19" office:value-type="date" office:date-value="2018-04-18" calcext:value-type="date">
            <text:p>2018-04-18</text:p>
          </table:table-cell>
          <table:table-cell table:number-columns-repeated="1023"/>
        </table:table-row>
        <table:table-row table:style-name="ro2">
          <table:table-cell table:style-name="ce19" office:value-type="date" office:date-value="2018-04-19" calcext:value-type="date">
            <text:p>2018-04-19</text:p>
          </table:table-cell>
          <table:table-cell table:number-columns-repeated="1023"/>
        </table:table-row>
        <table:table-row table:style-name="ro2">
          <table:table-cell table:style-name="ce19" office:value-type="date" office:date-value="2018-04-20" calcext:value-type="date">
            <text:p>2018-04-20</text:p>
          </table:table-cell>
          <table:table-cell table:number-columns-repeated="1023"/>
        </table:table-row>
        <table:table-row table:style-name="ro2">
          <table:table-cell table:style-name="ce19" office:value-type="date" office:date-value="2018-04-21" calcext:value-type="date">
            <text:p>2018-04-21</text:p>
          </table:table-cell>
          <table:table-cell table:number-columns-repeated="1023"/>
        </table:table-row>
        <table:table-row table:style-name="ro2">
          <table:table-cell table:style-name="ce19" office:value-type="date" office:date-value="2018-04-22" calcext:value-type="date">
            <text:p>2018-04-22</text:p>
          </table:table-cell>
          <table:table-cell table:number-columns-repeated="1023"/>
        </table:table-row>
        <table:table-row table:style-name="ro2">
          <table:table-cell table:style-name="ce19" office:value-type="date" office:date-value="2018-04-23" calcext:value-type="date">
            <text:p>2018-04-23</text:p>
          </table:table-cell>
          <table:table-cell table:number-columns-repeated="1023"/>
        </table:table-row>
        <table:table-row table:style-name="ro2">
          <table:table-cell table:style-name="ce19" office:value-type="date" office:date-value="2018-04-24" calcext:value-type="date">
            <text:p>2018-04-24</text:p>
          </table:table-cell>
          <table:table-cell table:number-columns-repeated="1023"/>
        </table:table-row>
        <table:table-row table:style-name="ro2">
          <table:table-cell table:style-name="ce19" office:value-type="date" office:date-value="2018-04-25" calcext:value-type="date">
            <text:p>2018-04-25</text:p>
          </table:table-cell>
          <table:table-cell table:number-columns-repeated="1023"/>
        </table:table-row>
        <table:table-row table:style-name="ro2">
          <table:table-cell table:style-name="ce19" office:value-type="date" office:date-value="2018-04-26" calcext:value-type="date">
            <text:p>2018-04-26</text:p>
          </table:table-cell>
          <table:table-cell table:number-columns-repeated="1023"/>
        </table:table-row>
        <table:table-row table:style-name="ro2">
          <table:table-cell table:style-name="ce19" office:value-type="date" office:date-value="2018-04-27" calcext:value-type="date">
            <text:p>2018-04-27</text:p>
          </table:table-cell>
          <table:table-cell table:number-columns-repeated="1023"/>
        </table:table-row>
        <table:table-row table:style-name="ro2">
          <table:table-cell table:style-name="ce19" office:value-type="date" office:date-value="2018-04-28" calcext:value-type="date">
            <text:p>2018-04-28</text:p>
          </table:table-cell>
          <table:table-cell table:number-columns-repeated="1023"/>
        </table:table-row>
        <table:table-row table:style-name="ro2">
          <table:table-cell table:style-name="ce19" office:value-type="date" office:date-value="2018-04-29" calcext:value-type="date">
            <text:p>2018-04-29</text:p>
          </table:table-cell>
          <table:table-cell table:number-columns-repeated="1023"/>
        </table:table-row>
        <table:table-row table:style-name="ro2">
          <table:table-cell table:style-name="ce19" office:value-type="date" office:date-value="2018-04-30" calcext:value-type="date">
            <text:p>2018-04-30</text:p>
          </table:table-cell>
          <table:table-cell table:number-columns-repeated="1023"/>
        </table:table-row>
        <table:table-row table:style-name="ro2">
          <table:table-cell table:style-name="ce19" office:value-type="date" office:date-value="2018-05-01" calcext:value-type="date">
            <text:p>2018-05-01</text:p>
          </table:table-cell>
          <table:table-cell table:number-columns-repeated="1023"/>
        </table:table-row>
        <table:table-row table:style-name="ro2">
          <table:table-cell table:style-name="ce19" office:value-type="date" office:date-value="2018-05-02" calcext:value-type="date">
            <text:p>2018-05-02</text:p>
          </table:table-cell>
          <table:table-cell table:number-columns-repeated="1023"/>
        </table:table-row>
        <table:table-row table:style-name="ro2">
          <table:table-cell table:style-name="ce19" office:value-type="date" office:date-value="2018-05-03" calcext:value-type="date">
            <text:p>2018-05-03</text:p>
          </table:table-cell>
          <table:table-cell table:number-columns-repeated="1023"/>
        </table:table-row>
        <table:table-row table:style-name="ro2">
          <table:table-cell table:style-name="ce19" office:value-type="date" office:date-value="2018-05-04" calcext:value-type="date">
            <text:p>2018-05-04</text:p>
          </table:table-cell>
          <table:table-cell table:number-columns-repeated="1023"/>
        </table:table-row>
        <table:table-row table:style-name="ro2">
          <table:table-cell table:style-name="ce19" office:value-type="date" office:date-value="2018-05-05" calcext:value-type="date">
            <text:p>2018-05-05</text:p>
          </table:table-cell>
          <table:table-cell table:number-columns-repeated="1023"/>
        </table:table-row>
        <table:table-row table:style-name="ro2">
          <table:table-cell table:style-name="ce19" office:value-type="date" office:date-value="2018-05-06" calcext:value-type="date">
            <text:p>2018-05-06</text:p>
          </table:table-cell>
          <table:table-cell table:number-columns-repeated="1023"/>
        </table:table-row>
        <table:table-row table:style-name="ro2">
          <table:table-cell table:style-name="ce19" office:value-type="date" office:date-value="2018-05-07" calcext:value-type="date">
            <text:p>2018-05-07</text:p>
          </table:table-cell>
          <table:table-cell table:number-columns-repeated="1023"/>
        </table:table-row>
        <table:table-row table:style-name="ro2">
          <table:table-cell table:style-name="ce19" office:value-type="date" office:date-value="2018-05-08" calcext:value-type="date">
            <text:p>2018-05-08</text:p>
          </table:table-cell>
          <table:table-cell table:number-columns-repeated="1023"/>
        </table:table-row>
        <table:table-row table:style-name="ro2">
          <table:table-cell table:style-name="ce19" office:value-type="date" office:date-value="2018-05-09" calcext:value-type="date">
            <text:p>2018-05-09</text:p>
          </table:table-cell>
          <table:table-cell table:number-columns-repeated="1023"/>
        </table:table-row>
        <table:table-row table:style-name="ro2">
          <table:table-cell table:style-name="ce19" office:value-type="date" office:date-value="2018-05-10" calcext:value-type="date">
            <text:p>2018-05-10</text:p>
          </table:table-cell>
          <table:table-cell table:number-columns-repeated="1023"/>
        </table:table-row>
        <table:table-row table:style-name="ro2">
          <table:table-cell table:style-name="ce19" office:value-type="date" office:date-value="2018-05-11" calcext:value-type="date">
            <text:p>2018-05-11</text:p>
          </table:table-cell>
          <table:table-cell table:number-columns-repeated="1023"/>
        </table:table-row>
        <table:table-row table:style-name="ro2">
          <table:table-cell table:style-name="ce19" office:value-type="date" office:date-value="2018-05-12" calcext:value-type="date">
            <text:p>2018-05-12</text:p>
          </table:table-cell>
          <table:table-cell table:number-columns-repeated="1023"/>
        </table:table-row>
        <table:table-row table:style-name="ro2">
          <table:table-cell table:style-name="ce19" office:value-type="date" office:date-value="2018-05-13" calcext:value-type="date">
            <text:p>2018-05-13</text:p>
          </table:table-cell>
          <table:table-cell table:number-columns-repeated="1023"/>
        </table:table-row>
        <table:table-row table:style-name="ro2">
          <table:table-cell table:style-name="ce19" office:value-type="date" office:date-value="2018-05-14" calcext:value-type="date">
            <text:p>2018-05-14</text:p>
          </table:table-cell>
          <table:table-cell table:number-columns-repeated="1023"/>
        </table:table-row>
        <table:table-row table:style-name="ro2">
          <table:table-cell table:style-name="ce19" office:value-type="date" office:date-value="2018-05-15" calcext:value-type="date">
            <text:p>2018-05-15</text:p>
          </table:table-cell>
          <table:table-cell table:number-columns-repeated="1023"/>
        </table:table-row>
        <table:table-row table:style-name="ro2">
          <table:table-cell table:style-name="ce19" office:value-type="date" office:date-value="2018-05-16" calcext:value-type="date">
            <text:p>2018-05-16</text:p>
          </table:table-cell>
          <table:table-cell table:number-columns-repeated="1023"/>
        </table:table-row>
        <table:table-row table:style-name="ro2">
          <table:table-cell table:style-name="ce19" office:value-type="date" office:date-value="2018-05-17" calcext:value-type="date">
            <text:p>2018-05-17</text:p>
          </table:table-cell>
          <table:table-cell table:number-columns-repeated="1023"/>
        </table:table-row>
        <table:table-row table:style-name="ro2">
          <table:table-cell table:style-name="ce19" office:value-type="date" office:date-value="2018-05-18" calcext:value-type="date">
            <text:p>2018-05-18</text:p>
          </table:table-cell>
          <table:table-cell table:number-columns-repeated="1023"/>
        </table:table-row>
        <table:table-row table:style-name="ro2">
          <table:table-cell table:style-name="ce19" office:value-type="date" office:date-value="2018-05-19" calcext:value-type="date">
            <text:p>2018-05-19</text:p>
          </table:table-cell>
          <table:table-cell table:number-columns-repeated="1023"/>
        </table:table-row>
        <table:table-row table:style-name="ro2">
          <table:table-cell table:style-name="ce19" office:value-type="date" office:date-value="2018-05-20" calcext:value-type="date">
            <text:p>2018-05-20</text:p>
          </table:table-cell>
          <table:table-cell table:number-columns-repeated="1023"/>
        </table:table-row>
        <table:table-row table:style-name="ro2">
          <table:table-cell table:style-name="ce19" office:value-type="date" office:date-value="2018-05-21" calcext:value-type="date">
            <text:p>2018-05-21</text:p>
          </table:table-cell>
          <table:table-cell table:number-columns-repeated="1023"/>
        </table:table-row>
        <table:table-row table:style-name="ro2">
          <table:table-cell table:style-name="ce19" office:value-type="date" office:date-value="2018-05-22" calcext:value-type="date">
            <text:p>2018-05-22</text:p>
          </table:table-cell>
          <table:table-cell table:number-columns-repeated="1023"/>
        </table:table-row>
        <table:table-row table:style-name="ro2">
          <table:table-cell table:style-name="ce19" office:value-type="date" office:date-value="2018-05-23" calcext:value-type="date">
            <text:p>2018-05-23</text:p>
          </table:table-cell>
          <table:table-cell table:number-columns-repeated="1023"/>
        </table:table-row>
        <table:table-row table:style-name="ro2">
          <table:table-cell table:style-name="ce19" office:value-type="date" office:date-value="2018-05-24" calcext:value-type="date">
            <text:p>2018-05-24</text:p>
          </table:table-cell>
          <table:table-cell table:number-columns-repeated="1023"/>
        </table:table-row>
        <table:table-row table:style-name="ro2">
          <table:table-cell table:style-name="ce19" office:value-type="date" office:date-value="2018-05-25" calcext:value-type="date">
            <text:p>2018-05-25</text:p>
          </table:table-cell>
          <table:table-cell table:number-columns-repeated="1023"/>
        </table:table-row>
        <table:table-row table:style-name="ro2">
          <table:table-cell table:style-name="ce19" office:value-type="date" office:date-value="2018-05-26" calcext:value-type="date">
            <text:p>2018-05-26</text:p>
          </table:table-cell>
          <table:table-cell table:number-columns-repeated="1023"/>
        </table:table-row>
        <table:table-row table:style-name="ro2">
          <table:table-cell table:style-name="ce19" office:value-type="date" office:date-value="2018-05-27" calcext:value-type="date">
            <text:p>2018-05-27</text:p>
          </table:table-cell>
          <table:table-cell table:number-columns-repeated="1023"/>
        </table:table-row>
        <table:table-row table:style-name="ro2">
          <table:table-cell table:style-name="ce19" office:value-type="date" office:date-value="2018-05-28" calcext:value-type="date">
            <text:p>2018-05-28</text:p>
          </table:table-cell>
          <table:table-cell table:number-columns-repeated="1023"/>
        </table:table-row>
        <table:table-row table:style-name="ro2">
          <table:table-cell table:style-name="ce19" office:value-type="date" office:date-value="2018-05-29" calcext:value-type="date">
            <text:p>2018-05-29</text:p>
          </table:table-cell>
          <table:table-cell table:number-columns-repeated="1023"/>
        </table:table-row>
        <table:table-row table:style-name="ro2">
          <table:table-cell table:style-name="ce19" office:value-type="date" office:date-value="2018-05-30" calcext:value-type="date">
            <text:p>2018-05-30</text:p>
          </table:table-cell>
          <table:table-cell table:number-columns-repeated="1023"/>
        </table:table-row>
        <table:table-row table:style-name="ro2">
          <table:table-cell table:style-name="ce19" office:value-type="date" office:date-value="2018-05-31" calcext:value-type="date">
            <text:p>2018-05-31</text:p>
          </table:table-cell>
          <table:table-cell table:number-columns-repeated="1023"/>
        </table:table-row>
        <table:table-row table:style-name="ro2">
          <table:table-cell table:style-name="ce19" office:value-type="date" office:date-value="2018-06-01" calcext:value-type="date">
            <text:p>2018-06-01</text:p>
          </table:table-cell>
          <table:table-cell table:number-columns-repeated="1023"/>
        </table:table-row>
        <table:table-row table:style-name="ro2">
          <table:table-cell table:style-name="ce19" office:value-type="date" office:date-value="2018-06-02" calcext:value-type="date">
            <text:p>2018-06-02</text:p>
          </table:table-cell>
          <table:table-cell table:number-columns-repeated="1023"/>
        </table:table-row>
        <table:table-row table:style-name="ro2">
          <table:table-cell table:style-name="ce19" office:value-type="date" office:date-value="2018-06-03" calcext:value-type="date">
            <text:p>2018-06-03</text:p>
          </table:table-cell>
          <table:table-cell table:number-columns-repeated="1023"/>
        </table:table-row>
        <table:table-row table:style-name="ro2">
          <table:table-cell table:style-name="ce19" office:value-type="date" office:date-value="2018-06-04" calcext:value-type="date">
            <text:p>2018-06-04</text:p>
          </table:table-cell>
          <table:table-cell table:number-columns-repeated="1023"/>
        </table:table-row>
        <table:table-row table:style-name="ro2">
          <table:table-cell table:style-name="ce19" office:value-type="date" office:date-value="2018-06-05" calcext:value-type="date">
            <text:p>2018-06-05</text:p>
          </table:table-cell>
          <table:table-cell table:number-columns-repeated="1023"/>
        </table:table-row>
        <table:table-row table:style-name="ro2">
          <table:table-cell table:style-name="ce19" office:value-type="date" office:date-value="2018-06-06" calcext:value-type="date">
            <text:p>2018-06-06</text:p>
          </table:table-cell>
          <table:table-cell table:number-columns-repeated="1023"/>
        </table:table-row>
        <table:table-row table:style-name="ro2">
          <table:table-cell table:style-name="ce19" office:value-type="date" office:date-value="2018-06-07" calcext:value-type="date">
            <text:p>2018-06-07</text:p>
          </table:table-cell>
          <table:table-cell table:number-columns-repeated="1023"/>
        </table:table-row>
        <table:table-row table:style-name="ro2">
          <table:table-cell table:style-name="ce19" office:value-type="date" office:date-value="2018-06-08" calcext:value-type="date">
            <text:p>2018-06-08</text:p>
          </table:table-cell>
          <table:table-cell table:number-columns-repeated="1023"/>
        </table:table-row>
        <table:table-row table:style-name="ro2">
          <table:table-cell table:style-name="ce19" office:value-type="date" office:date-value="2018-06-09" calcext:value-type="date">
            <text:p>2018-06-09</text:p>
          </table:table-cell>
          <table:table-cell table:number-columns-repeated="1023"/>
        </table:table-row>
        <table:table-row table:style-name="ro2">
          <table:table-cell table:style-name="ce19" office:value-type="date" office:date-value="2018-06-10" calcext:value-type="date">
            <text:p>2018-06-10</text:p>
          </table:table-cell>
          <table:table-cell table:number-columns-repeated="1023"/>
        </table:table-row>
        <table:table-row table:style-name="ro2">
          <table:table-cell table:style-name="ce19" office:value-type="date" office:date-value="2018-06-11" calcext:value-type="date">
            <text:p>2018-06-11</text:p>
          </table:table-cell>
          <table:table-cell table:number-columns-repeated="1023"/>
        </table:table-row>
        <table:table-row table:style-name="ro2">
          <table:table-cell table:style-name="ce19" office:value-type="date" office:date-value="2018-06-12" calcext:value-type="date">
            <text:p>2018-06-12</text:p>
          </table:table-cell>
          <table:table-cell table:number-columns-repeated="1023"/>
        </table:table-row>
        <table:table-row table:style-name="ro2">
          <table:table-cell table:style-name="ce19" office:value-type="date" office:date-value="2018-06-13" calcext:value-type="date">
            <text:p>2018-06-13</text:p>
          </table:table-cell>
          <table:table-cell table:number-columns-repeated="1023"/>
        </table:table-row>
        <table:table-row table:style-name="ro2">
          <table:table-cell table:style-name="ce19" office:value-type="date" office:date-value="2018-06-14" calcext:value-type="date">
            <text:p>2018-06-14</text:p>
          </table:table-cell>
          <table:table-cell table:number-columns-repeated="1023"/>
        </table:table-row>
        <table:table-row table:style-name="ro2">
          <table:table-cell table:style-name="ce19" office:value-type="date" office:date-value="2018-06-15" calcext:value-type="date">
            <text:p>2018-06-15</text:p>
          </table:table-cell>
          <table:table-cell table:number-columns-repeated="1023"/>
        </table:table-row>
        <table:table-row table:style-name="ro2">
          <table:table-cell table:style-name="ce19" office:value-type="date" office:date-value="2018-06-16" calcext:value-type="date">
            <text:p>2018-06-16</text:p>
          </table:table-cell>
          <table:table-cell table:number-columns-repeated="1023"/>
        </table:table-row>
        <table:table-row table:style-name="ro2">
          <table:table-cell table:style-name="ce19" office:value-type="date" office:date-value="2018-06-17" calcext:value-type="date">
            <text:p>2018-06-17</text:p>
          </table:table-cell>
          <table:table-cell table:number-columns-repeated="1023"/>
        </table:table-row>
        <table:table-row table:style-name="ro2">
          <table:table-cell table:style-name="ce19" office:value-type="date" office:date-value="2018-06-18" calcext:value-type="date">
            <text:p>2018-06-18</text:p>
          </table:table-cell>
          <table:table-cell table:number-columns-repeated="1023"/>
        </table:table-row>
        <table:table-row table:style-name="ro2">
          <table:table-cell table:style-name="ce19" office:value-type="date" office:date-value="2018-06-19" calcext:value-type="date">
            <text:p>2018-06-19</text:p>
          </table:table-cell>
          <table:table-cell table:number-columns-repeated="1023"/>
        </table:table-row>
        <table:table-row table:style-name="ro2">
          <table:table-cell table:style-name="ce19" office:value-type="date" office:date-value="2018-06-20" calcext:value-type="date">
            <text:p>2018-06-20</text:p>
          </table:table-cell>
          <table:table-cell table:number-columns-repeated="1023"/>
        </table:table-row>
        <table:table-row table:style-name="ro2">
          <table:table-cell table:style-name="ce19" office:value-type="date" office:date-value="2018-06-21" calcext:value-type="date">
            <text:p>2018-06-21</text:p>
          </table:table-cell>
          <table:table-cell table:number-columns-repeated="1023"/>
        </table:table-row>
        <table:table-row table:style-name="ro2">
          <table:table-cell table:style-name="ce19" office:value-type="date" office:date-value="2018-06-22" calcext:value-type="date">
            <text:p>2018-06-22</text:p>
          </table:table-cell>
          <table:table-cell table:number-columns-repeated="1023"/>
        </table:table-row>
        <table:table-row table:style-name="ro2">
          <table:table-cell table:style-name="ce19" office:value-type="date" office:date-value="2018-06-23" calcext:value-type="date">
            <text:p>2018-06-23</text:p>
          </table:table-cell>
          <table:table-cell table:number-columns-repeated="1023"/>
        </table:table-row>
        <table:table-row table:style-name="ro2">
          <table:table-cell table:style-name="ce19" office:value-type="date" office:date-value="2018-06-24" calcext:value-type="date">
            <text:p>2018-06-24</text:p>
          </table:table-cell>
          <table:table-cell table:number-columns-repeated="1023"/>
        </table:table-row>
        <table:table-row table:style-name="ro1">
          <table:table-cell table:style-name="ce1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19" office:value-type="date" office:date-value="2018-06-26" calcext:value-type="date">
            <text:p>2018-06-26</text:p>
          </table:table-cell>
          <table:table-cell table:number-columns-repeated="1023"/>
        </table:table-row>
        <table:table-row table:style-name="ro2">
          <table:table-cell table:style-name="ce19" office:value-type="date" office:date-value="2018-06-27" calcext:value-type="date">
            <text:p>2018-06-27</text:p>
          </table:table-cell>
          <table:table-cell table:number-columns-repeated="1023"/>
        </table:table-row>
        <table:table-row table:style-name="ro2">
          <table:table-cell table:style-name="ce19" office:value-type="date" office:date-value="2018-06-28" calcext:value-type="date">
            <text:p>2018-06-28</text:p>
          </table:table-cell>
          <table:table-cell table:number-columns-repeated="1023"/>
        </table:table-row>
        <table:table-row table:style-name="ro2">
          <table:table-cell table:style-name="ce19" office:value-type="date" office:date-value="2018-06-29" calcext:value-type="date">
            <text:p>2018-06-29</text:p>
          </table:table-cell>
          <table:table-cell table:number-columns-repeated="1023"/>
        </table:table-row>
        <table:table-row table:style-name="ro2">
          <table:table-cell table:style-name="ce19" office:value-type="date" office:date-value="2018-06-30" calcext:value-type="date">
            <text:p>2018-06-30</text:p>
          </table:table-cell>
          <table:table-cell table:number-columns-repeated="1023"/>
        </table:table-row>
        <table:table-row table:style-name="ro2">
          <table:table-cell table:style-name="ce19" office:value-type="date" office:date-value="2018-07-01" calcext:value-type="date">
            <text:p>2018-07-01</text:p>
          </table:table-cell>
          <table:table-cell table:number-columns-repeated="1023"/>
        </table:table-row>
        <table:table-row table:style-name="ro2">
          <table:table-cell table:style-name="ce19" office:value-type="date" office:date-value="2018-07-02" calcext:value-type="date">
            <text:p>2018-07-02</text:p>
          </table:table-cell>
          <table:table-cell table:number-columns-repeated="1023"/>
        </table:table-row>
        <table:table-row table:style-name="ro2">
          <table:table-cell table:style-name="ce19" office:value-type="date" office:date-value="2018-07-03" calcext:value-type="date">
            <text:p>2018-07-03</text:p>
          </table:table-cell>
          <table:table-cell table:number-columns-repeated="1023"/>
        </table:table-row>
        <table:table-row table:style-name="ro2">
          <table:table-cell table:style-name="ce19" office:value-type="date" office:date-value="2018-07-04" calcext:value-type="date">
            <text:p>2018-07-04</text:p>
          </table:table-cell>
          <table:table-cell table:number-columns-repeated="1023"/>
        </table:table-row>
        <table:table-row table:style-name="ro2">
          <table:table-cell table:style-name="ce19" office:value-type="date" office:date-value="2018-07-05" calcext:value-type="date">
            <text:p>2018-07-05</text:p>
          </table:table-cell>
          <table:table-cell table:number-columns-repeated="1023"/>
        </table:table-row>
        <table:table-row table:style-name="ro2">
          <table:table-cell table:style-name="ce19" office:value-type="date" office:date-value="2018-07-06" calcext:value-type="date">
            <text:p>2018-07-06</text:p>
          </table:table-cell>
          <table:table-cell table:number-columns-repeated="1023"/>
        </table:table-row>
        <table:table-row table:style-name="ro2">
          <table:table-cell table:style-name="ce19" office:value-type="date" office:date-value="2018-07-07" calcext:value-type="date">
            <text:p>2018-07-07</text:p>
          </table:table-cell>
          <table:table-cell table:number-columns-repeated="1023"/>
        </table:table-row>
        <table:table-row table:style-name="ro2">
          <table:table-cell table:style-name="ce19" office:value-type="date" office:date-value="2018-07-08" calcext:value-type="date">
            <text:p>2018-07-08</text:p>
          </table:table-cell>
          <table:table-cell table:number-columns-repeated="1023"/>
        </table:table-row>
        <table:table-row table:style-name="ro2">
          <table:table-cell table:style-name="ce19" office:value-type="date" office:date-value="2018-07-09" calcext:value-type="date">
            <text:p>2018-07-09</text:p>
          </table:table-cell>
          <table:table-cell table:number-columns-repeated="1023"/>
        </table:table-row>
        <table:table-row table:style-name="ro2">
          <table:table-cell table:style-name="ce19" office:value-type="date" office:date-value="2018-07-10" calcext:value-type="date">
            <text:p>2018-07-10</text:p>
          </table:table-cell>
          <table:table-cell table:number-columns-repeated="1023"/>
        </table:table-row>
        <table:table-row table:style-name="ro2">
          <table:table-cell table:style-name="ce19" office:value-type="date" office:date-value="2018-07-11" calcext:value-type="date">
            <text:p>2018-07-11</text:p>
          </table:table-cell>
          <table:table-cell table:number-columns-repeated="1023"/>
        </table:table-row>
        <table:table-row table:style-name="ro2">
          <table:table-cell table:style-name="ce19" office:value-type="date" office:date-value="2018-07-12" calcext:value-type="date">
            <text:p>2018-07-12</text:p>
          </table:table-cell>
          <table:table-cell table:number-columns-repeated="1023"/>
        </table:table-row>
        <table:table-row table:style-name="ro2">
          <table:table-cell table:style-name="ce19" office:value-type="date" office:date-value="2018-07-13" calcext:value-type="date">
            <text:p>2018-07-13</text:p>
          </table:table-cell>
          <table:table-cell table:number-columns-repeated="1023"/>
        </table:table-row>
        <table:table-row table:style-name="ro2">
          <table:table-cell table:style-name="ce19" office:value-type="date" office:date-value="2018-07-14" calcext:value-type="date">
            <text:p>2018-07-14</text:p>
          </table:table-cell>
          <table:table-cell table:number-columns-repeated="1023"/>
        </table:table-row>
        <table:table-row table:style-name="ro2">
          <table:table-cell table:style-name="ce19" office:value-type="date" office:date-value="2018-07-15" calcext:value-type="date">
            <text:p>2018-07-15</text:p>
          </table:table-cell>
          <table:table-cell table:number-columns-repeated="1023"/>
        </table:table-row>
        <table:table-row table:style-name="ro2">
          <table:table-cell table:style-name="ce19" office:value-type="date" office:date-value="2018-07-16" calcext:value-type="date">
            <text:p>2018-07-16</text:p>
          </table:table-cell>
          <table:table-cell table:number-columns-repeated="1023"/>
        </table:table-row>
        <table:table-row table:style-name="ro2">
          <table:table-cell table:style-name="ce19" office:value-type="date" office:date-value="2018-07-17" calcext:value-type="date">
            <text:p>2018-07-17</text:p>
          </table:table-cell>
          <table:table-cell table:number-columns-repeated="1023"/>
        </table:table-row>
        <table:table-row table:style-name="ro2">
          <table:table-cell table:style-name="ce19" office:value-type="date" office:date-value="2018-07-18" calcext:value-type="date">
            <text:p>2018-07-18</text:p>
          </table:table-cell>
          <table:table-cell table:number-columns-repeated="1023"/>
        </table:table-row>
        <table:table-row table:style-name="ro2">
          <table:table-cell table:style-name="ce19" office:value-type="date" office:date-value="2018-07-19" calcext:value-type="date">
            <text:p>2018-07-19</text:p>
          </table:table-cell>
          <table:table-cell table:number-columns-repeated="1023"/>
        </table:table-row>
        <table:table-row table:style-name="ro2">
          <table:table-cell table:style-name="ce19" office:value-type="date" office:date-value="2018-07-20" calcext:value-type="date">
            <text:p>2018-07-20</text:p>
          </table:table-cell>
          <table:table-cell table:number-columns-repeated="1023"/>
        </table:table-row>
        <table:table-row table:style-name="ro2">
          <table:table-cell table:style-name="ce19" office:value-type="date" office:date-value="2018-07-21" calcext:value-type="date">
            <text:p>2018-07-21</text:p>
          </table:table-cell>
          <table:table-cell table:number-columns-repeated="1023"/>
        </table:table-row>
        <table:table-row table:style-name="ro2">
          <table:table-cell table:style-name="ce19" office:value-type="date" office:date-value="2018-07-22" calcext:value-type="date">
            <text:p>2018-07-22</text:p>
          </table:table-cell>
          <table:table-cell table:number-columns-repeated="1023"/>
        </table:table-row>
        <table:table-row table:style-name="ro2">
          <table:table-cell table:style-name="ce19" office:value-type="date" office:date-value="2018-07-23" calcext:value-type="date">
            <text:p>2018-07-23</text:p>
          </table:table-cell>
          <table:table-cell table:number-columns-repeated="1023"/>
        </table:table-row>
        <table:table-row table:style-name="ro2">
          <table:table-cell table:style-name="ce19" office:value-type="date" office:date-value="2018-07-24" calcext:value-type="date">
            <text:p>2018-07-24</text:p>
          </table:table-cell>
          <table:table-cell table:number-columns-repeated="1023"/>
        </table:table-row>
        <table:table-row table:style-name="ro2">
          <table:table-cell table:style-name="ce19" office:value-type="date" office:date-value="2018-07-25" calcext:value-type="date">
            <text:p>2018-07-25</text:p>
          </table:table-cell>
          <table:table-cell table:number-columns-repeated="1023"/>
        </table:table-row>
        <table:table-row table:style-name="ro2">
          <table:table-cell table:style-name="ce1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43:'Schedule, To-Do, Dailies'.I1048576 'Schedule, To-Do, Dailies'.I422:'Schedule, To-Do, Dailies'.I44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s>
      </table:table>
      <table:table table:name="NMD442 blogs" table:style-name="ta2">
        <table:table-column table:style-name="co23" table:default-cell-style-name="ce6"/>
        <table:table-column table:style-name="co24" table:default-cell-style-name="ce92"/>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1"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2"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3"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3"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3"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3"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6">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4">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4">
          <table:table-cell table:style-name="ce4"/>
          <table:table-cell table:style-name="ce83"/>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table-cell table:style-name="Default"/>
          <table:table-cell table:style-name="ce90"/>
          <table:table-cell table:style-name="Default" table:number-columns-repeated="1021"/>
        </table:table-row>
        <table:table-row table:style-name="ro2" table:number-rows-repeated="7">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table-cell table:style-name="Default"/>
          <table:table-cell table:style-name="ce83"/>
          <table:table-cell table:style-name="ce4" table:number-columns-repeated="126"/>
          <table:table-cell table:number-columns-repeated="895"/>
        </table:table-row>
        <table:table-row table:style-name="ro2" table:number-rows-repeated="71">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91"/>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7"/>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7" office:value-type="string" calcext:value-type="string">
            <text:p>life</text:p>
          </table:table-cell>
          <table:table-cell table:style-name="ce227" office:value-type="string" calcext:value-type="string">
            <text:p>mana</text:p>
          </table:table-cell>
          <table:table-cell table:style-name="ce227" office:value-type="string" calcext:value-type="string">
            <text:p>atk</text:p>
          </table:table-cell>
          <table:table-cell table:style-name="ce227" office:value-type="string" calcext:value-type="string">
            <text:p>def</text:p>
          </table:table-cell>
          <table:table-cell table:style-name="ce227" office:value-type="string" calcext:value-type="string">
            <text:p>spd</text:p>
          </table:table-cell>
          <table:table-cell table:style-name="ce227" office:value-type="string" calcext:value-type="string">
            <text:p>dex</text:p>
          </table:table-cell>
          <table:table-cell table:style-name="ce227" office:value-type="string" calcext:value-type="string">
            <text:p>vit</text:p>
          </table:table-cell>
          <table:table-cell table:style-name="ce227" office:value-type="string" calcext:value-type="string">
            <text:p>wis</text:p>
          </table:table-cell>
          <table:table-cell table:style-name="ce227" office:value-type="string" calcext:value-type="string">
            <text:p>total pots</text:p>
          </table:table-cell>
          <table:table-cell table:style-name="ce227" office:value-type="string" calcext:value-type="string">
            <text:p>total rainbows</text:p>
          </table:table-cell>
          <table:table-cell table:style-name="ce227"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6" calcext:value-type="float">
            <text:p>6</text:p>
          </table:table-cell>
          <table:table-cell office:value-type="float" office:value="4" calcext:value-type="float">
            <text:p>4</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3" calcext:value-type="float">
            <text:p>113</text:p>
          </table:table-cell>
          <table:table-cell table:formula="of:=SUM([.C2:.C9])" office:value-type="float" office:value="88" calcext:value-type="float">
            <text:p>88</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43" calcext:value-type="float">
            <text:p>43</text:p>
          </table:table-cell>
          <table:table-cell table:formula="of:=SUM([.I2:.I9])" office:value-type="float" office:value="4" calcext:value-type="float">
            <text:p>4</text:p>
          </table:table-cell>
          <table:table-cell table:formula="of:=SUM([.B12:.I12])" office:value-type="float" office:value="248" calcext:value-type="float">
            <text:p>248</text:p>
          </table:table-cell>
          <table:table-cell table:formula="of:=SUM([.D12:.I12])" office:value-type="float" office:value="47" calcext:value-type="float">
            <text:p>47</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1" calcext:value-type="float">
            <text:p>131</text:p>
          </table:table-cell>
          <table:table-cell table:formula="of:=SUM([.C2:.C10])" office:value-type="float" office:value="108" calcext:value-type="float">
            <text:p>108</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65" calcext:value-type="float">
            <text:p>65</text:p>
          </table:table-cell>
          <table:table-cell table:formula="of:=SUM([.I2:.I10])" office:value-type="float" office:value="38" calcext:value-type="float">
            <text:p>38</text:p>
          </table:table-cell>
          <table:table-cell table:formula="of:=SUM([.B13:.I13])" office:value-type="float" office:value="424" calcext:value-type="float">
            <text:p>424</text:p>
          </table:table-cell>
          <table:table-cell table:formula="of:=SUM([.D13:.I13])" office:value-type="float" office:value="185" calcext:value-type="float">
            <text:p>185</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3" calcext:value-type="float">
            <text:p>113</text:p>
          </table:table-cell>
          <table:table-cell table:formula="of:=([.C12]/[.C15])" office:value-type="float" office:value="44" calcext:value-type="float">
            <text:p>44</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3.58333333333333" calcext:value-type="float">
            <text:p>3.5833333333333</text:p>
          </table:table-cell>
          <table:table-cell table:formula="of:=([.I12]/[.I15])" office:value-type="float" office:value="0.333333333333333" calcext:value-type="float">
            <text:p>0.3333333333333</text:p>
          </table:table-cell>
          <table:table-cell table:formula="of:=SUM([.B16:.I16])" office:value-type="float" office:value="160.916666666667" calcext:value-type="float">
            <text:p>160.916666666667</text:p>
          </table:table-cell>
          <table:table-cell table:formula="of:=SUM([.D16:.I16])" office:value-type="float" office:value="3.91666666666667" calcext:value-type="float">
            <text:p>3.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1" calcext:value-type="float">
            <text:p>131</text:p>
          </table:table-cell>
          <table:table-cell table:formula="of:=([.C13]/[.C15])" office:value-type="float" office:value="54" calcext:value-type="float">
            <text:p>54</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5.41666666666667" calcext:value-type="float">
            <text:p>5.4166666666667</text:p>
          </table:table-cell>
          <table:table-cell table:formula="of:=([.I13]/[.I15])" office:value-type="float" office:value="3.16666666666667" calcext:value-type="float">
            <text:p>3.1666666666667</text:p>
          </table:table-cell>
          <table:table-cell table:formula="of:=SUM([.B17:.I17])" office:value-type="float" office:value="202.333333333333" calcext:value-type="float">
            <text:p>202.333333333333</text:p>
          </table:table-cell>
          <table:table-cell table:formula="of:=SUM([.D17:.I17])" office:value-type="float" office:value="17.3333333333333" calcext:value-type="float">
            <text:p>17.3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3"/>
        <table:table-column table:style-name="co24" table:number-columns-repeated="10" table:default-cell-style-name="ce23"/>
        <table:table-column table:style-name="co22" table:number-columns-repeated="117" table:default-cell-style-name="ce23"/>
        <table:table-column table:style-name="co24" table:number-columns-repeated="896" table:default-cell-style-name="ce23"/>
        <table:table-row table:style-name="ro28">
          <table:table-cell table:style-name="ce18" office:value-type="string" calcext:value-type="string">
            <text:p>Blog post topic</text:p>
          </table:table-cell>
          <table:table-cell table:style-name="ce124" office:value-type="string" calcext:value-type="string">
            <text:p>Posted?</text:p>
          </table:table-cell>
          <table:table-cell table:style-name="ce18" office:value-type="string" calcext:value-type="string">
            <text:p>All done? (see columns to the right)</text:p>
          </table:table-cell>
          <table:table-cell table:style-name="ce18" office:value-type="string" calcext:value-type="string">
            <text:p>Proofread?</text:p>
          </table:table-cell>
          <table:table-cell table:style-name="ce18" office:value-type="string" calcext:value-type="string">
            <text:p>Reading and resource posts: 300-400 Words?</text:p>
          </table:table-cell>
          <table:table-cell table:style-name="ce18" office:value-type="string" calcext:value-type="string">
            <text:p>Reading post: In “Reading” category?</text:p>
          </table:table-cell>
          <table:table-cell table:style-name="ce18" office:value-type="string" calcext:value-type="string">
            <text:p>Essay post: ~1500 words?</text:p>
          </table:table-cell>
          <table:table-cell table:style-name="ce18" office:value-type="string" calcext:value-type="string">
            <text:p>Essay post: Use of introduction, conclusion, and paragraphs?</text:p>
          </table:table-cell>
          <table:table-cell table:style-name="ce18" office:value-type="string" calcext:value-type="string">
            <text:p>Essay post: Full references listed in bibliography, using referencing conventions from study skills handbook</text:p>
          </table:table-cell>
          <table:table-cell table:style-name="ce18" office:value-type="string" calcext:value-type="string">
            <text:p>Essay post: Good use of illustrative examples</text:p>
          </table:table-cell>
          <table:table-cell table:style-name="ce18" office:value-type="string" calcext:value-type="string">
            <text:p>Essay post: Critical discussion of and engagement with issues relating to the topic</text:p>
          </table:table-cell>
          <table:table-cell table:style-name="ce21" table:number-columns-repeated="117"/>
          <table:table-cell table:number-columns-repeated="896"/>
        </table:table-row>
        <table:table-row table:style-name="ro1">
          <table:table-cell table:style-name="ce21" office:value-type="string" calcext:value-type="string">
            <text:p>- Chapter 1 of A Critical Introduction - up through and including 1.2.2</text:p>
          </table:table-cell>
          <table:table-cell table:style-name="ce125" office:value-type="string" calcext:value-type="string">
            <text:p>1 https://elliotchandlernmd100.wordpress.com/2016/10/05/views-of-communication-systems/</text:p>
          </table:table-cell>
          <table:table-cell table:style-name="ce21" table:number-columns-repeated="126"/>
          <table:table-cell table:number-columns-repeated="896"/>
        </table:table-row>
        <table:table-row table:style-name="ro29">
          <table:table-cell table:style-name="ce21" office:value-type="string" calcext:value-type="string">
            <text:p>- Chapter 1 of A Critical Introduction – 1.2.5</text:p>
          </table:table-cell>
          <table:table-cell table:style-name="ce126" office:value-type="string" calcext:value-type="string">
            <text:p>1 <text:a xlink:href="https://elliotchandlernmd100.wordpress.com/2016/09/21/thoughts-on-virtual-reality/" xlink:type="simple">https://elliotchandlernmd100.wordpress.com/2016/09/21/thoughts-on-virtual-reality/</text:a></text:p>
          </table:table-cell>
          <table:table-cell table:style-name="ce21" table:number-columns-repeated="126"/>
          <table:table-cell table:number-columns-repeated="896"/>
        </table:table-row>
        <table:table-row table:style-name="ro28">
          <table:table-cell table:style-name="ce21" office:value-type="string" calcext:value-type="string">
            <text:p>- What is New Media?: Eight Propositions</text:p>
          </table:table-cell>
          <table:table-cell table:style-name="ce126" office:value-type="string" calcext:value-type="string">
            <text:p>1 https://elliotchandlernmd100.wordpress.com/2016/09/12/the-aesthetics-of-romanticism-and-the-avant-garde-in-traditional-and-new-media/</text:p>
          </table:table-cell>
          <table:table-cell table:style-name="ce21" table:number-columns-repeated="126"/>
          <table:table-cell table:number-columns-repeated="896"/>
        </table:table-row>
        <table:table-row table:style-name="ro28">
          <table:table-cell table:style-name="ce21" office:value-type="string" calcext:value-type="string">
            <text:p>- Film critiques &amp; Guest speakers Chris Matthews &amp; Grant Conversano</text:p>
          </table:table-cell>
          <table:table-cell table:style-name="ce126" office:value-type="string" calcext:value-type="string">
            <text:p>1 https://elliotchandlernmd100.wordpress.com/2016/09/21/thoughts-on-pigeonhearts-and-echoes-of-a-note/</text:p>
          </table:table-cell>
          <table:table-cell table:style-name="ce21" table:number-columns-repeated="126"/>
          <table:table-cell table:number-columns-repeated="896"/>
        </table:table-row>
        <table:table-row table:style-name="ro28">
          <table:table-cell table:style-name="ce21" office:value-type="string" calcext:value-type="string">
            <text:p>- And lead us not into thinking the new is new: a bibliographic case for new media history (New Media and Society)</text:p>
          </table:table-cell>
          <table:table-cell table:style-name="ce126" office:value-type="string" calcext:value-type="string">
            <text:p>1 https://elliotchandlernmd100.wordpress.com/2016/09/26/relevance-of-new-media-studies-in-the-absence-of-technological-development/</text:p>
          </table:table-cell>
          <table:table-cell table:style-name="ce21" table:number-columns-repeated="126"/>
          <table:table-cell table:number-columns-repeated="896"/>
        </table:table-row>
        <table:table-row table:style-name="ro28">
          <table:table-cell table:style-name="ce21" office:value-type="string" calcext:value-type="string">
            <text:p>- Essay 1</text:p>
          </table:table-cell>
          <table:table-cell table:style-name="ce126" office:value-type="string" calcext:value-type="string">
            <text:p>1 https://elliotchandlernmd100.wordpress.com/2016/10/03/essay-1-why-new-media-arent-new-studying-the-role-of-information-technologies-in-social-change/</text:p>
          </table:table-cell>
          <table:table-cell table:style-name="ce21" table:number-columns-repeated="126"/>
          <table:table-cell table:number-columns-repeated="896"/>
        </table:table-row>
        <table:table-row table:style-name="ro29">
          <table:table-cell table:style-name="ce21" office:value-type="string" calcext:value-type="string">
            <text:p>- How iPhone Cameras Changed Society</text:p>
          </table:table-cell>
          <table:table-cell table:style-name="ce126"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21" table:number-columns-repeated="126"/>
          <table:table-cell table:number-columns-repeated="896"/>
        </table:table-row>
        <table:table-row table:style-name="ro28">
          <table:table-cell table:style-name="ce21" office:value-type="string" calcext:value-type="string">
            <text:p>- The Medium is the Message &amp; What is the Meaning of The Medium is the Message?</text:p>
          </table:table-cell>
          <table:table-cell table:style-name="ce126" office:value-type="string" calcext:value-type="string">
            <text:p>1 https://elliotchandlernmd100.wordpress.com/2016/09/28/aesthetics-of-the-medium-as-aesthetics-of-the-message/</text:p>
          </table:table-cell>
          <table:table-cell table:style-name="ce21" table:number-columns-repeated="126"/>
          <table:table-cell table:number-columns-repeated="896"/>
        </table:table-row>
        <table:table-row table:style-name="ro29">
          <table:table-cell table:style-name="ce21" office:value-type="string" calcext:value-type="string">
            <text:p>- Little Boxes, Glocalization, and Networked Individualism</text:p>
          </table:table-cell>
          <table:table-cell table:style-name="ce126" office:value-type="string" calcext:value-type="string">
            <text:p>1 <text:a xlink:href="https://elliotchandlernmd100.wordpress.com/2016/12/06/boxy-communities/" xlink:type="simple">https://elliotchandlernmd100.wordpress.com/2016/12/06/boxy-communities/</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first 5 chapters</text:p>
          </table:table-cell>
          <table:table-cell table:style-name="ce126"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21" table:number-columns-repeated="126"/>
          <table:table-cell table:number-columns-repeated="896"/>
        </table:table-row>
        <table:table-row table:style-name="ro29">
          <table:table-cell table:style-name="ce21" office:value-type="string" calcext:value-type="string">
            <text:p>- Victorian Internet completed</text:p>
          </table:table-cell>
          <table:table-cell table:style-name="ce126"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21" table:number-columns-repeated="126"/>
          <table:table-cell table:number-columns-repeated="896"/>
        </table:table-row>
        <table:table-row table:style-name="ro29">
          <table:table-cell table:style-name="ce21"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126" office:value-type="string" calcext:value-type="string">
            <text:p>1 <text:a xlink:href="https://elliotchandlernmd100.wordpress.com/2016/12/16/technological-utopianism/" xlink:type="simple">https://elliotchandlernmd100.wordpress.com/2016/12/16/technological-utopianism/</text:a></text:p>
          </table:table-cell>
          <table:table-cell table:style-name="ce21" table:number-columns-repeated="126"/>
          <table:table-cell table:number-columns-repeated="896"/>
        </table:table-row>
        <table:table-row table:style-name="ro2">
          <table:table-cell table:style-name="ce21" office:value-type="string" calcext:value-type="string">
            <text:p>- Little Box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Guest Speaker – Tim Baker</text:p>
          </table:table-cell>
          <table:table-cell table:style-name="ce126" office:value-type="string" calcext:value-type="string">
            <text:p>1 <text:a xlink:href="https://elliotchandlernmd100.wordpress.com/2016/12/16/guest-speaker-tim-baker/" xlink:type="simple">https://elliotchandlernmd100.wordpress.com/2016/12/16/guest-speaker-tim-baker/</text:a></text:p>
          </table:table-cell>
          <table:table-cell table:style-name="ce21" table:number-columns-repeated="126"/>
          <table:table-cell table:number-columns-repeated="896"/>
        </table:table-row>
        <table:table-row table:style-name="ro2">
          <table:table-cell table:style-name="ce21" office:value-type="string" calcext:value-type="string">
            <text:p>- UX Myths</text:p>
          </table:table-cell>
          <table:table-cell table:style-name="ce127"/>
          <table:table-cell table:style-name="ce21" table:number-columns-repeated="126"/>
          <table:table-cell table:number-columns-repeated="896"/>
        </table:table-row>
        <table:table-row table:style-name="ro29">
          <table:table-cell table:style-name="ce21" office:value-type="string" calcext:value-type="string">
            <text:p>- 5 Most ways technology forever changed sports in 2014</text:p>
          </table:table-cell>
          <table:table-cell table:style-name="ce126"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21" table:number-columns-repeated="126"/>
          <table:table-cell table:number-columns-repeated="896"/>
        </table:table-row>
        <table:table-row table:style-name="ro2">
          <table:table-cell table:style-name="ce21" office:value-type="string" calcext:value-type="string">
            <text:p>- TED: Simon Sinek – “The golden circle”</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pathy Driven designs</text:p>
          </table:table-cell>
          <table:table-cell table:style-name="ce128" office:value-type="string" calcext:value-type="string">
            <text:p>1 <text:a xlink:href="https://elliotchandlernmd100.wordpress.com/2016/12/16/empathy-driven-design/" xlink:type="simple">https://elliotchandlernmd100.wordpress.com/2016/12/16/empathy-driven-design/</text:a></text:p>
          </table:table-cell>
          <table:table-cell table:style-name="ce21" table:number-columns-repeated="126"/>
          <table:table-cell table:number-columns-repeated="896"/>
        </table:table-row>
        <table:table-row table:style-name="ro2">
          <table:table-cell table:style-name="ce21" office:value-type="string" calcext:value-type="string">
            <text:p>- The Influence of Radio and Television on Culture, Literacy and Education</text:p>
          </table:table-cell>
          <table:table-cell table:style-name="ce126"/>
          <table:table-cell table:style-name="ce21" table:number-columns-repeated="126"/>
          <table:table-cell table:number-columns-repeated="896"/>
        </table:table-row>
        <table:table-row table:style-name="ro2">
          <table:table-cell table:style-name="ce21" office:value-type="string" calcext:value-type="string">
            <text:p>- Defining the New Media (New Media and Politics) Chapter 1</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Emeringtech research project</text:p>
          </table:table-cell>
          <table:table-cell table:style-name="ce12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21" table:number-columns-repeated="126"/>
          <table:table-cell table:number-columns-repeated="896"/>
        </table:table-row>
        <table:table-row table:style-name="ro28">
          <table:table-cell table:style-name="ce21" office:value-type="string" calcext:value-type="string">
            <text:p>- War of the Worlds</text:p>
          </table:table-cell>
          <table:table-cell table:style-name="ce130" office:value-type="string" calcext:value-type="string">
            <text:p>1 https://elliotchandlernmd100.wordpress.com/2016/10/31/oh-welles-the-infamous-broadcast-by-welles-of-a-story-by-wells/</text:p>
          </table:table-cell>
          <table:table-cell table:style-name="ce21" table:number-columns-repeated="126"/>
          <table:table-cell table:number-columns-repeated="896"/>
        </table:table-row>
        <table:table-row table:style-name="ro2">
          <table:table-cell table:style-name="ce21" office:value-type="string" calcext:value-type="string">
            <text:p>- Video Chris Anderson: Makers – The New Industrial Revolution</text:p>
          </table:table-cell>
          <table:table-cell table:style-name="ce130"/>
          <table:table-cell table:style-name="ce21" table:number-columns-repeated="126"/>
          <table:table-cell table:number-columns-repeated="896"/>
        </table:table-row>
        <table:table-row table:style-name="ro29">
          <table:table-cell table:style-name="ce21" office:value-type="string" calcext:value-type="string">
            <text:p>- Third essay topic</text:p>
          </table:table-cell>
          <table:table-cell table:style-name="ce13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21" table:number-columns-repeated="126"/>
          <table:table-cell table:number-columns-repeated="896"/>
        </table:table-row>
        <table:table-row table:style-name="ro29">
          <table:table-cell table:style-name="ce21" office:value-type="string" calcext:value-type="string">
            <text:p>- Second essay topic</text:p>
          </table:table-cell>
          <table:table-cell table:style-name="ce13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21" table:number-columns-repeated="126"/>
          <table:table-cell table:number-columns-repeated="896"/>
        </table:table-row>
        <table:table-row table:style-name="ro2">
          <table:table-cell table:style-name="ce21" office:value-type="string" calcext:value-type="string">
            <text:p>- The ‘Internet of Things’ Faces Practical and Ethical Challenges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When the Teaching Assistant is a Robot – The Chronicle of Higher Education</text:p>
          </table:table-cell>
          <table:table-cell table:style-name="ce130"/>
          <table:table-cell table:style-name="ce21" table:number-columns-repeated="126"/>
          <table:table-cell table:number-columns-repeated="896"/>
        </table:table-row>
        <table:table-row table:style-name="ro2">
          <table:table-cell table:style-name="ce21" office:value-type="string" calcext:value-type="string">
            <text:p>- Post about The Circle</text:p>
          </table:table-cell>
          <table:table-cell table:style-name="ce126"/>
          <table:table-cell table:style-name="ce21" table:number-columns-repeated="126"/>
          <table:table-cell table:number-columns-repeated="896"/>
        </table:table-row>
        <table:table-row table:style-name="ro1">
          <table:table-cell table:style-name="ce21" office:value-type="string" calcext:value-type="string">
            <text:p>- Three Questions on <text:span text:style-name="T10">The Circle</text:span></text:p>
          </table:table-cell>
          <table:table-cell table:style-name="ce131" office:value-type="string" calcext:value-type="string">
            <text:p>1 https://elliotchandlernmd100.wordpress.com/2016/12/04/three-questions-on-the-circle/</text:p>
          </table:table-cell>
          <table:table-cell table:style-name="ce21" table:number-columns-repeated="126"/>
          <table:table-cell table:number-columns-repeated="896"/>
        </table:table-row>
        <table:table-row table:style-name="ro2" table:number-rows-repeated="3">
          <table:table-cell table:style-name="ce21"/>
          <table:table-cell table:style-name="ce131"/>
          <table:table-cell table:style-name="ce21" table:number-columns-repeated="126"/>
          <table:table-cell table:number-columns-repeated="896"/>
        </table:table-row>
        <table:table-row table:style-name="ro2">
          <table:table-cell table:style-name="ce21" office:value-type="string" calcext:value-type="string">
            <text:p>Lab blog post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p5.js animation acid trip thing</text:p>
          </table:table-cell>
          <table:table-cell table:style-name="ce126" office:value-type="string" calcext:value-type="string">
            <text:p>1 <text:a xlink:href="https://elliotchandlernmd100.wordpress.com/2016/12/16/p5-js/" xlink:type="simple">https://elliotchandlernmd100.wordpress.com/2016/12/16/p5-js/</text:a></text:p>
          </table:table-cell>
          <table:table-cell table:style-name="ce21" table:number-columns-repeated="126"/>
          <table:table-cell table:number-columns-repeated="896"/>
        </table:table-row>
        <table:table-row table:style-name="ro1">
          <table:table-cell table:style-name="ce21" office:value-type="string" calcext:value-type="string">
            <text:p>- p5.js drawing</text:p>
          </table:table-cell>
          <table:table-cell table:style-name="ce130" office:value-type="string" calcext:value-type="string">
            <text:p>1 (coalesced into one post at https://elliotchandlernmd100.wordpress.com/2016/12/16/p5-js/)</text:p>
          </table:table-cell>
          <table:table-cell table:number-columns-repeated="2" table:style-name="ce21" office:value-type="string" calcext:value-type="string">
            <text:p>1 (coalesced into one post with https://elliotchandlernmd100.wordpress.com/2016/12/16/p5-js/)</text:p>
          </table:table-cell>
          <table:table-cell table:style-name="ce21" table:number-columns-repeated="124"/>
          <table:table-cell table:number-columns-repeated="896"/>
        </table:table-row>
        <table:table-row table:style-name="ro1">
          <table:table-cell table:style-name="ce21" office:value-type="string" calcext:value-type="string">
            <text:p>- p5.js moving thing</text:p>
          </table:table-cell>
          <table:table-cell table:style-name="ce126" office:value-type="string" calcext:value-type="string">
            <text:p>1 (coalesced into one post at https://elliotchandlernmd100.wordpress.com/2016/12/16/p5-js/)</text:p>
          </table:table-cell>
          <table:table-cell table:style-name="ce21" table:number-columns-repeated="126"/>
          <table:table-cell table:number-columns-repeated="896"/>
        </table:table-row>
        <table:table-row table:style-name="ro28">
          <table:table-cell table:style-name="ce21" office:value-type="string" calcext:value-type="string">
            <text:p>- Scratch pong</text:p>
          </table:table-cell>
          <table:table-cell table:style-name="ce130" office:value-type="string" calcext:value-type="string">
            <text:p>1 https://elliotchandlernmd100.wordpress.com/2016/10/01/pong/</text:p>
          </table:table-cell>
          <table:table-cell table:style-name="ce21" table:number-columns-repeated="126"/>
          <table:table-cell table:number-columns-repeated="896"/>
        </table:table-row>
        <table:table-row table:style-name="ro28">
          <table:table-cell table:style-name="ce21" office:value-type="string" calcext:value-type="string">
            <text:p>- Scratch frogger</text:p>
          </table:table-cell>
          <table:table-cell table:style-name="ce126" office:value-type="string" calcext:value-type="string">
            <text:p>1 https://elliotchandlernmd100.wordpress.com/2016/10/29/adrenalinefrogger/</text:p>
          </table:table-cell>
          <table:table-cell table:style-name="ce21" table:number-columns-repeated="126"/>
          <table:table-cell table:number-columns-repeated="896"/>
        </table:table-row>
        <table:table-row table:style-name="ro28">
          <table:table-cell table:style-name="ce21" office:value-type="string" calcext:value-type="string">
            <text:p>- Scratch NMD quiz game</text:p>
          </table:table-cell>
          <table:table-cell table:style-name="ce130" office:value-type="string" calcext:value-type="string">
            <text:p>P https://elliotchandlernmd100.wordpress.com/2016/10/07/quiz-game-engine/</text:p>
          </table:table-cell>
          <table:table-cell table:style-name="ce21" table:number-columns-repeated="126"/>
          <table:table-cell table:number-columns-repeated="896"/>
        </table:table-row>
        <table:table-row table:style-name="ro2">
          <table:table-cell table:style-name="ce21" office:value-type="string" calcext:value-type="string">
            <text:p>- Scratch narrative? Unless that is a replacement for essay 1</text:p>
          </table:table-cell>
          <table:table-cell table:style-name="ce126"/>
          <table:table-cell table:style-name="ce21" table:number-columns-repeated="126"/>
          <table:table-cell table:number-columns-repeated="896"/>
        </table:table-row>
        <table:table-row table:style-name="ro2" table:number-rows-repeated="2">
          <table:table-cell table:style-name="ce21"/>
          <table:table-cell table:style-name="ce126"/>
          <table:table-cell table:style-name="ce21" table:number-columns-repeated="126"/>
          <table:table-cell table:number-columns-repeated="896"/>
        </table:table-row>
        <table:table-row table:style-name="ro2">
          <table:table-cell table:style-name="ce21" office:value-type="string" calcext:value-type="string">
            <text:p>My extra ones:</text:p>
          </table:table-cell>
          <table:table-cell table:style-name="ce126"/>
          <table:table-cell table:style-name="ce21" table:number-columns-repeated="126"/>
          <table:table-cell table:number-columns-repeated="896"/>
        </table:table-row>
        <table:table-row table:style-name="ro29">
          <table:table-cell table:style-name="ce21" office:value-type="string" calcext:value-type="string">
            <text:p>- Designing for Successful User Experiences <text:span text:style-name="T5">(</text:span>short rant about door handles<text:span text:style-name="T5">)</text:span></text:p>
          </table:table-cell>
          <table:table-cell table:style-name="ce132" office:value-type="string" calcext:value-type="string">
            <text:p>https://elliotchandlernmd100.wordpress.com/2016/10/17/designing-for-successful-user-experiences/</text:p>
          </table:table-cell>
          <table:table-cell table:style-name="ce21" table:number-columns-repeated="126"/>
          <table:table-cell table:number-columns-repeated="896"/>
        </table:table-row>
        <table:table-row table:style-name="ro2">
          <table:table-cell table:style-name="Default"/>
          <table:table-cell table:style-name="ce133"/>
          <table:table-cell table:style-name="Default" table:number-columns-repeated="1022"/>
        </table:table-row>
        <table:table-row table:style-name="ro2" table:number-rows-repeated="7">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table-cell table:style-name="ce21"/>
          <table:table-cell table:style-name="ce126"/>
          <table:table-cell table:style-name="ce21" table:number-columns-repeated="126"/>
          <table:table-cell table:number-columns-repeated="896"/>
        </table:table-row>
        <table:table-row table:style-name="ro2">
          <table:table-cell table:style-name="Default"/>
          <table:table-cell table:style-name="ce126"/>
          <table:table-cell table:style-name="ce21" table:number-columns-repeated="126"/>
          <table:table-cell table:number-columns-repeated="896"/>
        </table:table-row>
        <table:table-row table:style-name="ro2" table:number-rows-repeated="71">
          <table:table-cell table:style-name="ce21"/>
          <table:table-cell table:style-name="ce126"/>
          <table:table-cell table:style-name="ce21" table:number-columns-repeated="126"/>
          <table:table-cell table:number-columns-repeated="896"/>
        </table:table-row>
        <table:table-row table:style-name="ro2" table:number-rows-repeated="2">
          <table:table-cell table:style-name="ce21"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0">00/00/0000</text:date>, <text:time style:data-style-name="N2" text:time-value="22:01:17.72899644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20T22:27:56.532267127</dc:date>
    <meta:creation-date>2016-09-05T22:47:24Z</meta:creation-date>
    <meta:editing-cycles>1518</meta:editing-cycles>
    <meta:editing-duration>P30DT20H38M1S</meta:editing-duration>
    <meta:generator>LibreOffice/5.2.7.2$Linux_X86_64 LibreOffice_project/20m0$Build-2</meta:generator>
    <meta:document-statistic meta:table-count="4" meta:cell-count="4219" meta:object-count="0"/>
  </office:meta>
</office:document-meta>
</file>